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159.99mm" svg:height="89.99mm" svg:x="173.45mm" svg:y="214.36mm">
            <draw:object draw:notify-on-update-of-ranges="IPC.C47:IPC.C54 IPC.D47:IPC.D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7.5mm" svg:height="89.93mm" svg:x="68.13mm" svg:y="362.39mm">
            <draw:object draw:notify-on-update-of-ranges="IPC.C76:IPC.V76 IPC.C77:IPC.V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3.4189" calcext:value-type="float">
            <text:p>3.4189</text:p>
          </table:table-cell>
          <table:table-cell office:value-type="float" office:value="4.1813" calcext:value-type="float">
            <text:p>4.181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2.6014" calcext:value-type="float">
            <text:p>2.6014</text:p>
          </table:table-cell>
          <table:table-cell office:value-type="float" office:value="3.3056" calcext:value-type="float">
            <text:p>3.3056</text:p>
          </table:table-cell>
          <table:table-cell office:value-type="float" office:value="0.5978" calcext:value-type="float">
            <text:p>0.5978</text:p>
          </table:table-cell>
          <table:table-cell office:value-type="float" office:value="3.8656" calcext:value-type="float">
            <text:p>3.8656</text:p>
          </table:table-cell>
          <table:table-cell office:value-type="float" office:value="4.4678" calcext:value-type="float">
            <text:p>4.4678</text:p>
          </table:table-cell>
          <table:table-cell office:value-type="float" office:value="3.8421" calcext:value-type="float">
            <text:p>3.8421</text:p>
          </table:table-cell>
          <table:table-cell office:value-type="float" office:value="5.3993" calcext:value-type="float">
            <text:p>5.3993</text:p>
          </table:table-cell>
          <table:table-cell office:value-type="float" office:value="3.2192" calcext:value-type="float">
            <text:p>3.2192</text:p>
          </table:table-cell>
          <table:table-cell office:value-type="float" office:value="5.237" calcext:value-type="float">
            <text:p>5.237</text:p>
          </table:table-cell>
          <table:table-cell office:value-type="float" office:value="3.2898" calcext:value-type="float">
            <text:p>3.2898</text:p>
          </table:table-cell>
          <table:table-cell office:value-type="float" office:value="3.7836" calcext:value-type="float">
            <text:p>3.7836</text:p>
          </table:table-cell>
          <table:table-cell office:value-type="float" office:value="4.3959" calcext:value-type="float">
            <text:p>4.3959</text:p>
          </table:table-cell>
          <table:table-cell office:value-type="float" office:value="4.0614" calcext:value-type="float">
            <text:p>4.0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4,1)</text:p>
          </table:table-cell>
          <table:table-cell office:value-type="float" office:value="3.4035" calcext:value-type="float">
            <text:p>3.4035</text:p>
          </table:table-cell>
          <table:table-cell office:value-type="float" office:value="4.1885" calcext:value-type="float">
            <text:p>4.1885</text:p>
          </table:table-cell>
          <table:table-cell office:value-type="float" office:value="4.0067" calcext:value-type="float">
            <text:p>4.0067</text:p>
          </table:table-cell>
          <table:table-cell office:value-type="float" office:value="3.0356" calcext:value-type="float">
            <text:p>3.0356</text:p>
          </table:table-cell>
          <table:table-cell office:value-type="float" office:value="0.9424" calcext:value-type="float">
            <text:p>0.9424</text:p>
          </table:table-cell>
          <table:table-cell office:value-type="float" office:value="2.5937" calcext:value-type="float">
            <text:p>2.5937</text:p>
          </table:table-cell>
          <table:table-cell office:value-type="float" office:value="3.2554" calcext:value-type="float">
            <text:p>3.2554</text:p>
          </table:table-cell>
          <table:table-cell office:value-type="float" office:value="0.5977" calcext:value-type="float">
            <text:p>0.5977</text:p>
          </table:table-cell>
          <table:table-cell office:value-type="float" office:value="3.8999" calcext:value-type="float">
            <text:p>3.8999</text:p>
          </table:table-cell>
          <table:table-cell office:value-type="float" office:value="4.455" calcext:value-type="float">
            <text:p>4.455</text:p>
          </table:table-cell>
          <table:table-cell office:value-type="float" office:value="3.8214" calcext:value-type="float">
            <text:p>3.8214</text:p>
          </table:table-cell>
          <table:table-cell office:value-type="float" office:value="5.3964" calcext:value-type="float">
            <text:p>5.3964</text:p>
          </table:table-cell>
          <table:table-cell office:value-type="float" office:value="3.2142" calcext:value-type="float">
            <text:p>3.2142</text:p>
          </table:table-cell>
          <table:table-cell office:value-type="float" office:value="5.241" calcext:value-type="float">
            <text:p>5.241</text:p>
          </table:table-cell>
          <table:table-cell office:value-type="float" office:value="3.3137" calcext:value-type="float">
            <text:p>3.3137</text:p>
          </table:table-cell>
          <table:table-cell office:value-type="float" office:value="3.7876" calcext:value-type="float">
            <text:p>3.7876</text:p>
          </table:table-cell>
          <table:table-cell office:value-type="float" office:value="4.3999" calcext:value-type="float">
            <text:p>4.3999</text:p>
          </table:table-cell>
          <table:table-cell office:value-type="float" office:value="4.0895" calcext:value-type="float">
            <text:p>4.0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4,2)</text:p>
          </table:table-cell>
          <table:table-cell office:value-type="float" office:value="3.3846" calcext:value-type="float">
            <text:p>3.3846</text:p>
          </table:table-cell>
          <table:table-cell office:value-type="float" office:value="4.1896" calcext:value-type="float">
            <text:p>4.1896</text:p>
          </table:table-cell>
          <table:table-cell office:value-type="float" office:value="4.006" calcext:value-type="float">
            <text:p>4.006</text:p>
          </table:table-cell>
          <table:table-cell office:value-type="float" office:value="3.036" calcext:value-type="float">
            <text:p>3.036</text:p>
          </table:table-cell>
          <table:table-cell office:value-type="float" office:value="0.9421" calcext:value-type="float">
            <text:p>0.9421</text:p>
          </table:table-cell>
          <table:table-cell office:value-type="float" office:value="2.5945" calcext:value-type="float">
            <text:p>2.5945</text:p>
          </table:table-cell>
          <table:table-cell office:value-type="float" office:value="3.2315" calcext:value-type="float">
            <text:p>3.2315</text:p>
          </table:table-cell>
          <table:table-cell office:value-type="float" office:value="0.5976" calcext:value-type="float">
            <text:p>0.5976</text:p>
          </table:table-cell>
          <table:table-cell office:value-type="float" office:value="3.91" calcext:value-type="float">
            <text:p>3.91</text:p>
          </table:table-cell>
          <table:table-cell office:value-type="float" office:value="4.4572" calcext:value-type="float">
            <text:p>4.4572</text:p>
          </table:table-cell>
          <table:table-cell office:value-type="float" office:value="3.8181" calcext:value-type="float">
            <text:p>3.8181</text:p>
          </table:table-cell>
          <table:table-cell office:value-type="float" office:value="5.4024" calcext:value-type="float">
            <text:p>5.4024</text:p>
          </table:table-cell>
          <table:table-cell office:value-type="float" office:value="3.2023" calcext:value-type="float">
            <text:p>3.2023</text:p>
          </table:table-cell>
          <table:table-cell office:value-type="float" office:value="5.2586" calcext:value-type="float">
            <text:p>5.2586</text:p>
          </table:table-cell>
          <table:table-cell office:value-type="float" office:value="3.308" calcext:value-type="float">
            <text:p>3.308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4004" calcext:value-type="float">
            <text:p>4.4004</text:p>
          </table:table-cell>
          <table:table-cell office:value-type="float" office:value="4.0922" calcext:value-type="float">
            <text:p>4.0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4,4)</text:p>
          </table:table-cell>
          <table:table-cell office:value-type="float" office:value="3.337" calcext:value-type="float">
            <text:p>3.337</text:p>
          </table:table-cell>
          <table:table-cell office:value-type="float" office:value="4.1912" calcext:value-type="float">
            <text:p>4.1912</text:p>
          </table:table-cell>
          <table:table-cell office:value-type="float" office:value="3.9868" calcext:value-type="float">
            <text:p>3.9868</text:p>
          </table:table-cell>
          <table:table-cell office:value-type="float" office:value="3.037" calcext:value-type="float">
            <text:p>3.037</text:p>
          </table:table-cell>
          <table:table-cell office:value-type="float" office:value="0.941" calcext:value-type="float">
            <text:p>0.941</text:p>
          </table:table-cell>
          <table:table-cell office:value-type="float" office:value="2.5909" calcext:value-type="float">
            <text:p>2.5909</text:p>
          </table:table-cell>
          <table:table-cell office:value-type="float" office:value="3.1347" calcext:value-type="float">
            <text:p>3.1347</text:p>
          </table:table-cell>
          <table:table-cell office:value-type="float" office:value="0.5971" calcext:value-type="float">
            <text:p>0.5971</text:p>
          </table:table-cell>
          <table:table-cell office:value-type="float" office:value="3.903" calcext:value-type="float">
            <text:p>3.903</text:p>
          </table:table-cell>
          <table:table-cell office:value-type="float" office:value="4.4671" calcext:value-type="float">
            <text:p>4.4671</text:p>
          </table:table-cell>
          <table:table-cell office:value-type="float" office:value="3.8016" calcext:value-type="float">
            <text:p>3.8016</text:p>
          </table:table-cell>
          <table:table-cell office:value-type="float" office:value="5.3926" calcext:value-type="float">
            <text:p>5.3926</text:p>
          </table:table-cell>
          <table:table-cell office:value-type="float" office:value="3.1698" calcext:value-type="float">
            <text:p>3.1698</text:p>
          </table:table-cell>
          <table:table-cell office:value-type="float" office:value="5.2682" calcext:value-type="float">
            <text:p>5.2682</text:p>
          </table:table-cell>
          <table:table-cell office:value-type="float" office:value="3.2686" calcext:value-type="float">
            <text:p>3.2686</text:p>
          </table:table-cell>
          <table:table-cell office:value-type="float" office:value="3.7828" calcext:value-type="float">
            <text:p>3.7828</text:p>
          </table:table-cell>
          <table:table-cell office:value-type="float" office:value="4.4002" calcext:value-type="float">
            <text:p>4.4002</text:p>
          </table:table-cell>
          <table:table-cell office:value-type="float" office:value="4.0661" calcext:value-type="float">
            <text:p>4.0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6,1)</text:p>
          </table:table-cell>
          <table:table-cell office:value-type="float" office:value="3.3839" calcext:value-type="float">
            <text:p>3.3839</text:p>
          </table:table-cell>
          <table:table-cell office:value-type="float" office:value="4.1883" calcext:value-type="float">
            <text:p>4.1883</text:p>
          </table:table-cell>
          <table:table-cell office:value-type="float" office:value="4.0089" calcext:value-type="float">
            <text:p>4.0089</text:p>
          </table:table-cell>
          <table:table-cell office:value-type="float" office:value="3.0355" calcext:value-type="float">
            <text:p>3.0355</text:p>
          </table:table-cell>
          <table:table-cell office:value-type="float" office:value="0.9416" calcext:value-type="float">
            <text:p>0.9416</text:p>
          </table:table-cell>
          <table:table-cell office:value-type="float" office:value="2.5845" calcext:value-type="float">
            <text:p>2.5845</text:p>
          </table:table-cell>
          <table:table-cell office:value-type="float" office:value="3.2372" calcext:value-type="float">
            <text:p>3.2372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9067" calcext:value-type="float">
            <text:p>3.9067</text:p>
          </table:table-cell>
          <table:table-cell office:value-type="float" office:value="4.4636" calcext:value-type="float">
            <text:p>4.4636</text:p>
          </table:table-cell>
          <table:table-cell office:value-type="float" office:value="3.819" calcext:value-type="float">
            <text:p>3.819</text:p>
          </table:table-cell>
          <table:table-cell office:value-type="float" office:value="5.4022" calcext:value-type="float">
            <text:p>5.4022</text:p>
          </table:table-cell>
          <table:table-cell office:value-type="float" office:value="3.2053" calcext:value-type="float">
            <text:p>3.2053</text:p>
          </table:table-cell>
          <table:table-cell office:value-type="float" office:value="5.2546" calcext:value-type="float">
            <text:p>5.2546</text:p>
          </table:table-cell>
          <table:table-cell office:value-type="float" office:value="3.3129" calcext:value-type="float">
            <text:p>3.3129</text:p>
          </table:table-cell>
          <table:table-cell office:value-type="float" office:value="3.7848" calcext:value-type="float">
            <text:p>3.7848</text:p>
          </table:table-cell>
          <table:table-cell office:value-type="float" office:value="4.3995" calcext:value-type="float">
            <text:p>4.3995</text:p>
          </table:table-cell>
          <table:table-cell office:value-type="float" office:value="4.0865" calcext:value-type="float">
            <text:p>4.0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,1)</text:p>
          </table:table-cell>
          <table:table-cell office:value-type="float" office:value="3.3511" calcext:value-type="float">
            <text:p>3.3511</text:p>
          </table:table-cell>
          <table:table-cell office:value-type="float" office:value="4.1903" calcext:value-type="float">
            <text:p>4.1903</text:p>
          </table:table-cell>
          <table:table-cell office:value-type="float" office:value="4.0027" calcext:value-type="float">
            <text:p>4.0027</text:p>
          </table:table-cell>
          <table:table-cell office:value-type="float" office:value="3.036" calcext:value-type="float">
            <text:p>3.036</text:p>
          </table:table-cell>
          <table:table-cell office:value-type="float" office:value="0.9418" calcext:value-type="float">
            <text:p>0.9418</text:p>
          </table:table-cell>
          <table:table-cell office:value-type="float" office:value="2.5819" calcext:value-type="float">
            <text:p>2.5819</text:p>
          </table:table-cell>
          <table:table-cell office:value-type="float" office:value="3.188" calcext:value-type="float">
            <text:p>3.188</text:p>
          </table:table-cell>
          <table:table-cell office:value-type="float" office:value="0.5969" calcext:value-type="float">
            <text:p>0.5969</text:p>
          </table:table-cell>
          <table:table-cell office:value-type="float" office:value="3.9036" calcext:value-type="float">
            <text:p>3.9036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8058" calcext:value-type="float">
            <text:p>3.8058</text:p>
          </table:table-cell>
          <table:table-cell office:value-type="float" office:value="5.4018" calcext:value-type="float">
            <text:p>5.4018</text:p>
          </table:table-cell>
          <table:table-cell office:value-type="float" office:value="3.1857" calcext:value-type="float">
            <text:p>3.1857</text:p>
          </table:table-cell>
          <table:table-cell office:value-type="float" office:value="5.2657" calcext:value-type="float">
            <text:p>5.2657</text:p>
          </table:table-cell>
          <table:table-cell office:value-type="float" office:value="3.2958" calcext:value-type="float">
            <text:p>3.2958</text:p>
          </table:table-cell>
          <table:table-cell office:value-type="float" office:value="3.7861" calcext:value-type="float">
            <text:p>3.7861</text:p>
          </table:table-cell>
          <table:table-cell office:value-type="float" office:value="4.4003" calcext:value-type="float">
            <text:p>4.4003</text:p>
          </table:table-cell>
          <table:table-cell office:value-type="float" office:value="4.073" calcext:value-type="float">
            <text:p>4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,4)</text:p>
          </table:table-cell>
          <table:table-cell office:value-type="float" office:value="3.2721" calcext:value-type="float">
            <text:p>3.2721</text:p>
          </table:table-cell>
          <table:table-cell office:value-type="float" office:value="4.1928" calcext:value-type="float">
            <text:p>4.1928</text:p>
          </table:table-cell>
          <table:table-cell office:value-type="float" office:value="3.9506" calcext:value-type="float">
            <text:p>3.9506</text:p>
          </table:table-cell>
          <table:table-cell office:value-type="float" office:value="3.0301" calcext:value-type="float">
            <text:p>3.0301</text:p>
          </table:table-cell>
          <table:table-cell office:value-type="float" office:value="0.9381" calcext:value-type="float">
            <text:p>0.9381</text:p>
          </table:table-cell>
          <table:table-cell office:value-type="float" office:value="2.5727" calcext:value-type="float">
            <text:p>2.5727</text:p>
          </table:table-cell>
          <table:table-cell office:value-type="float" office:value="3.0767" calcext:value-type="float">
            <text:p>3.0767</text:p>
          </table:table-cell>
          <table:table-cell office:value-type="float" office:value="0.5934" calcext:value-type="float">
            <text:p>0.5934</text:p>
          </table:table-cell>
          <table:table-cell office:value-type="float" office:value="3.8898" calcext:value-type="float">
            <text:p>3.8898</text:p>
          </table:table-cell>
          <table:table-cell office:value-type="float" office:value="4.4677" calcext:value-type="float">
            <text:p>4.4677</text:p>
          </table:table-cell>
          <table:table-cell office:value-type="float" office:value="3.7356" calcext:value-type="float">
            <text:p>3.7356</text:p>
          </table:table-cell>
          <table:table-cell office:value-type="float" office:value="5.3415" calcext:value-type="float">
            <text:p>5.3415</text:p>
          </table:table-cell>
          <table:table-cell office:value-type="float" office:value="3.1534" calcext:value-type="float">
            <text:p>3.1534</text:p>
          </table:table-cell>
          <table:table-cell office:value-type="float" office:value="5.1894" calcext:value-type="float">
            <text:p>5.1894</text:p>
          </table:table-cell>
          <table:table-cell office:value-type="float" office:value="3.1935" calcext:value-type="float">
            <text:p>3.1935</text:p>
          </table:table-cell>
          <table:table-cell office:value-type="float" office:value="3.7841" calcext:value-type="float">
            <text:p>3.7841</text:p>
          </table:table-cell>
          <table:table-cell office:value-type="float" office:value="4.4003" calcext:value-type="float">
            <text:p>4.4003</text:p>
          </table:table-cell>
          <table:table-cell office:value-type="float" office:value="3.9738" calcext:value-type="float">
            <text:p>3.9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,2)</text:p>
          </table:table-cell>
          <table:table-cell office:value-type="float" office:value="3.3204" calcext:value-type="float">
            <text:p>3.3204</text:p>
          </table:table-cell>
          <table:table-cell office:value-type="float" office:value="4.1879" calcext:value-type="float">
            <text:p>4.1879</text:p>
          </table:table-cell>
          <table:table-cell office:value-type="float" office:value="4.0057" calcext:value-type="float">
            <text:p>4.0057</text:p>
          </table:table-cell>
          <table:table-cell office:value-type="float" office:value="3.0312" calcext:value-type="float">
            <text:p>3.0312</text:p>
          </table:table-cell>
          <table:table-cell office:value-type="float" office:value="0.9398" calcext:value-type="float">
            <text:p>0.9398</text:p>
          </table:table-cell>
          <table:table-cell office:value-type="float" office:value="2.5588" calcext:value-type="float">
            <text:p>2.5588</text:p>
          </table:table-cell>
          <table:table-cell office:value-type="float" office:value="3.199" calcext:value-type="float">
            <text:p>3.199</text:p>
          </table:table-cell>
          <table:table-cell office:value-type="float" office:value="0.5965" calcext:value-type="float">
            <text:p>0.5965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083" calcext:value-type="float">
            <text:p>5.4083</text:p>
          </table:table-cell>
          <table:table-cell office:value-type="float" office:value="3.1845" calcext:value-type="float">
            <text:p>3.1845</text:p>
          </table:table-cell>
          <table:table-cell office:value-type="float" office:value="5.2685" calcext:value-type="float">
            <text:p>5.2685</text:p>
          </table:table-cell>
          <table:table-cell office:value-type="float" office:value="3.2914" calcext:value-type="float">
            <text:p>3.2914</text:p>
          </table:table-cell>
          <table:table-cell office:value-type="float" office:value="3.7865" calcext:value-type="float">
            <text:p>3.7865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426" calcext:value-type="float">
            <text:p>4.0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6,2)</text:p>
          </table:table-cell>
          <table:table-cell office:value-type="float" office:value="3.2581" calcext:value-type="float">
            <text:p>3.2581</text:p>
          </table:table-cell>
          <table:table-cell office:value-type="float" office:value="4.1916" calcext:value-type="float">
            <text:p>4.1916</text:p>
          </table:table-cell>
          <table:table-cell office:value-type="float" office:value="3.9758" calcext:value-type="float">
            <text:p>3.9758</text:p>
          </table:table-cell>
          <table:table-cell office:value-type="float" office:value="3.016" calcext:value-type="float">
            <text:p>3.016</text:p>
          </table:table-cell>
          <table:table-cell office:value-type="float" office:value="0.9363" calcext:value-type="float">
            <text:p>0.9363</text:p>
          </table:table-cell>
          <table:table-cell office:value-type="float" office:value="2.5542" calcext:value-type="float">
            <text:p>2.5542</text:p>
          </table:table-cell>
          <table:table-cell office:value-type="float" office:value="3.1077" calcext:value-type="float">
            <text:p>3.1077</text:p>
          </table:table-cell>
          <table:table-cell office:value-type="float" office:value="0.5931" calcext:value-type="float">
            <text:p>0.5931</text:p>
          </table:table-cell>
          <table:table-cell office:value-type="float" office:value="3.878" calcext:value-type="float">
            <text:p>3.878</text:p>
          </table:table-cell>
          <table:table-cell office:value-type="float" office:value="4.4729" calcext:value-type="float">
            <text:p>4.4729</text:p>
          </table:table-cell>
          <table:table-cell office:value-type="float" office:value="3.7411" calcext:value-type="float">
            <text:p>3.7411</text:p>
          </table:table-cell>
          <table:table-cell office:value-type="float" office:value="5.363" calcext:value-type="float">
            <text:p>5.363</text:p>
          </table:table-cell>
          <table:table-cell office:value-type="float" office:value="3.1612" calcext:value-type="float">
            <text:p>3.1612</text:p>
          </table:table-cell>
          <table:table-cell office:value-type="float" office:value="5.2223" calcext:value-type="float">
            <text:p>5.2223</text:p>
          </table:table-cell>
          <table:table-cell office:value-type="float" office:value="3.1967" calcext:value-type="float">
            <text:p>3.1967</text:p>
          </table:table-cell>
          <table:table-cell office:value-type="float" office:value="3.7887" calcext:value-type="float">
            <text:p>3.7887</text:p>
          </table:table-cell>
          <table:table-cell office:value-type="float" office:value="4.4" calcext:value-type="float">
            <text:p>4.4</text:p>
          </table:table-cell>
          <table:table-cell office:value-type="float" office:value="3.9795" calcext:value-type="float">
            <text:p>3.9795</text:p>
          </table:table-cell>
          <table:table-cell table:number-columns-repeated="3"/>
        </table:table-row>
        <table:table-row table:style-name="ro1" table:number-rows-repeated="6">
          <table:table-cell table:number-columns-repeated="22"/>
        </table:table-row>
        <table:table-row table:style-name="ro1">
          <table:table-cell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(4,1)</text:p>
          </table:table-cell>
          <table:table-cell table:formula="of:=[.B4]/[.B$3]" office:value-type="float" office:value="0.99549562724853" calcext:value-type="float">
            <text:p>0.99549562724853</text:p>
          </table:table-cell>
          <table:table-cell table:formula="of:=[.C4]/[.C$3]" office:value-type="float" office:value="1.00172195250281" calcext:value-type="float">
            <text:p>1.00172195250281</text:p>
          </table:table-cell>
          <table:table-cell table:formula="of:=[.D4]/[.D$3]" office:value-type="float" office:value="0.999002667863465" calcext:value-type="float">
            <text:p>0.999002667863465</text:p>
          </table:table-cell>
          <table:table-cell table:formula="of:=[.E4]/[.E$3]" office:value-type="float" office:value="0.999407387897544" calcext:value-type="float">
            <text:p>0.999407387897544</text:p>
          </table:table-cell>
          <table:table-cell table:formula="of:=[.F4]/[.F$3]" office:value-type="float" office:value="1.00053084191528" calcext:value-type="float">
            <text:p>1.00053084191528</text:p>
          </table:table-cell>
          <table:table-cell table:formula="of:=[.G4]/[.G$3]" office:value-type="float" office:value="0.997040055354809" calcext:value-type="float">
            <text:p>0.997040055354809</text:p>
          </table:table-cell>
          <table:table-cell table:formula="of:=[.H4]/[.H$3]" office:value-type="float" office:value="0.984813649564376" calcext:value-type="float">
            <text:p>0.984813649564376</text:p>
          </table:table-cell>
          <table:table-cell table:formula="of:=[.I4]/[.I$3]" office:value-type="float" office:value="0.999832719973235" calcext:value-type="float">
            <text:p>0.999832719973235</text:p>
          </table:table-cell>
          <table:table-cell table:formula="of:=[.J4]/[.J$3]" office:value-type="float" office:value="1.00887313741722" calcext:value-type="float">
            <text:p>1.00887313741722</text:p>
          </table:table-cell>
          <table:table-cell table:formula="of:=[.K4]/[.K$3]" office:value-type="float" office:value="0.99713505528448" calcext:value-type="float">
            <text:p>0.99713505528448</text:p>
          </table:table-cell>
          <table:table-cell table:formula="of:=[.L4]/[.L$3]" office:value-type="float" office:value="0.994612321386742" calcext:value-type="float">
            <text:p>0.994612321386742</text:p>
          </table:table-cell>
          <table:table-cell table:formula="of:=[.M4]/[.M$3]" office:value-type="float" office:value="0.999462893338025" calcext:value-type="float">
            <text:p>0.999462893338025</text:p>
          </table:table-cell>
          <table:table-cell table:formula="of:=[.N4]/[.N$3]" office:value-type="float" office:value="0.998446819085487" calcext:value-type="float">
            <text:p>0.998446819085487</text:p>
          </table:table-cell>
          <table:table-cell table:formula="of:=[.O4]/[.O$3]" office:value-type="float" office:value="1.00076379606645" calcext:value-type="float">
            <text:p>1.00076379606645</text:p>
          </table:table-cell>
          <table:table-cell table:formula="of:=[.P4]/[.P$3]" office:value-type="float" office:value="1.00726487932397" calcext:value-type="float">
            <text:p>1.00726487932397</text:p>
          </table:table-cell>
          <table:table-cell table:formula="of:=[.Q4]/[.Q$3]" office:value-type="float" office:value="1.00105719420658" calcext:value-type="float">
            <text:p>1.00105719420658</text:p>
          </table:table-cell>
          <table:table-cell table:formula="of:=[.R4]/[.R$3]" office:value-type="float" office:value="1.00090993880662" calcext:value-type="float">
            <text:p>1.00090993880662</text:p>
          </table:table-cell>
          <table:table-cell table:formula="of:=[.S4]/[.S$3]" office:value-type="float" office:value="1.00691879647412" calcext:value-type="float">
            <text:p>1.00691879647412</text:p>
          </table:table-cell>
          <table:table-cell/>
          <table:table-cell table:formula="of:=GEOMEAN([.B19:.S19])" office:value-type="float" office:value="0.999613733027816" calcext:value-type="float">
            <text:p>0.999613733027816</text:p>
          </table:table-cell>
          <table:table-cell/>
        </table:table-row>
        <table:table-row table:style-name="ro1">
          <table:table-cell office:value-type="string" calcext:value-type="string">
            <text:p>(4,2)</text:p>
          </table:table-cell>
          <table:table-cell table:formula="of:=[.B5]/[.B$3]" office:value-type="float" office:value="0.989967533417181" calcext:value-type="float">
            <text:p>0.989967533417181</text:p>
          </table:table-cell>
          <table:table-cell table:formula="of:=[.C5]/[.C$3]" office:value-type="float" office:value="1.00198502857963" calcext:value-type="float">
            <text:p>1.00198502857963</text:p>
          </table:table-cell>
          <table:table-cell table:formula="of:=[.D5]/[.D$3]" office:value-type="float" office:value="0.998828134739572" calcext:value-type="float">
            <text:p>0.998828134739572</text:p>
          </table:table-cell>
          <table:table-cell table:formula="of:=[.E5]/[.E$3]" office:value-type="float" office:value="0.999539079475868" calcext:value-type="float">
            <text:p>0.999539079475868</text:p>
          </table:table-cell>
          <table:table-cell table:formula="of:=[.F5]/[.F$3]" office:value-type="float" office:value="1.00021233676611" calcext:value-type="float">
            <text:p>1.00021233676611</text:p>
          </table:table-cell>
          <table:table-cell table:formula="of:=[.G5]/[.G$3]" office:value-type="float" office:value="0.997347582071192" calcext:value-type="float">
            <text:p>0.997347582071192</text:p>
          </table:table-cell>
          <table:table-cell table:formula="of:=[.H5]/[.H$3]" office:value-type="float" office:value="0.977583494675702" calcext:value-type="float">
            <text:p>0.977583494675702</text:p>
          </table:table-cell>
          <table:table-cell table:formula="of:=[.I5]/[.I$3]" office:value-type="float" office:value="0.99966543994647" calcext:value-type="float">
            <text:p>0.99966543994647</text:p>
          </table:table-cell>
          <table:table-cell table:formula="of:=[.J5]/[.J$3]" office:value-type="float" office:value="1.01148592715232" calcext:value-type="float">
            <text:p>1.01148592715232</text:p>
          </table:table-cell>
          <table:table-cell table:formula="of:=[.K5]/[.K$3]" office:value-type="float" office:value="0.99762746765746" calcext:value-type="float">
            <text:p>0.99762746765746</text:p>
          </table:table-cell>
          <table:table-cell table:formula="of:=[.L5]/[.L$3]" office:value-type="float" office:value="0.99375341610057" calcext:value-type="float">
            <text:p>0.99375341610057</text:p>
          </table:table-cell>
          <table:table-cell table:formula="of:=[.M5]/[.M$3]" office:value-type="float" office:value="1.00057414850073" calcext:value-type="float">
            <text:p>1.00057414850073</text:p>
          </table:table-cell>
          <table:table-cell table:formula="of:=[.N5]/[.N$3]" office:value-type="float" office:value="0.994750248508946" calcext:value-type="float">
            <text:p>0.994750248508946</text:p>
          </table:table-cell>
          <table:table-cell table:formula="of:=[.O5]/[.O$3]" office:value-type="float" office:value="1.00412449875883" calcext:value-type="float">
            <text:p>1.00412449875883</text:p>
          </table:table-cell>
          <table:table-cell table:formula="of:=[.P5]/[.P$3]" office:value-type="float" office:value="1.00553225120068" calcext:value-type="float">
            <text:p>1.00553225120068</text:p>
          </table:table-cell>
          <table:table-cell table:formula="of:=[.Q5]/[.Q$3]" office:value-type="float" office:value="1.00058145681362" calcext:value-type="float">
            <text:p>1.00058145681362</text:p>
          </table:table-cell>
          <table:table-cell table:formula="of:=[.R5]/[.R$3]" office:value-type="float" office:value="1.00102368115744" calcext:value-type="float">
            <text:p>1.00102368115744</text:p>
          </table:table-cell>
          <table:table-cell table:formula="of:=[.S5]/[.S$3]" office:value-type="float" office:value="1.00758359186487" calcext:value-type="float">
            <text:p>1.00758359186487</text:p>
          </table:table-cell>
          <table:table-cell/>
          <table:table-cell table:formula="of:=GEOMEAN([.B20:.S20])" office:value-type="float" office:value="0.998983756842853" calcext:value-type="float">
            <text:p>0.998983756842853</text:p>
          </table:table-cell>
          <table:table-cell/>
        </table:table-row>
        <table:table-row table:style-name="ro1">
          <table:table-cell office:value-type="string" calcext:value-type="string">
            <text:p>(4,4)</text:p>
          </table:table-cell>
          <table:table-cell table:formula="of:=[.B6]/[.B$3]" office:value-type="float" office:value="0.97604492673082" calcext:value-type="float">
            <text:p>0.97604492673082</text:p>
          </table:table-cell>
          <table:table-cell table:formula="of:=[.C6]/[.C$3]" office:value-type="float" office:value="1.00236768469136" calcext:value-type="float">
            <text:p>1.00236768469136</text:p>
          </table:table-cell>
          <table:table-cell table:formula="of:=[.D6]/[.D$3]" office:value-type="float" office:value="0.994040940484205" calcext:value-type="float">
            <text:p>0.994040940484205</text:p>
          </table:table-cell>
          <table:table-cell table:formula="of:=[.E6]/[.E$3]" office:value-type="float" office:value="0.999868308421676" calcext:value-type="float">
            <text:p>0.999868308421676</text:p>
          </table:table-cell>
          <table:table-cell table:formula="of:=[.F6]/[.F$3]" office:value-type="float" office:value="0.9990444845525" calcext:value-type="float">
            <text:p>0.9990444845525</text:p>
          </table:table-cell>
          <table:table-cell table:formula="of:=[.G6]/[.G$3]" office:value-type="float" office:value="0.995963711847467" calcext:value-type="float">
            <text:p>0.995963711847467</text:p>
          </table:table-cell>
          <table:table-cell table:formula="of:=[.H6]/[.H$3]" office:value-type="float" office:value="0.948299854791868" calcext:value-type="float">
            <text:p>0.948299854791868</text:p>
          </table:table-cell>
          <table:table-cell table:formula="of:=[.I6]/[.I$3]" office:value-type="float" office:value="0.998829039812646" calcext:value-type="float">
            <text:p>0.998829039812646</text:p>
          </table:table-cell>
          <table:table-cell table:formula="of:=[.J6]/[.J$3]" office:value-type="float" office:value="1.00967508278146" calcext:value-type="float">
            <text:p>1.00967508278146</text:p>
          </table:table-cell>
          <table:table-cell table:formula="of:=[.K6]/[.K$3]" office:value-type="float" office:value="0.99984332333587" calcext:value-type="float">
            <text:p>0.99984332333587</text:p>
          </table:table-cell>
          <table:table-cell table:formula="of:=[.L6]/[.L$3]" office:value-type="float" office:value="0.989458889669712" calcext:value-type="float">
            <text:p>0.989458889669712</text:p>
          </table:table-cell>
          <table:table-cell table:formula="of:=[.M6]/[.M$3]" office:value-type="float" office:value="0.998759098401644" calcext:value-type="float">
            <text:p>0.998759098401644</text:p>
          </table:table-cell>
          <table:table-cell table:formula="of:=[.N6]/[.N$3]" office:value-type="float" office:value="0.984654572564612" calcext:value-type="float">
            <text:p>0.984654572564612</text:p>
          </table:table-cell>
          <table:table-cell table:formula="of:=[.O6]/[.O$3]" office:value-type="float" office:value="1.00595760931831" calcext:value-type="float">
            <text:p>1.00595760931831</text:p>
          </table:table-cell>
          <table:table-cell table:formula="of:=[.P6]/[.P$3]" office:value-type="float" office:value="0.993555839260745" calcext:value-type="float">
            <text:p>0.993555839260745</text:p>
          </table:table-cell>
          <table:table-cell table:formula="of:=[.Q6]/[.Q$3]" office:value-type="float" office:value="0.999788561158685" calcext:value-type="float">
            <text:p>0.999788561158685</text:p>
          </table:table-cell>
          <table:table-cell table:formula="of:=[.R6]/[.R$3]" office:value-type="float" office:value="1.00097818421711" calcext:value-type="float">
            <text:p>1.00097818421711</text:p>
          </table:table-cell>
          <table:table-cell table:formula="of:=[.S6]/[.S$3]" office:value-type="float" office:value="1.00115723642094" calcext:value-type="float">
            <text:p>1.00115723642094</text:p>
          </table:table-cell>
          <table:table-cell/>
          <table:table-cell table:formula="of:=GEOMEAN([.B21:.S21])" office:value-type="float" office:value="0.994256531588269" calcext:value-type="float">
            <text:p>0.994256531588269</text:p>
          </table:table-cell>
          <table:table-cell/>
        </table:table-row>
        <table:table-row table:style-name="ro1">
          <table:table-cell office:value-type="string" calcext:value-type="string">
            <text:p>(16,1)</text:p>
          </table:table-cell>
          <table:table-cell table:formula="of:=[.B7]/[.B$3]" office:value-type="float" office:value="0.989762789201205" calcext:value-type="float">
            <text:p>0.989762789201205</text:p>
          </table:table-cell>
          <table:table-cell table:formula="of:=[.C7]/[.C$3]" office:value-type="float" office:value="1.00167412048884" calcext:value-type="float">
            <text:p>1.00167412048884</text:p>
          </table:table-cell>
          <table:table-cell table:formula="of:=[.D7]/[.D$3]" office:value-type="float" office:value="0.999551200538559" calcext:value-type="float">
            <text:p>0.999551200538559</text:p>
          </table:table-cell>
          <table:table-cell table:formula="of:=[.E7]/[.E$3]" office:value-type="float" office:value="0.999374465002963" calcext:value-type="float">
            <text:p>0.999374465002963</text:p>
          </table:table-cell>
          <table:table-cell table:formula="of:=[.F7]/[.F$3]" office:value-type="float" office:value="0.999681494850833" calcext:value-type="float">
            <text:p>0.999681494850833</text:p>
          </table:table-cell>
          <table:table-cell table:formula="of:=[.G7]/[.G$3]" office:value-type="float" office:value="0.993503498116399" calcext:value-type="float">
            <text:p>0.993503498116399</text:p>
          </table:table-cell>
          <table:table-cell table:formula="of:=[.H7]/[.H$3]" office:value-type="float" office:value="0.979307841239109" calcext:value-type="float">
            <text:p>0.979307841239109</text:p>
          </table:table-cell>
          <table:table-cell table:formula="of:=[.I7]/[.I$3]" office:value-type="float" office:value="0.999163599866176" calcext:value-type="float">
            <text:p>0.999163599866176</text:p>
          </table:table-cell>
          <table:table-cell table:formula="of:=[.J7]/[.J$3]" office:value-type="float" office:value="1.01063224337748" calcext:value-type="float">
            <text:p>1.01063224337748</text:p>
          </table:table-cell>
          <table:table-cell table:formula="of:=[.K7]/[.K$3]" office:value-type="float" office:value="0.99905994001522" calcext:value-type="float">
            <text:p>0.99905994001522</text:p>
          </table:table-cell>
          <table:table-cell table:formula="of:=[.L7]/[.L$3]" office:value-type="float" office:value="0.993987662996799" calcext:value-type="float">
            <text:p>0.993987662996799</text:p>
          </table:table-cell>
          <table:table-cell table:formula="of:=[.M7]/[.M$3]" office:value-type="float" office:value="1.00053710666197" calcext:value-type="float">
            <text:p>1.00053710666197</text:p>
          </table:table-cell>
          <table:table-cell table:formula="of:=[.N7]/[.N$3]" office:value-type="float" office:value="0.995682157057654" calcext:value-type="float">
            <text:p>0.995682157057654</text:p>
          </table:table-cell>
          <table:table-cell table:formula="of:=[.O7]/[.O$3]" office:value-type="float" office:value="1.00336070269238" calcext:value-type="float">
            <text:p>1.00336070269238</text:p>
          </table:table-cell>
          <table:table-cell table:formula="of:=[.P7]/[.P$3]" office:value-type="float" office:value="1.00702170344702" calcext:value-type="float">
            <text:p>1.00702170344702</text:p>
          </table:table-cell>
          <table:table-cell table:formula="of:=[.Q7]/[.Q$3]" office:value-type="float" office:value="1.00031715826197" calcext:value-type="float">
            <text:p>1.00031715826197</text:p>
          </table:table-cell>
          <table:table-cell table:formula="of:=[.R7]/[.R$3]" office:value-type="float" office:value="1.00081894492595" calcext:value-type="float">
            <text:p>1.00081894492595</text:p>
          </table:table-cell>
          <table:table-cell table:formula="of:=[.S7]/[.S$3]" office:value-type="float" office:value="1.00618013492884" calcext:value-type="float">
            <text:p>1.00618013492884</text:p>
          </table:table-cell>
          <table:table-cell/>
          <table:table-cell table:formula="of:=GEOMEAN([.B22:.S22])" office:value-type="float" office:value="0.998844548412249" calcext:value-type="float">
            <text:p>0.998844548412249</text:p>
          </table:table-cell>
          <table:table-cell/>
        </table:table-row>
        <table:table-row table:style-name="ro1">
          <table:table-cell office:value-type="string" calcext:value-type="string">
            <text:p>(8,1)</text:p>
          </table:table-cell>
          <table:table-cell table:formula="of:=[.B8]/[.B$3]" office:value-type="float" office:value="0.980169060224049" calcext:value-type="float">
            <text:p>0.980169060224049</text:p>
          </table:table-cell>
          <table:table-cell table:formula="of:=[.C8]/[.C$3]" office:value-type="float" office:value="1.00215244062851" calcext:value-type="float">
            <text:p>1.00215244062851</text:p>
          </table:table-cell>
          <table:table-cell table:formula="of:=[.D8]/[.D$3]" office:value-type="float" office:value="0.99800533572693" calcext:value-type="float">
            <text:p>0.99800533572693</text:p>
          </table:table-cell>
          <table:table-cell table:formula="of:=[.E8]/[.E$3]" office:value-type="float" office:value="0.999539079475868" calcext:value-type="float">
            <text:p>0.999539079475868</text:p>
          </table:table-cell>
          <table:table-cell table:formula="of:=[.F8]/[.F$3]" office:value-type="float" office:value="0.999893831616944" calcext:value-type="float">
            <text:p>0.999893831616944</text:p>
          </table:table-cell>
          <table:table-cell table:formula="of:=[.G8]/[.G$3]" office:value-type="float" office:value="0.992504036288153" calcext:value-type="float">
            <text:p>0.992504036288153</text:p>
          </table:table-cell>
          <table:table-cell table:formula="of:=[.H8]/[.H$3]" office:value-type="float" office:value="0.964424007744434" calcext:value-type="float">
            <text:p>0.964424007744434</text:p>
          </table:table-cell>
          <table:table-cell table:formula="of:=[.I8]/[.I$3]" office:value-type="float" office:value="0.998494479759117" calcext:value-type="float">
            <text:p>0.998494479759117</text:p>
          </table:table-cell>
          <table:table-cell table:formula="of:=[.J8]/[.J$3]" office:value-type="float" office:value="1.00983029801325" calcext:value-type="float">
            <text:p>1.00983029801325</text:p>
          </table:table-cell>
          <table:table-cell table:formula="of:=[.K8]/[.K$3]" office:value-type="float" office:value="1.0004476476118" calcext:value-type="float">
            <text:p>1.0004476476118</text:p>
          </table:table-cell>
          <table:table-cell table:formula="of:=[.L8]/[.L$3]" office:value-type="float" office:value="0.990552041852112" calcext:value-type="float">
            <text:p>0.990552041852112</text:p>
          </table:table-cell>
          <table:table-cell table:formula="of:=[.M8]/[.M$3]" office:value-type="float" office:value="1.00046302298446" calcext:value-type="float">
            <text:p>1.00046302298446</text:p>
          </table:table-cell>
          <table:table-cell table:formula="of:=[.N8]/[.N$3]" office:value-type="float" office:value="0.989593687872764" calcext:value-type="float">
            <text:p>0.989593687872764</text:p>
          </table:table-cell>
          <table:table-cell table:formula="of:=[.O8]/[.O$3]" office:value-type="float" office:value="1.00548023677678" calcext:value-type="float">
            <text:p>1.00548023677678</text:p>
          </table:table-cell>
          <table:table-cell table:formula="of:=[.P8]/[.P$3]" office:value-type="float" office:value="1.00182381907715" calcext:value-type="float">
            <text:p>1.00182381907715</text:p>
          </table:table-cell>
          <table:table-cell table:formula="of:=[.Q8]/[.Q$3]" office:value-type="float" office:value="1.00066074637911" calcext:value-type="float">
            <text:p>1.00066074637911</text:p>
          </table:table-cell>
          <table:table-cell table:formula="of:=[.R8]/[.R$3]" office:value-type="float" office:value="1.00100093268728" calcext:value-type="float">
            <text:p>1.00100093268728</text:p>
          </table:table-cell>
          <table:table-cell table:formula="of:=[.S8]/[.S$3]" office:value-type="float" office:value="1.00285615797508" calcext:value-type="float">
            <text:p>1.00285615797508</text:p>
          </table:table-cell>
          <table:table-cell/>
          <table:table-cell table:formula="of:=GEOMEAN([.B23:.S23])" office:value-type="float" office:value="0.996497287412482" calcext:value-type="float">
            <text:p>0.996497287412482</text:p>
          </table:table-cell>
          <table:table-cell/>
        </table:table-row>
        <table:table-row table:style-name="ro1">
          <table:table-cell office:value-type="string" calcext:value-type="string">
            <text:p>(8,4)</text:p>
          </table:table-cell>
          <table:table-cell table:formula="of:=[.B9]/[.B$3]" office:value-type="float" office:value="0.957062212992483" calcext:value-type="float">
            <text:p>0.957062212992483</text:p>
          </table:table-cell>
          <table:table-cell table:formula="of:=[.C9]/[.C$3]" office:value-type="float" office:value="1.0027503408031" calcext:value-type="float">
            <text:p>1.0027503408031</text:p>
          </table:table-cell>
          <table:table-cell table:formula="of:=[.D9]/[.D$3]" office:value-type="float" office:value="0.985015084648565" calcext:value-type="float">
            <text:p>0.985015084648565</text:p>
          </table:table-cell>
          <table:table-cell table:formula="of:=[.E9]/[.E$3]" office:value-type="float" office:value="0.997596628695595" calcext:value-type="float">
            <text:p>0.997596628695595</text:p>
          </table:table-cell>
          <table:table-cell table:formula="of:=[.F9]/[.F$3]" office:value-type="float" office:value="0.99596560144389" calcext:value-type="float">
            <text:p>0.99596560144389</text:p>
          </table:table-cell>
          <table:table-cell table:formula="of:=[.G9]/[.G$3]" office:value-type="float" office:value="0.988967479049743" calcext:value-type="float">
            <text:p>0.988967479049743</text:p>
          </table:table-cell>
          <table:table-cell table:formula="of:=[.H9]/[.H$3]" office:value-type="float" office:value="0.930753872216844" calcext:value-type="float">
            <text:p>0.930753872216844</text:p>
          </table:table-cell>
          <table:table-cell table:formula="of:=[.I9]/[.I$3]" office:value-type="float" office:value="0.992639678822349" calcext:value-type="float">
            <text:p>0.992639678822349</text:p>
          </table:table-cell>
          <table:table-cell table:formula="of:=[.J9]/[.J$3]" office:value-type="float" office:value="1.00626034768212" calcext:value-type="float">
            <text:p>1.00626034768212</text:p>
          </table:table-cell>
          <table:table-cell table:formula="of:=[.K9]/[.K$3]" office:value-type="float" office:value="0.99997761761941" calcext:value-type="float">
            <text:p>0.99997761761941</text:p>
          </table:table-cell>
          <table:table-cell table:formula="of:=[.L9]/[.L$3]" office:value-type="float" office:value="0.972280783946279" calcext:value-type="float">
            <text:p>0.972280783946279</text:p>
          </table:table-cell>
          <table:table-cell table:formula="of:=[.M9]/[.M$3]" office:value-type="float" office:value="0.989294908599263" calcext:value-type="float">
            <text:p>0.989294908599263</text:p>
          </table:table-cell>
          <table:table-cell table:formula="of:=[.N9]/[.N$3]" office:value-type="float" office:value="0.97956013916501" calcext:value-type="float">
            <text:p>0.97956013916501</text:p>
          </table:table-cell>
          <table:table-cell table:formula="of:=[.O9]/[.O$3]" office:value-type="float" office:value="0.990910826809242" calcext:value-type="float">
            <text:p>0.990910826809242</text:p>
          </table:table-cell>
          <table:table-cell table:formula="of:=[.P9]/[.P$3]" office:value-type="float" office:value="0.970727703811782" calcext:value-type="float">
            <text:p>0.970727703811782</text:p>
          </table:table-cell>
          <table:table-cell table:formula="of:=[.Q9]/[.Q$3]" office:value-type="float" office:value="1.00013214927582" calcext:value-type="float">
            <text:p>1.00013214927582</text:p>
          </table:table-cell>
          <table:table-cell table:formula="of:=[.R9]/[.R$3]" office:value-type="float" office:value="1.00100093268728" calcext:value-type="float">
            <text:p>1.00100093268728</text:p>
          </table:table-cell>
          <table:table-cell table:formula="of:=[.S9]/[.S$3]" office:value-type="float" office:value="0.978431082877825" calcext:value-type="float">
            <text:p>0.978431082877825</text:p>
          </table:table-cell>
          <table:table-cell/>
          <table:table-cell table:formula="of:=GEOMEAN([.B24:.S24])" office:value-type="float" office:value="0.985344658929597" calcext:value-type="float">
            <text:p>0.985344658929597</text:p>
          </table:table-cell>
          <table:table-cell/>
        </table:table-row>
        <table:table-row table:style-name="ro1">
          <table:table-cell office:value-type="string" calcext:value-type="string">
            <text:p>(8,2)</text:p>
          </table:table-cell>
          <table:table-cell table:formula="of:=[.B10]/[.B$3]" office:value-type="float" office:value="0.97118956389482" calcext:value-type="float">
            <text:p>0.97118956389482</text:p>
          </table:table-cell>
          <table:table-cell table:formula="of:=[.C10]/[.C$3]" office:value-type="float" office:value="1.00157845646091" calcext:value-type="float">
            <text:p>1.00157845646091</text:p>
          </table:table-cell>
          <table:table-cell table:formula="of:=[.D10]/[.D$3]" office:value-type="float" office:value="0.998753334829332" calcext:value-type="float">
            <text:p>0.998753334829332</text:p>
          </table:table-cell>
          <table:table-cell table:formula="of:=[.E10]/[.E$3]" office:value-type="float" office:value="0.997958780535985" calcext:value-type="float">
            <text:p>0.997958780535985</text:p>
          </table:table-cell>
          <table:table-cell table:formula="of:=[.F10]/[.F$3]" office:value-type="float" office:value="0.997770463955834" calcext:value-type="float">
            <text:p>0.997770463955834</text:p>
          </table:table-cell>
          <table:table-cell table:formula="of:=[.G10]/[.G$3]" office:value-type="float" office:value="0.98362420235258" calcext:value-type="float">
            <text:p>0.98362420235258</text:p>
          </table:table-cell>
          <table:table-cell table:formula="of:=[.H10]/[.H$3]" office:value-type="float" office:value="0.967751694094869" calcext:value-type="float">
            <text:p>0.967751694094869</text:p>
          </table:table-cell>
          <table:table-cell table:formula="of:=[.I10]/[.I$3]" office:value-type="float" office:value="0.997825359652058" calcext:value-type="float">
            <text:p>0.997825359652058</text:p>
          </table:table-cell>
          <table:table-cell table:formula="of:=[.J10]/[.J$3]" office:value-type="float" office:value="1.00871792218543" calcext:value-type="float">
            <text:p>1.00871792218543</text:p>
          </table:table-cell>
          <table:table-cell table:formula="of:=[.K10]/[.K$3]" office:value-type="float" office:value="1.00172344330543" calcext:value-type="float">
            <text:p>1.00172344330543</text:p>
          </table:table-cell>
          <table:table-cell table:formula="of:=[.L10]/[.L$3]" office:value-type="float" office:value="0.989979438327998" calcext:value-type="float">
            <text:p>0.989979438327998</text:p>
          </table:table-cell>
          <table:table-cell table:formula="of:=[.M10]/[.M$3]" office:value-type="float" office:value="1.00166688274406" calcext:value-type="float">
            <text:p>1.00166688274406</text:p>
          </table:table-cell>
          <table:table-cell table:formula="of:=[.N10]/[.N$3]" office:value-type="float" office:value="0.98922092445328" calcext:value-type="float">
            <text:p>0.98922092445328</text:p>
          </table:table-cell>
          <table:table-cell table:formula="of:=[.O10]/[.O$3]" office:value-type="float" office:value="1.0060148940233" calcext:value-type="float">
            <text:p>1.0060148940233</text:p>
          </table:table-cell>
          <table:table-cell table:formula="of:=[.P10]/[.P$3]" office:value-type="float" office:value="1.00048635175391" calcext:value-type="float">
            <text:p>1.00048635175391</text:p>
          </table:table-cell>
          <table:table-cell table:formula="of:=[.Q10]/[.Q$3]" office:value-type="float" office:value="1.00076646579977" calcext:value-type="float">
            <text:p>1.00076646579977</text:p>
          </table:table-cell>
          <table:table-cell table:formula="of:=[.R10]/[.R$3]" office:value-type="float" office:value="1.00077344798562" calcext:value-type="float">
            <text:p>1.00077344798562</text:p>
          </table:table-cell>
          <table:table-cell table:formula="of:=[.S10]/[.S$3]" office:value-type="float" office:value="0.995371054316246" calcext:value-type="float">
            <text:p>0.995371054316246</text:p>
          </table:table-cell>
          <table:table-cell/>
          <table:table-cell table:formula="of:=GEOMEAN([.B25:.S25])" office:value-type="float" office:value="0.995006639711137" calcext:value-type="float">
            <text:p>0.995006639711137</text:p>
          </table:table-cell>
          <table:table-cell/>
        </table:table-row>
        <table:table-row table:style-name="ro1">
          <table:table-cell office:value-type="string" calcext:value-type="string">
            <text:p>(16,2)</text:p>
          </table:table-cell>
          <table:table-cell table:formula="of:=[.B11]/[.B$3]" office:value-type="float" office:value="0.952967328672965" calcext:value-type="float">
            <text:p>0.952967328672965</text:p>
          </table:table-cell>
          <table:table-cell table:formula="of:=[.C11]/[.C$3]" office:value-type="float" office:value="1.0024633487193" calcext:value-type="float">
            <text:p>1.0024633487193</text:p>
          </table:table-cell>
          <table:table-cell table:formula="of:=[.D11]/[.D$3]" office:value-type="float" office:value="0.991298277108734" calcext:value-type="float">
            <text:p>0.991298277108734</text:p>
          </table:table-cell>
          <table:table-cell table:formula="of:=[.E11]/[.E$3]" office:value-type="float" office:value="0.992954500559689" calcext:value-type="float">
            <text:p>0.992954500559689</text:p>
          </table:table-cell>
          <table:table-cell table:formula="of:=[.F11]/[.F$3]" office:value-type="float" office:value="0.994054570548891" calcext:value-type="float">
            <text:p>0.994054570548891</text:p>
          </table:table-cell>
          <table:table-cell table:formula="of:=[.G11]/[.G$3]" office:value-type="float" office:value="0.981855923733374" calcext:value-type="float">
            <text:p>0.981855923733374</text:p>
          </table:table-cell>
          <table:table-cell table:formula="of:=[.H11]/[.H$3]" office:value-type="float" office:value="0.940131897386254" calcext:value-type="float">
            <text:p>0.940131897386254</text:p>
          </table:table-cell>
          <table:table-cell table:formula="of:=[.I11]/[.I$3]" office:value-type="float" office:value="0.992137838742054" calcext:value-type="float">
            <text:p>0.992137838742054</text:p>
          </table:table-cell>
          <table:table-cell table:formula="of:=[.J11]/[.J$3]" office:value-type="float" office:value="1.00320778145695" calcext:value-type="float">
            <text:p>1.00320778145695</text:p>
          </table:table-cell>
          <table:table-cell table:formula="of:=[.K11]/[.K$3]" office:value-type="float" office:value="1.00114150141009" calcext:value-type="float">
            <text:p>1.00114150141009</text:p>
          </table:table-cell>
          <table:table-cell table:formula="of:=[.L11]/[.L$3]" office:value-type="float" office:value="0.973712292756565" calcext:value-type="float">
            <text:p>0.973712292756565</text:p>
          </table:table-cell>
          <table:table-cell table:formula="of:=[.M11]/[.M$3]" office:value-type="float" office:value="0.993276906265627" calcext:value-type="float">
            <text:p>0.993276906265627</text:p>
          </table:table-cell>
          <table:table-cell table:formula="of:=[.N11]/[.N$3]" office:value-type="float" office:value="0.98198310139165" calcext:value-type="float">
            <text:p>0.98198310139165</text:p>
          </table:table-cell>
          <table:table-cell table:formula="of:=[.O11]/[.O$3]" office:value-type="float" office:value="0.997193049455795" calcext:value-type="float">
            <text:p>0.997193049455795</text:p>
          </table:table-cell>
          <table:table-cell table:formula="of:=[.P11]/[.P$3]" office:value-type="float" office:value="0.971700407319594" calcext:value-type="float">
            <text:p>0.971700407319594</text:p>
          </table:table-cell>
          <table:table-cell table:formula="of:=[.Q11]/[.Q$3]" office:value-type="float" office:value="1.00134792261338" calcext:value-type="float">
            <text:p>1.00134792261338</text:p>
          </table:table-cell>
          <table:table-cell table:formula="of:=[.R11]/[.R$3]" office:value-type="float" office:value="1.00093268727678" calcext:value-type="float">
            <text:p>1.00093268727678</text:p>
          </table:table-cell>
          <table:table-cell table:formula="of:=[.S11]/[.S$3]" office:value-type="float" office:value="0.979834539813857" calcext:value-type="float">
            <text:p>0.979834539813857</text:p>
          </table:table-cell>
          <table:table-cell/>
          <table:table-cell table:formula="of:=GEOMEAN([.B26:.S26])" office:value-type="float" office:value="0.986083268083716" calcext:value-type="float">
            <text:p>0.986083268083716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(4,1)</text:p>
          </table:table-cell>
          <table:table-cell table:formula="of:=(1-[.B19])*100" office:value-type="float" office:value="0.450437275146964" calcext:value-type="float">
            <text:p>0.450437275146964</text:p>
          </table:table-cell>
          <table:table-cell table:formula="of:=(1-[.C19])*100" office:value-type="float" office:value="-0.172195250281026" calcext:value-type="float">
            <text:p>-0.172195250281026</text:p>
          </table:table-cell>
          <table:table-cell table:formula="of:=(1-[.D19])*100" office:value-type="float" office:value="0.0997332136534634" calcext:value-type="float">
            <text:p>0.099733213653464</text:p>
          </table:table-cell>
          <table:table-cell table:formula="of:=(1-[.E19])*100" office:value-type="float" office:value="0.0592612102455981" calcext:value-type="float">
            <text:p>0.059261210245598</text:p>
          </table:table-cell>
          <table:table-cell table:formula="of:=(1-[.F19])*100" office:value-type="float" office:value="-0.0530841915277636" calcext:value-type="float">
            <text:p>-0.053084191527764</text:p>
          </table:table-cell>
          <table:table-cell table:formula="of:=(1-[.G19])*100" office:value-type="float" office:value="0.2959944645191" calcext:value-type="float">
            <text:p>0.2959944645191</text:p>
          </table:table-cell>
          <table:table-cell table:formula="of:=(1-[.H19])*100" office:value-type="float" office:value="1.51863504356244" calcext:value-type="float">
            <text:p>1.51863504356244</text:p>
          </table:table-cell>
          <table:table-cell table:formula="of:=(1-[.I19])*100" office:value-type="float" office:value="0.0167280026764804" calcext:value-type="float">
            <text:p>0.016728002676481</text:p>
          </table:table-cell>
          <table:table-cell table:formula="of:=(1-[.J19])*100" office:value-type="float" office:value="-0.887313741721862" calcext:value-type="float">
            <text:p>-0.887313741721862</text:p>
          </table:table-cell>
          <table:table-cell table:formula="of:=(1-[.K19])*100" office:value-type="float" office:value="0.286494471552001" calcext:value-type="float">
            <text:p>0.286494471552001</text:p>
          </table:table-cell>
          <table:table-cell table:formula="of:=(1-[.L19])*100" office:value-type="float" office:value="0.53876786132584" calcext:value-type="float">
            <text:p>0.53876786132584</text:p>
          </table:table-cell>
          <table:table-cell table:formula="of:=(1-[.M19])*100" office:value-type="float" office:value="0.0537106661974818" calcext:value-type="float">
            <text:p>0.053710666197482</text:p>
          </table:table-cell>
          <table:table-cell table:formula="of:=(1-[.N19])*100" office:value-type="float" office:value="0.155318091451284" calcext:value-type="float">
            <text:p>0.155318091451284</text:p>
          </table:table-cell>
          <table:table-cell table:formula="of:=(1-[.O19])*100" office:value-type="float" office:value="-0.0763796066450162" calcext:value-type="float">
            <text:p>-0.076379606645016</text:p>
          </table:table-cell>
          <table:table-cell table:formula="of:=(1-[.P19])*100" office:value-type="float" office:value="-0.726487932397091" calcext:value-type="float">
            <text:p>-0.726487932397091</text:p>
          </table:table-cell>
          <table:table-cell table:formula="of:=(1-[.Q19])*100" office:value-type="float" office:value="-0.10571942065758" calcext:value-type="float">
            <text:p>-0.10571942065758</text:p>
          </table:table-cell>
          <table:table-cell table:formula="of:=(1-[.R19])*100" office:value-type="float" office:value="-0.0909938806615163" calcext:value-type="float">
            <text:p>-0.090993880661516</text:p>
          </table:table-cell>
          <table:table-cell table:formula="of:=(1-[.S19])*100" office:value-type="float" office:value="-0.691879647412219" calcext:value-type="float">
            <text:p>-0.691879647412219</text:p>
          </table:table-cell>
          <table:table-cell/>
          <table:table-cell table:formula="of:=(1-[.U19])*100" office:value-type="float" office:value="0.0386266972184246" calcext:value-type="float">
            <text:p>0.038626697218425</text:p>
          </table:table-cell>
          <table:table-cell table:formula="of:=MAX([.B30:.S30])" office:value-type="float" office:value="1.51863504356244" calcext:value-type="float">
            <text:p>1.51863504356244</text:p>
          </table:table-cell>
        </table:table-row>
        <table:table-row table:style-name="ro1">
          <table:table-cell office:value-type="string" calcext:value-type="string">
            <text:p>(4,2)</text:p>
          </table:table-cell>
          <table:table-cell table:formula="of:=(1-[.B20])*100" office:value-type="float" office:value="1.00324665828191" calcext:value-type="float">
            <text:p>1.00324665828191</text:p>
          </table:table-cell>
          <table:table-cell table:formula="of:=(1-[.C20])*100" office:value-type="float" office:value="-0.198502857962835" calcext:value-type="float">
            <text:p>-0.198502857962835</text:p>
          </table:table-cell>
          <table:table-cell table:formula="of:=(1-[.D20])*100" office:value-type="float" office:value="0.117186526042823" calcext:value-type="float">
            <text:p>0.117186526042823</text:p>
          </table:table-cell>
          <table:table-cell table:formula="of:=(1-[.E20])*100" office:value-type="float" office:value="0.046092052413238" calcext:value-type="float">
            <text:p>0.046092052413238</text:p>
          </table:table-cell>
          <table:table-cell table:formula="of:=(1-[.F20])*100" office:value-type="float" office:value="-0.0212336766111099" calcext:value-type="float">
            <text:p>-0.02123367661111</text:p>
          </table:table-cell>
          <table:table-cell table:formula="of:=(1-[.G20])*100" office:value-type="float" office:value="0.265241792880755" calcext:value-type="float">
            <text:p>0.265241792880755</text:p>
          </table:table-cell>
          <table:table-cell table:formula="of:=(1-[.H20])*100" office:value-type="float" office:value="2.24165053242982" calcext:value-type="float">
            <text:p>2.24165053242982</text:p>
          </table:table-cell>
          <table:table-cell table:formula="of:=(1-[.I20])*100" office:value-type="float" office:value="0.0334560053529609" calcext:value-type="float">
            <text:p>0.033456005352961</text:p>
          </table:table-cell>
          <table:table-cell table:formula="of:=(1-[.J20])*100" office:value-type="float" office:value="-1.14859271523178" calcext:value-type="float">
            <text:p>-1.14859271523178</text:p>
          </table:table-cell>
          <table:table-cell table:formula="of:=(1-[.K20])*100" office:value-type="float" office:value="0.237253234253998" calcext:value-type="float">
            <text:p>0.237253234253998</text:p>
          </table:table-cell>
          <table:table-cell table:formula="of:=(1-[.L20])*100" office:value-type="float" office:value="0.624658389943" calcext:value-type="float">
            <text:p>0.624658389943</text:p>
          </table:table-cell>
          <table:table-cell table:formula="of:=(1-[.M20])*100" office:value-type="float" office:value="-0.0574148500731564" calcext:value-type="float">
            <text:p>-0.057414850073156</text:p>
          </table:table-cell>
          <table:table-cell table:formula="of:=(1-[.N20])*100" office:value-type="float" office:value="0.524975149105356" calcext:value-type="float">
            <text:p>0.524975149105356</text:p>
          </table:table-cell>
          <table:table-cell table:formula="of:=(1-[.O20])*100" office:value-type="float" office:value="-0.412449875883136" calcext:value-type="float">
            <text:p>-0.412449875883136</text:p>
          </table:table-cell>
          <table:table-cell table:formula="of:=(1-[.P20])*100" office:value-type="float" office:value="-0.553225120068079" calcext:value-type="float">
            <text:p>-0.553225120068079</text:p>
          </table:table-cell>
          <table:table-cell table:formula="of:=(1-[.Q20])*100" office:value-type="float" office:value="-0.0581456813616654" calcext:value-type="float">
            <text:p>-0.058145681361666</text:p>
          </table:table-cell>
          <table:table-cell table:formula="of:=(1-[.R20])*100" office:value-type="float" office:value="-0.102368115744222" calcext:value-type="float">
            <text:p>-0.102368115744222</text:p>
          </table:table-cell>
          <table:table-cell table:formula="of:=(1-[.S20])*100" office:value-type="float" office:value="-0.758359186487412" calcext:value-type="float">
            <text:p>-0.758359186487412</text:p>
          </table:table-cell>
          <table:table-cell/>
          <table:table-cell table:formula="of:=(1-[.U20])*100" office:value-type="float" office:value="0.101624315714743" calcext:value-type="float">
            <text:p>0.101624315714743</text:p>
          </table:table-cell>
          <table:table-cell table:formula="of:=MAX([.B31:.S31])" office:value-type="float" office:value="2.24165053242982" calcext:value-type="float">
            <text:p>2.24165053242982</text:p>
          </table:table-cell>
        </table:table-row>
        <table:table-row table:style-name="ro1">
          <table:table-cell office:value-type="string" calcext:value-type="string">
            <text:p>(4,4)</text:p>
          </table:table-cell>
          <table:table-cell table:formula="of:=(1-[.B21])*100" office:value-type="float" office:value="2.395507326918" calcext:value-type="float">
            <text:p>2.395507326918</text:p>
          </table:table-cell>
          <table:table-cell table:formula="of:=(1-[.C21])*100" office:value-type="float" office:value="-0.236768469136384" calcext:value-type="float">
            <text:p>-0.236768469136384</text:p>
          </table:table-cell>
          <table:table-cell table:formula="of:=(1-[.D21])*100" office:value-type="float" office:value="0.595905951579523" calcext:value-type="float">
            <text:p>0.595905951579523</text:p>
          </table:table-cell>
          <table:table-cell table:formula="of:=(1-[.E21])*100" office:value-type="float" office:value="0.0131691578323601" calcext:value-type="float">
            <text:p>0.01316915783236</text:p>
          </table:table-cell>
          <table:table-cell table:formula="of:=(1-[.F21])*100" office:value-type="float" office:value="0.0955515447499722" calcext:value-type="float">
            <text:p>0.095551544749972</text:p>
          </table:table-cell>
          <table:table-cell table:formula="of:=(1-[.G21])*100" office:value-type="float" office:value="0.403628815253321" calcext:value-type="float">
            <text:p>0.403628815253321</text:p>
          </table:table-cell>
          <table:table-cell table:formula="of:=(1-[.H21])*100" office:value-type="float" office:value="5.17001452081317" calcext:value-type="float">
            <text:p>5.17001452081317</text:p>
          </table:table-cell>
          <table:table-cell table:formula="of:=(1-[.I21])*100" office:value-type="float" office:value="0.117096018735352" calcext:value-type="float">
            <text:p>0.117096018735352</text:p>
          </table:table-cell>
          <table:table-cell table:formula="of:=(1-[.J21])*100" office:value-type="float" office:value="-0.96750827814569" calcext:value-type="float">
            <text:p>-0.96750827814569</text:p>
          </table:table-cell>
          <table:table-cell table:formula="of:=(1-[.K21])*100" office:value-type="float" office:value="0.0156676664129995" calcext:value-type="float">
            <text:p>0.015667666413</text:p>
          </table:table-cell>
          <table:table-cell table:formula="of:=(1-[.L21])*100" office:value-type="float" office:value="1.05411103302882" calcext:value-type="float">
            <text:p>1.05411103302882</text:p>
          </table:table-cell>
          <table:table-cell table:formula="of:=(1-[.M21])*100" office:value-type="float" office:value="0.124090159835544" calcext:value-type="float">
            <text:p>0.124090159835544</text:p>
          </table:table-cell>
          <table:table-cell table:formula="of:=(1-[.N21])*100" office:value-type="float" office:value="1.53454274353877" calcext:value-type="float">
            <text:p>1.53454274353877</text:p>
          </table:table-cell>
          <table:table-cell table:formula="of:=(1-[.O21])*100" office:value-type="float" office:value="-0.595760931831202" calcext:value-type="float">
            <text:p>-0.595760931831202</text:p>
          </table:table-cell>
          <table:table-cell table:formula="of:=(1-[.P21])*100" office:value-type="float" office:value="0.644416073925458" calcext:value-type="float">
            <text:p>0.644416073925458</text:p>
          </table:table-cell>
          <table:table-cell table:formula="of:=(1-[.Q21])*100" office:value-type="float" office:value="0.0211438841315137" calcext:value-type="float">
            <text:p>0.021143884131514</text:p>
          </table:table-cell>
          <table:table-cell table:formula="of:=(1-[.R21])*100" office:value-type="float" office:value="-0.0978184217111266" calcext:value-type="float">
            <text:p>-0.097818421711127</text:p>
          </table:table-cell>
          <table:table-cell table:formula="of:=(1-[.S21])*100" office:value-type="float" office:value="-0.115723642093846" calcext:value-type="float">
            <text:p>-0.115723642093846</text:p>
          </table:table-cell>
          <table:table-cell/>
          <table:table-cell table:formula="of:=(1-[.U21])*100" office:value-type="float" office:value="0.574346841173135" calcext:value-type="float">
            <text:p>0.574346841173135</text:p>
          </table:table-cell>
          <table:table-cell table:formula="of:=MAX([.B32:.S32])" office:value-type="float" office:value="5.17001452081317" calcext:value-type="float">
            <text:p>5.17001452081317</text:p>
          </table:table-cell>
        </table:table-row>
        <table:table-row table:style-name="ro1">
          <table:table-cell office:value-type="string" calcext:value-type="string">
            <text:p>(8,1)</text:p>
          </table:table-cell>
          <table:table-cell table:formula="of:=(1-[.B22])*100" office:value-type="float" office:value="1.02372107987948" calcext:value-type="float">
            <text:p>1.02372107987948</text:p>
          </table:table-cell>
          <table:table-cell table:formula="of:=(1-[.C22])*100" office:value-type="float" office:value="-0.167412048884308" calcext:value-type="float">
            <text:p>-0.167412048884308</text:p>
          </table:table-cell>
          <table:table-cell table:formula="of:=(1-[.D22])*100" office:value-type="float" office:value="0.0448799461440719" calcext:value-type="float">
            <text:p>0.044879946144072</text:p>
          </table:table-cell>
          <table:table-cell table:formula="of:=(1-[.E22])*100" office:value-type="float" office:value="0.0625534997036992" calcext:value-type="float">
            <text:p>0.062553499703699</text:p>
          </table:table-cell>
          <table:table-cell table:formula="of:=(1-[.F22])*100" office:value-type="float" office:value="0.0318505149166648" calcext:value-type="float">
            <text:p>0.031850514916665</text:p>
          </table:table-cell>
          <table:table-cell table:formula="of:=(1-[.G22])*100" office:value-type="float" office:value="0.649650188360107" calcext:value-type="float">
            <text:p>0.649650188360107</text:p>
          </table:table-cell>
          <table:table-cell table:formula="of:=(1-[.H22])*100" office:value-type="float" office:value="2.06921587608906" calcext:value-type="float">
            <text:p>2.06921587608906</text:p>
          </table:table-cell>
          <table:table-cell table:formula="of:=(1-[.I22])*100" office:value-type="float" office:value="0.0836400133823911" calcext:value-type="float">
            <text:p>0.083640013382391</text:p>
          </table:table-cell>
          <table:table-cell table:formula="of:=(1-[.J22])*100" office:value-type="float" office:value="-1.06322433774835" calcext:value-type="float">
            <text:p>-1.06322433774835</text:p>
          </table:table-cell>
          <table:table-cell table:formula="of:=(1-[.K22])*100" office:value-type="float" office:value="0.0940059984780195" calcext:value-type="float">
            <text:p>0.09400599847802</text:p>
          </table:table-cell>
          <table:table-cell table:formula="of:=(1-[.L22])*100" office:value-type="float" office:value="0.601233700320147" calcext:value-type="float">
            <text:p>0.601233700320147</text:p>
          </table:table-cell>
          <table:table-cell table:formula="of:=(1-[.M22])*100" office:value-type="float" office:value="-0.0537106661974596" calcext:value-type="float">
            <text:p>-0.05371066619746</text:p>
          </table:table-cell>
          <table:table-cell table:formula="of:=(1-[.N22])*100" office:value-type="float" office:value="0.431784294234594" calcext:value-type="float">
            <text:p>0.431784294234594</text:p>
          </table:table-cell>
          <table:table-cell table:formula="of:=(1-[.O22])*100" office:value-type="float" office:value="-0.33607026923812" calcext:value-type="float">
            <text:p>-0.33607026923812</text:p>
          </table:table-cell>
          <table:table-cell table:formula="of:=(1-[.P22])*100" office:value-type="float" office:value="-0.702170344701814" calcext:value-type="float">
            <text:p>-0.702170344701814</text:p>
          </table:table-cell>
          <table:table-cell table:formula="of:=(1-[.Q22])*100" office:value-type="float" office:value="-0.0317158261972761" calcext:value-type="float">
            <text:p>-0.031715826197276</text:p>
          </table:table-cell>
          <table:table-cell table:formula="of:=(1-[.R22])*100" office:value-type="float" office:value="-0.0818944925953691" calcext:value-type="float">
            <text:p>-0.081894492595369</text:p>
          </table:table-cell>
          <table:table-cell table:formula="of:=(1-[.S22])*100" office:value-type="float" office:value="-0.61801349288424" calcext:value-type="float">
            <text:p>-0.61801349288424</text:p>
          </table:table-cell>
          <table:table-cell/>
          <table:table-cell table:formula="of:=(1-[.U22])*100" office:value-type="float" office:value="0.115545158775132" calcext:value-type="float">
            <text:p>0.115545158775132</text:p>
          </table:table-cell>
          <table:table-cell table:formula="of:=MAX([.B33:.S33])" office:value-type="float" office:value="2.06921587608906" calcext:value-type="float">
            <text:p>2.06921587608906</text:p>
          </table:table-cell>
        </table:table-row>
        <table:table-row table:style-name="ro1">
          <table:table-cell office:value-type="string" calcext:value-type="string">
            <text:p>(8,2)</text:p>
          </table:table-cell>
          <table:table-cell table:formula="of:=(1-[.B23])*100" office:value-type="float" office:value="1.98309397759512" calcext:value-type="float">
            <text:p>1.98309397759512</text:p>
          </table:table-cell>
          <table:table-cell table:formula="of:=(1-[.C23])*100" office:value-type="float" office:value="-0.21524406285125" calcext:value-type="float">
            <text:p>-0.21524406285125</text:p>
          </table:table-cell>
          <table:table-cell table:formula="of:=(1-[.D23])*100" office:value-type="float" office:value="0.199466427306949" calcext:value-type="float">
            <text:p>0.199466427306949</text:p>
          </table:table-cell>
          <table:table-cell table:formula="of:=(1-[.E23])*100" office:value-type="float" office:value="0.046092052413238" calcext:value-type="float">
            <text:p>0.046092052413238</text:p>
          </table:table-cell>
          <table:table-cell table:formula="of:=(1-[.F23])*100" office:value-type="float" office:value="0.0106168383055549" calcext:value-type="float">
            <text:p>0.010616838305555</text:p>
          </table:table-cell>
          <table:table-cell table:formula="of:=(1-[.G23])*100" office:value-type="float" office:value="0.749596371184746" calcext:value-type="float">
            <text:p>0.749596371184746</text:p>
          </table:table-cell>
          <table:table-cell table:formula="of:=(1-[.H23])*100" office:value-type="float" office:value="3.55759922555663" calcext:value-type="float">
            <text:p>3.55759922555663</text:p>
          </table:table-cell>
          <table:table-cell table:formula="of:=(1-[.I23])*100" office:value-type="float" office:value="0.150552024088324" calcext:value-type="float">
            <text:p>0.150552024088324</text:p>
          </table:table-cell>
          <table:table-cell table:formula="of:=(1-[.J23])*100" office:value-type="float" office:value="-0.983029801324498" calcext:value-type="float">
            <text:p>-0.983029801324498</text:p>
          </table:table-cell>
          <table:table-cell table:formula="of:=(1-[.K23])*100" office:value-type="float" office:value="-0.0447647611800051" calcext:value-type="float">
            <text:p>-0.044764761180005</text:p>
          </table:table-cell>
          <table:table-cell table:formula="of:=(1-[.L23])*100" office:value-type="float" office:value="0.94479581478879" calcext:value-type="float">
            <text:p>0.94479581478879</text:p>
          </table:table-cell>
          <table:table-cell table:formula="of:=(1-[.M23])*100" office:value-type="float" office:value="-0.0463022984460881" calcext:value-type="float">
            <text:p>-0.046302298446088</text:p>
          </table:table-cell>
          <table:table-cell table:formula="of:=(1-[.N23])*100" office:value-type="float" office:value="1.04063121272364" calcext:value-type="float">
            <text:p>1.04063121272364</text:p>
          </table:table-cell>
          <table:table-cell table:formula="of:=(1-[.O23])*100" office:value-type="float" office:value="-0.548023677678056" calcext:value-type="float">
            <text:p>-0.548023677678056</text:p>
          </table:table-cell>
          <table:table-cell table:formula="of:=(1-[.P23])*100" office:value-type="float" office:value="-0.182381907714757" calcext:value-type="float">
            <text:p>-0.182381907714757</text:p>
          </table:table-cell>
          <table:table-cell table:formula="of:=(1-[.Q23])*100" office:value-type="float" office:value="-0.0660746379109956" calcext:value-type="float">
            <text:p>-0.066074637910996</text:p>
          </table:table-cell>
          <table:table-cell table:formula="of:=(1-[.R23])*100" office:value-type="float" office:value="-0.100093268727663" calcext:value-type="float">
            <text:p>-0.100093268727663</text:p>
          </table:table-cell>
          <table:table-cell table:formula="of:=(1-[.S23])*100" office:value-type="float" office:value="-0.285615797508254" calcext:value-type="float">
            <text:p>-0.285615797508254</text:p>
          </table:table-cell>
          <table:table-cell/>
          <table:table-cell table:formula="of:=(1-[.U23])*100" office:value-type="float" office:value="0.350271258751778" calcext:value-type="float">
            <text:p>0.350271258751778</text:p>
          </table:table-cell>
          <table:table-cell table:formula="of:=MAX([.B34:.S34])" office:value-type="float" office:value="3.55759922555663" calcext:value-type="float">
            <text:p>3.55759922555663</text:p>
          </table:table-cell>
        </table:table-row>
        <table:table-row table:style-name="ro1">
          <table:table-cell office:value-type="string" calcext:value-type="string">
            <text:p>(8,4)</text:p>
          </table:table-cell>
          <table:table-cell table:formula="of:=(1-[.B24])*100" office:value-type="float" office:value="4.29377870075169" calcext:value-type="float">
            <text:p>4.29377870075169</text:p>
          </table:table-cell>
          <table:table-cell table:formula="of:=(1-[.C24])*100" office:value-type="float" office:value="-0.275034080309955" calcext:value-type="float">
            <text:p>-0.275034080309955</text:p>
          </table:table-cell>
          <table:table-cell table:formula="of:=(1-[.D24])*100" office:value-type="float" office:value="1.49849153514349" calcext:value-type="float">
            <text:p>1.49849153514349</text:p>
          </table:table-cell>
          <table:table-cell table:formula="of:=(1-[.E24])*100" office:value-type="float" office:value="0.240337130440504" calcext:value-type="float">
            <text:p>0.240337130440504</text:p>
          </table:table-cell>
          <table:table-cell table:formula="of:=(1-[.F24])*100" office:value-type="float" office:value="0.403439855610999" calcext:value-type="float">
            <text:p>0.403439855610999</text:p>
          </table:table-cell>
          <table:table-cell table:formula="of:=(1-[.G24])*100" office:value-type="float" office:value="1.10325209502574" calcext:value-type="float">
            <text:p>1.10325209502574</text:p>
          </table:table-cell>
          <table:table-cell table:formula="of:=(1-[.H24])*100" office:value-type="float" office:value="6.92461277831559" calcext:value-type="float">
            <text:p>6.92461277831559</text:p>
          </table:table-cell>
          <table:table-cell table:formula="of:=(1-[.I24])*100" office:value-type="float" office:value="0.736032117765129" calcext:value-type="float">
            <text:p>0.736032117765129</text:p>
          </table:table-cell>
          <table:table-cell table:formula="of:=(1-[.J24])*100" office:value-type="float" office:value="-0.626034768211925" calcext:value-type="float">
            <text:p>-0.626034768211925</text:p>
          </table:table-cell>
          <table:table-cell table:formula="of:=(1-[.K24])*100" office:value-type="float" office:value="0.0022382380590158" calcext:value-type="float">
            <text:p>0.002238238059016</text:p>
          </table:table-cell>
          <table:table-cell table:formula="of:=(1-[.L24])*100" office:value-type="float" office:value="2.77192160537207" calcext:value-type="float">
            <text:p>2.77192160537207</text:p>
          </table:table-cell>
          <table:table-cell table:formula="of:=(1-[.M24])*100" office:value-type="float" office:value="1.07050914007372" calcext:value-type="float">
            <text:p>1.07050914007372</text:p>
          </table:table-cell>
          <table:table-cell table:formula="of:=(1-[.N24])*100" office:value-type="float" office:value="2.04398608349901" calcext:value-type="float">
            <text:p>2.04398608349901</text:p>
          </table:table-cell>
          <table:table-cell table:formula="of:=(1-[.O24])*100" office:value-type="float" office:value="0.908917319075808" calcext:value-type="float">
            <text:p>0.908917319075808</text:p>
          </table:table-cell>
          <table:table-cell table:formula="of:=(1-[.P24])*100" office:value-type="float" office:value="2.9272296188218" calcext:value-type="float">
            <text:p>2.9272296188218</text:p>
          </table:table-cell>
          <table:table-cell table:formula="of:=(1-[.Q24])*100" office:value-type="float" office:value="-0.0132149275821947" calcext:value-type="float">
            <text:p>-0.013214927582195</text:p>
          </table:table-cell>
          <table:table-cell table:formula="of:=(1-[.R24])*100" office:value-type="float" office:value="-0.100093268727663" calcext:value-type="float">
            <text:p>-0.100093268727663</text:p>
          </table:table-cell>
          <table:table-cell table:formula="of:=(1-[.S24])*100" office:value-type="float" office:value="2.15689171221747" calcext:value-type="float">
            <text:p>2.15689171221747</text:p>
          </table:table-cell>
          <table:table-cell/>
          <table:table-cell table:formula="of:=(1-[.U24])*100" office:value-type="float" office:value="1.46553410704028" calcext:value-type="float">
            <text:p>1.46553410704028</text:p>
          </table:table-cell>
          <table:table-cell table:formula="of:=MAX([.B35:.S35])" office:value-type="float" office:value="6.92461277831559" calcext:value-type="float">
            <text:p>6.92461277831559</text:p>
          </table:table-cell>
        </table:table-row>
        <table:table-row table:style-name="ro1">
          <table:table-cell office:value-type="string" calcext:value-type="string">
            <text:p>(16,1)</text:p>
          </table:table-cell>
          <table:table-cell table:formula="of:=(1-[.B25])*100" office:value-type="float" office:value="2.88104361051799" calcext:value-type="float">
            <text:p>2.88104361051799</text:p>
          </table:table-cell>
          <table:table-cell table:formula="of:=(1-[.C25])*100" office:value-type="float" office:value="-0.157845646090915" calcext:value-type="float">
            <text:p>-0.157845646090915</text:p>
          </table:table-cell>
          <table:table-cell table:formula="of:=(1-[.D25])*100" office:value-type="float" office:value="0.12466651706684" calcext:value-type="float">
            <text:p>0.12466651706684</text:p>
          </table:table-cell>
          <table:table-cell table:formula="of:=(1-[.E25])*100" office:value-type="float" office:value="0.204121946401514" calcext:value-type="float">
            <text:p>0.204121946401514</text:p>
          </table:table-cell>
          <table:table-cell table:formula="of:=(1-[.F25])*100" office:value-type="float" office:value="0.222953604416609" calcext:value-type="float">
            <text:p>0.222953604416609</text:p>
          </table:table-cell>
          <table:table-cell table:formula="of:=(1-[.G25])*100" office:value-type="float" office:value="1.63757976474205" calcext:value-type="float">
            <text:p>1.63757976474205</text:p>
          </table:table-cell>
          <table:table-cell table:formula="of:=(1-[.H25])*100" office:value-type="float" office:value="3.22483059051307" calcext:value-type="float">
            <text:p>3.22483059051307</text:p>
          </table:table-cell>
          <table:table-cell table:formula="of:=(1-[.I25])*100" office:value-type="float" office:value="0.217464034794235" calcext:value-type="float">
            <text:p>0.217464034794235</text:p>
          </table:table-cell>
          <table:table-cell table:formula="of:=(1-[.J25])*100" office:value-type="float" office:value="-0.871792218543055" calcext:value-type="float">
            <text:p>-0.871792218543055</text:p>
          </table:table-cell>
          <table:table-cell table:formula="of:=(1-[.K25])*100" office:value-type="float" office:value="-0.172344330542984" calcext:value-type="float">
            <text:p>-0.172344330542984</text:p>
          </table:table-cell>
          <table:table-cell table:formula="of:=(1-[.L25])*100" office:value-type="float" office:value="1.00205616720023" calcext:value-type="float">
            <text:p>1.00205616720023</text:p>
          </table:table-cell>
          <table:table-cell table:formula="of:=(1-[.M25])*100" office:value-type="float" office:value="-0.166688274405935" calcext:value-type="float">
            <text:p>-0.166688274405935</text:p>
          </table:table-cell>
          <table:table-cell table:formula="of:=(1-[.N25])*100" office:value-type="float" office:value="1.07790755467196" calcext:value-type="float">
            <text:p>1.07790755467196</text:p>
          </table:table-cell>
          <table:table-cell table:formula="of:=(1-[.O25])*100" office:value-type="float" office:value="-0.60148940232958" calcext:value-type="float">
            <text:p>-0.60148940232958</text:p>
          </table:table-cell>
          <table:table-cell table:formula="of:=(1-[.P25])*100" office:value-type="float" office:value="-0.0486351753905989" calcext:value-type="float">
            <text:p>-0.048635175390599</text:p>
          </table:table-cell>
          <table:table-cell table:formula="of:=(1-[.Q25])*100" office:value-type="float" office:value="-0.0766465799767468" calcext:value-type="float">
            <text:p>-0.076646579976747</text:p>
          </table:table-cell>
          <table:table-cell table:formula="of:=(1-[.R25])*100" office:value-type="float" office:value="-0.0773447985622955" calcext:value-type="float">
            <text:p>-0.077344798562296</text:p>
          </table:table-cell>
          <table:table-cell table:formula="of:=(1-[.S25])*100" office:value-type="float" office:value="0.462894568375427" calcext:value-type="float">
            <text:p>0.462894568375427</text:p>
          </table:table-cell>
          <table:table-cell/>
          <table:table-cell table:formula="of:=(1-[.U25])*100" office:value-type="float" office:value="0.499336028886277" calcext:value-type="float">
            <text:p>0.499336028886277</text:p>
          </table:table-cell>
          <table:table-cell table:formula="of:=MAX([.B36:.S36])" office:value-type="float" office:value="3.22483059051307" calcext:value-type="float">
            <text:p>3.22483059051307</text:p>
          </table:table-cell>
        </table:table-row>
        <table:table-row table:style-name="ro1">
          <table:table-cell office:value-type="string" calcext:value-type="string">
            <text:p>(16,2)</text:p>
          </table:table-cell>
          <table:table-cell table:formula="of:=(1-[.B26])*100" office:value-type="float" office:value="4.7032671327035" calcext:value-type="float">
            <text:p>4.7032671327035</text:p>
          </table:table-cell>
          <table:table-cell table:formula="of:=(1-[.C26])*100" office:value-type="float" office:value="-0.246334871929776" calcext:value-type="float">
            <text:p>-0.246334871929776</text:p>
          </table:table-cell>
          <table:table-cell table:formula="of:=(1-[.D26])*100" office:value-type="float" office:value="0.870172289126581" calcext:value-type="float">
            <text:p>0.870172289126581</text:p>
          </table:table-cell>
          <table:table-cell table:formula="of:=(1-[.E26])*100" office:value-type="float" office:value="0.704549944031074" calcext:value-type="float">
            <text:p>0.704549944031074</text:p>
          </table:table-cell>
          <table:table-cell table:formula="of:=(1-[.F26])*100" office:value-type="float" office:value="0.594542945110954" calcext:value-type="float">
            <text:p>0.594542945110954</text:p>
          </table:table-cell>
          <table:table-cell table:formula="of:=(1-[.G26])*100" office:value-type="float" office:value="1.81440762666257" calcext:value-type="float">
            <text:p>1.81440762666257</text:p>
          </table:table-cell>
          <table:table-cell table:formula="of:=(1-[.H26])*100" office:value-type="float" office:value="5.98681026137464" calcext:value-type="float">
            <text:p>5.98681026137464</text:p>
          </table:table-cell>
          <table:table-cell table:formula="of:=(1-[.I26])*100" office:value-type="float" office:value="0.78621612579457" calcext:value-type="float">
            <text:p>0.78621612579457</text:p>
          </table:table-cell>
          <table:table-cell table:formula="of:=(1-[.J26])*100" office:value-type="float" office:value="-0.320778145695355" calcext:value-type="float">
            <text:p>-0.320778145695355</text:p>
          </table:table-cell>
          <table:table-cell table:formula="of:=(1-[.K26])*100" office:value-type="float" office:value="-0.114150141008995" calcext:value-type="float">
            <text:p>-0.114150141008995</text:p>
          </table:table-cell>
          <table:table-cell table:formula="of:=(1-[.L26])*100" office:value-type="float" office:value="2.62877072434347" calcext:value-type="float">
            <text:p>2.62877072434347</text:p>
          </table:table-cell>
          <table:table-cell table:formula="of:=(1-[.M26])*100" office:value-type="float" office:value="0.672309373437308" calcext:value-type="float">
            <text:p>0.672309373437308</text:p>
          </table:table-cell>
          <table:table-cell table:formula="of:=(1-[.N26])*100" office:value-type="float" office:value="1.80168986083499" calcext:value-type="float">
            <text:p>1.80168986083499</text:p>
          </table:table-cell>
          <table:table-cell table:formula="of:=(1-[.O26])*100" office:value-type="float" office:value="0.280695054420477" calcext:value-type="float">
            <text:p>0.280695054420477</text:p>
          </table:table-cell>
          <table:table-cell table:formula="of:=(1-[.P26])*100" office:value-type="float" office:value="2.82995926804062" calcext:value-type="float">
            <text:p>2.82995926804062</text:p>
          </table:table-cell>
          <table:table-cell table:formula="of:=(1-[.Q26])*100" office:value-type="float" office:value="-0.134792261338412" calcext:value-type="float">
            <text:p>-0.134792261338412</text:p>
          </table:table-cell>
          <table:table-cell table:formula="of:=(1-[.R26])*100" office:value-type="float" office:value="-0.0932687276780753" calcext:value-type="float">
            <text:p>-0.093268727678075</text:p>
          </table:table-cell>
          <table:table-cell table:formula="of:=(1-[.S26])*100" office:value-type="float" office:value="2.01654601861427" calcext:value-type="float">
            <text:p>2.01654601861427</text:p>
          </table:table-cell>
          <table:table-cell/>
          <table:table-cell table:formula="of:=(1-[.U26])*100" office:value-type="float" office:value="1.39167319162841" calcext:value-type="float">
            <text:p>1.39167319162841</text:p>
          </table:table-cell>
          <table:table-cell table:formula="of:=MAX([.B37:.S37])" office:value-type="float" office:value="5.98681026137464" calcext:value-type="float">
            <text:p>5.98681026137464</text:p>
          </table:table-cell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PC</text:p>
          </table:table-cell>
          <table:table-cell office:value-type="string" calcext:value-type="string">
            <text:p>comp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office:value-type="float" office:value="1.51863504356244" calcext:value-type="float">
            <text:p>1.51863504356244</text:p>
          </table:table-cell>
          <table:table-cell office:value-type="float" office:value="52.0831766660266" calcext:value-type="float">
            <text:p>52.083176666026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4,2)</text:p>
          </table:table-cell>
          <table:table-cell office:value-type="float" office:value="2.24165053242982" calcext:value-type="float">
            <text:p>2.24165053242982</text:p>
          </table:table-cell>
          <table:table-cell office:value-type="float" office:value="70.1097152562617" calcext:value-type="float">
            <text:p>70.109715256261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4,4)</text:p>
          </table:table-cell>
          <table:table-cell office:value-type="float" office:value="5.17001452081317" calcext:value-type="float">
            <text:p>5.17001452081317</text:p>
          </table:table-cell>
          <table:table-cell office:value-type="float" office:value="78.533390224225" calcext:value-type="float">
            <text:p>78.53339022422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8,1)</text:p>
          </table:table-cell>
          <table:table-cell office:value-type="float" office:value="2.06921587608906" calcext:value-type="float">
            <text:p>2.06921587608906</text:p>
          </table:table-cell>
          <table:table-cell office:value-type="float" office:value="59.3298858578791" calcext:value-type="float">
            <text:p>59.329885857879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8,2)</text:p>
          </table:table-cell>
          <table:table-cell office:value-type="float" office:value="3.55759922555663" calcext:value-type="float">
            <text:p>3.55759922555663</text:p>
          </table:table-cell>
          <table:table-cell office:value-type="float" office:value="78.8922513811702" calcext:value-type="float">
            <text:p>78.892251381170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8,4)</text:p>
          </table:table-cell>
          <table:table-cell office:value-type="float" office:value="6.92461277831559" calcext:value-type="float">
            <text:p>6.92461277831559</text:p>
          </table:table-cell>
          <table:table-cell office:value-type="float" office:value="87.7010524374518" calcext:value-type="float">
            <text:p>87.701052437451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16,1)</text:p>
          </table:table-cell>
          <table:table-cell office:value-type="float" office:value="3.22483059051307" calcext:value-type="float">
            <text:p>3.22483059051307</text:p>
          </table:table-cell>
          <table:table-cell office:value-type="float" office:value="64.4918575931916" calcext:value-type="float">
            <text:p>64.491857593191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16,2)</text:p>
          </table:table-cell>
          <table:table-cell office:value-type="float" office:value="5.98681026137464" calcext:value-type="float">
            <text:p>5.98681026137464</text:p>
          </table:table-cell>
          <table:table-cell office:value-type="float" office:value="84.3249870083066" calcext:value-type="float">
            <text:p>84.3249870083066</text:p>
          </table:table-cell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omp</text:p>
          </table:table-cell>
          <table:table-cell office:value-type="string" calcext:value-type="string">
            <text:p>IP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office:value-type="float" office:value="52.0831766660266" calcext:value-type="float">
            <text:p>52.0831766660266</text:p>
          </table:table-cell>
          <table:table-cell office:value-type="float" office:value="1.51863504356244" calcext:value-type="float">
            <text:p>1.5186350435624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8,1)</text:p>
          </table:table-cell>
          <table:table-cell office:value-type="float" office:value="59.3298858578791" calcext:value-type="float">
            <text:p>59.3298858578791</text:p>
          </table:table-cell>
          <table:table-cell office:value-type="float" office:value="2.06921587608906" calcext:value-type="float">
            <text:p>2.0692158760890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4,2)</text:p>
          </table:table-cell>
          <table:table-cell office:value-type="float" office:value="70.1097152562617" calcext:value-type="float">
            <text:p>70.1097152562617</text:p>
          </table:table-cell>
          <table:table-cell office:value-type="float" office:value="2.24165053242982" calcext:value-type="float">
            <text:p>2.2416505324298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16,1)</text:p>
          </table:table-cell>
          <table:table-cell office:value-type="float" office:value="64.4918575931916" calcext:value-type="float">
            <text:p>64.4918575931916</text:p>
          </table:table-cell>
          <table:table-cell office:value-type="float" office:value="3.22483059051307" calcext:value-type="float">
            <text:p>3.2248305905130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8,2)</text:p>
          </table:table-cell>
          <table:table-cell office:value-type="float" office:value="78.8922513811702" calcext:value-type="float">
            <text:p>78.8922513811702</text:p>
          </table:table-cell>
          <table:table-cell office:value-type="float" office:value="3.55759922555663" calcext:value-type="float">
            <text:p>3.5575992255566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4,4)</text:p>
          </table:table-cell>
          <table:table-cell office:value-type="float" office:value="78.533390224225" calcext:value-type="float">
            <text:p>78.533390224225</text:p>
          </table:table-cell>
          <table:table-cell office:value-type="float" office:value="5.17001452081317" calcext:value-type="float">
            <text:p>5.1700145208131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16,2)</text:p>
          </table:table-cell>
          <table:table-cell office:value-type="float" office:value="84.3249870083066" calcext:value-type="float">
            <text:p>84.3249870083066</text:p>
          </table:table-cell>
          <table:table-cell office:value-type="float" office:value="5.98681026137464" calcext:value-type="float">
            <text:p>5.9868102613746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8,4)</text:p>
          </table:table-cell>
          <table:table-cell office:value-type="float" office:value="87.7010524374518" calcext:value-type="float">
            <text:p>87.7010524374518</text:p>
          </table:table-cell>
          <table:table-cell office:value-type="float" office:value="6.92461277831559" calcext:value-type="float">
            <text:p>6.92461277831559</text:p>
          </table:table-cell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float" office:value="1.98309397759512" calcext:value-type="float">
            <text:p>1.98309397759512</text:p>
          </table:table-cell>
          <table:table-cell office:value-type="float" office:value="-0.21524406285125" calcext:value-type="float">
            <text:p>-0.21524406285125</text:p>
          </table:table-cell>
          <table:table-cell office:value-type="float" office:value="0.199466427306949" calcext:value-type="float">
            <text:p>0.199466427306949</text:p>
          </table:table-cell>
          <table:table-cell office:value-type="float" office:value="0.046092052413238" calcext:value-type="float">
            <text:p>0.046092052413238</text:p>
          </table:table-cell>
          <table:table-cell office:value-type="float" office:value="0.0106168383055549" calcext:value-type="float">
            <text:p>0.010616838305555</text:p>
          </table:table-cell>
          <table:table-cell office:value-type="float" office:value="0.749596371184746" calcext:value-type="float">
            <text:p>0.749596371184746</text:p>
          </table:table-cell>
          <table:table-cell office:value-type="float" office:value="3.55759922555663" calcext:value-type="float">
            <text:p>3.55759922555663</text:p>
          </table:table-cell>
          <table:table-cell office:value-type="float" office:value="0.150552024088324" calcext:value-type="float">
            <text:p>0.150552024088324</text:p>
          </table:table-cell>
          <table:table-cell office:value-type="float" office:value="-0.983029801324498" calcext:value-type="float">
            <text:p>-0.983029801324498</text:p>
          </table:table-cell>
          <table:table-cell office:value-type="float" office:value="-0.0447647611800051" calcext:value-type="float">
            <text:p>-0.044764761180005</text:p>
          </table:table-cell>
          <table:table-cell office:value-type="float" office:value="0.94479581478879" calcext:value-type="float">
            <text:p>0.94479581478879</text:p>
          </table:table-cell>
          <table:table-cell office:value-type="float" office:value="-0.0463022984460881" calcext:value-type="float">
            <text:p>-0.046302298446088</text:p>
          </table:table-cell>
          <table:table-cell office:value-type="float" office:value="1.04063121272364" calcext:value-type="float">
            <text:p>1.04063121272364</text:p>
          </table:table-cell>
          <table:table-cell office:value-type="float" office:value="-0.548023677678056" calcext:value-type="float">
            <text:p>-0.548023677678056</text:p>
          </table:table-cell>
          <table:table-cell office:value-type="float" office:value="-0.182381907714757" calcext:value-type="float">
            <text:p>-0.182381907714757</text:p>
          </table:table-cell>
          <table:table-cell office:value-type="float" office:value="-0.0660746379109956" calcext:value-type="float">
            <text:p>-0.066074637910996</text:p>
          </table:table-cell>
          <table:table-cell office:value-type="float" office:value="-0.100093268727663" calcext:value-type="float">
            <text:p>-0.100093268727663</text:p>
          </table:table-cell>
          <table:table-cell office:value-type="float" office:value="-0.285615797508254" calcext:value-type="float">
            <text:p>-0.285615797508254</text:p>
          </table:table-cell>
          <table:table-cell/>
          <table:table-cell office:value-type="float" office:value="0.350271258751778" calcext:value-type="float">
            <text:p>0.350271258751778</text:p>
          </table:table-cell>
        </table:table-row>
      </table:table>
      <table:table table:name="comp" table:style-name="ta1">
        <table:shapes>
          <draw:frame draw:z-index="0" draw:style-name="gr1" draw:text-style-name="P1" svg:width="337.89mm" svg:height="89.94mm" svg:x="44.38mm" svg:y="239.7mm">
            <draw:object draw:notify-on-update-of-ranges="comp.B49:comp.B49 comp.C49:comp.W49 comp.B50:comp.B50 comp.C50:comp.W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style-name="ce1" office:value-type="float" office:value="8654800000" calcext:value-type="float">
            <text:p>8.65E+09</text:p>
          </table:table-cell>
          <table:table-cell table:style-name="ce1" office:value-type="float" office:value="5748900000" calcext:value-type="float">
            <text:p>5.75E+09</text:p>
          </table:table-cell>
          <table:table-cell table:style-name="ce1" office:value-type="float" office:value="8716500000" calcext:value-type="float">
            <text:p>8.72E+09</text:p>
          </table:table-cell>
          <table:table-cell table:style-name="ce1" office:value-type="float" office:value="6360200000" calcext:value-type="float">
            <text:p>6.36E+09</text:p>
          </table:table-cell>
          <table:table-cell table:style-name="ce1" office:value-type="float" office:value="4664600000" calcext:value-type="float">
            <text:p>4.66E+09</text:p>
          </table:table-cell>
          <table:table-cell table:style-name="ce1" office:value-type="float" office:value="5086500000" calcext:value-type="float">
            <text:p>5.09E+09</text:p>
          </table:table-cell>
          <table:table-cell table:style-name="ce1" office:value-type="float" office:value="10905000000" calcext:value-type="float">
            <text:p>1.09E+10</text:p>
          </table:table-cell>
          <table:table-cell table:style-name="ce1" office:value-type="float" office:value="5764900000" calcext:value-type="float">
            <text:p>5.76E+09</text:p>
          </table:table-cell>
          <table:table-cell table:style-name="ce1" office:value-type="float" office:value="14555000000" calcext:value-type="float">
            <text:p>1.46E+10</text:p>
          </table:table-cell>
          <table:table-cell table:style-name="ce1" office:value-type="float" office:value="3371800000" calcext:value-type="float">
            <text:p>3.37E+09</text:p>
          </table:table-cell>
          <table:table-cell table:style-name="ce1" office:value-type="float" office:value="2981300000" calcext:value-type="float">
            <text:p>2.98E+09</text:p>
          </table:table-cell>
          <table:table-cell table:style-name="ce1" office:value-type="float" office:value="7226200000" calcext:value-type="float">
            <text:p>7.23E+09</text:p>
          </table:table-cell>
          <table:table-cell table:style-name="ce1" office:value-type="float" office:value="9544900000" calcext:value-type="float">
            <text:p>9.54E+09</text:p>
          </table:table-cell>
          <table:table-cell table:style-name="ce1" office:value-type="float" office:value="8602800000" calcext:value-type="float">
            <text:p>8.60E+09</text:p>
          </table:table-cell>
          <table:table-cell table:style-name="ce1" office:value-type="float" office:value="5313700000" calcext:value-type="float">
            <text:p>5.31E+09</text:p>
          </table:table-cell>
          <table:table-cell table:style-name="ce1" office:value-type="float" office:value="4950200000" calcext:value-type="float">
            <text:p>4.95E+09</text:p>
          </table:table-cell>
          <table:table-cell table:style-name="ce1" office:value-type="float" office:value="7414000000" calcext:value-type="float">
            <text:p>7.41E+09</text:p>
          </table:table-cell>
          <table:table-cell table:style-name="ce1" office:value-type="float" office:value="4731300000" calcext:value-type="float">
            <text:p>4.73E+09</text:p>
          </table:table-cell>
          <table:table-cell table:style-name="ce1" office:value-type="float" office:value="6015100000" calcext:value-type="float">
            <text:p>6.02E+09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19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19"/>
          <table:table-cell table:number-columns-repeated="2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1" office:value-type="float" office:value="3972000000" calcext:value-type="float">
            <text:p>3.97E+09</text:p>
          </table:table-cell>
          <table:table-cell table:style-name="ce1" office:value-type="float" office:value="2483600000" calcext:value-type="float">
            <text:p>2.48E+09</text:p>
          </table:table-cell>
          <table:table-cell table:style-name="ce1" office:value-type="float" office:value="4451900000" calcext:value-type="float">
            <text:p>4.45E+09</text:p>
          </table:table-cell>
          <table:table-cell table:style-name="ce1" office:value-type="float" office:value="2926300000" calcext:value-type="float">
            <text:p>2.93E+09</text:p>
          </table:table-cell>
          <table:table-cell table:style-name="ce1" office:value-type="float" office:value="2092800000" calcext:value-type="float">
            <text:p>2.09E+09</text:p>
          </table:table-cell>
          <table:table-cell table:style-name="ce1" office:value-type="float" office:value="2114900000" calcext:value-type="float">
            <text:p>2.11E+09</text:p>
          </table:table-cell>
          <table:table-cell table:style-name="ce1" office:value-type="float" office:value="5158400000" calcext:value-type="float">
            <text:p>5.16E+09</text:p>
          </table:table-cell>
          <table:table-cell table:style-name="ce1" office:value-type="float" office:value="2458500000" calcext:value-type="float">
            <text:p>2.46E+09</text:p>
          </table:table-cell>
          <table:table-cell table:style-name="ce1" office:value-type="float" office:value="8430300000" calcext:value-type="float">
            <text:p>8.43E+09</text:p>
          </table:table-cell>
          <table:table-cell table:style-name="ce1" office:value-type="float" office:value="1620900000" calcext:value-type="float">
            <text:p>1.62E+09</text:p>
          </table:table-cell>
          <table:table-cell table:style-name="ce1" office:value-type="float" office:value="1519100000" calcext:value-type="float">
            <text:p>1.52E+09</text:p>
          </table:table-cell>
          <table:table-cell table:style-name="ce1" office:value-type="float" office:value="3343100000" calcext:value-type="float">
            <text:p>3.34E+09</text:p>
          </table:table-cell>
          <table:table-cell table:style-name="ce1" office:value-type="float" office:value="5185300000" calcext:value-type="float">
            <text:p>5.19E+09</text:p>
          </table:table-cell>
          <table:table-cell table:style-name="ce1" office:value-type="float" office:value="4072000000" calcext:value-type="float">
            <text:p>4.07E+09</text:p>
          </table:table-cell>
          <table:table-cell table:style-name="ce1" office:value-type="float" office:value="2728700000" calcext:value-type="float">
            <text:p>2.73E+09</text:p>
          </table:table-cell>
          <table:table-cell table:style-name="ce1" office:value-type="float" office:value="2420000000" calcext:value-type="float">
            <text:p>2.42E+09</text:p>
          </table:table-cell>
          <table:table-cell table:style-name="ce1" office:value-type="float" office:value="3455300000" calcext:value-type="float">
            <text:p>3.46E+09</text:p>
          </table:table-cell>
          <table:table-cell table:style-name="ce1" office:value-type="float" office:value="2354500000" calcext:value-type="float">
            <text:p>2.35E+09</text:p>
          </table:table-cell>
          <table:table-cell table:style-name="ce1" office:value-type="float" office:value="2966500000" calcext:value-type="float">
            <text:p>2.97E+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4,2)</text:p>
          </table:table-cell>
          <table:table-cell table:style-name="ce1" office:value-type="float" office:value="2517400000" calcext:value-type="float">
            <text:p>2.52E+09</text:p>
          </table:table-cell>
          <table:table-cell table:style-name="ce1" office:value-type="float" office:value="1615700000" calcext:value-type="float">
            <text:p>1.62E+09</text:p>
          </table:table-cell>
          <table:table-cell table:style-name="ce1" office:value-type="float" office:value="2625400000" calcext:value-type="float">
            <text:p>2.63E+09</text:p>
          </table:table-cell>
          <table:table-cell table:style-name="ce1" office:value-type="float" office:value="1878100000" calcext:value-type="float">
            <text:p>1.88E+09</text:p>
          </table:table-cell>
          <table:table-cell table:style-name="ce1" office:value-type="float" office:value="1376000000" calcext:value-type="float">
            <text:p>1.38E+09</text:p>
          </table:table-cell>
          <table:table-cell table:style-name="ce1" office:value-type="float" office:value="1420000000" calcext:value-type="float">
            <text:p>1.42E+09</text:p>
          </table:table-cell>
          <table:table-cell table:style-name="ce1" office:value-type="float" office:value="3053100000" calcext:value-type="float">
            <text:p>3.05E+09</text:p>
          </table:table-cell>
          <table:table-cell table:style-name="ce1" office:value-type="float" office:value="1632500000" calcext:value-type="float">
            <text:p>1.63E+09</text:p>
          </table:table-cell>
          <table:table-cell table:style-name="ce1" office:value-type="float" office:value="4188600000" calcext:value-type="float">
            <text:p>4.19E+09</text:p>
          </table:table-cell>
          <table:table-cell table:style-name="ce1" office:value-type="float" office:value="1068900000" calcext:value-type="float">
            <text:p>1.07E+09</text:p>
          </table:table-cell>
          <table:table-cell table:style-name="ce1" office:value-type="float" office:value="994980000" calcext:value-type="float">
            <text:p>9.95E+08</text:p>
          </table:table-cell>
          <table:table-cell table:style-name="ce1" office:value-type="float" office:value="2090700000" calcext:value-type="float">
            <text:p>2.09E+09</text:p>
          </table:table-cell>
          <table:table-cell table:style-name="ce1" office:value-type="float" office:value="2978500000" calcext:value-type="float">
            <text:p>2.98E+09</text:p>
          </table:table-cell>
          <table:table-cell table:style-name="ce1" office:value-type="float" office:value="2664900000" calcext:value-type="float">
            <text:p>2.66E+09</text:p>
          </table:table-cell>
          <table:table-cell table:style-name="ce1" office:value-type="float" office:value="1764000000" calcext:value-type="float">
            <text:p>1.76E+09</text:p>
          </table:table-cell>
          <table:table-cell table:style-name="ce1" office:value-type="float" office:value="1399200000" calcext:value-type="float">
            <text:p>1.40E+09</text:p>
          </table:table-cell>
          <table:table-cell table:style-name="ce1" office:value-type="float" office:value="2096400000" calcext:value-type="float">
            <text:p>2.10E+09</text:p>
          </table:table-cell>
          <table:table-cell table:style-name="ce1" office:value-type="float" office:value="1558200000" calcext:value-type="float">
            <text:p>1.56E+09</text:p>
          </table:table-cell>
          <table:table-cell table:style-name="ce1" office:value-type="float" office:value="1846200000" calcext:value-type="float">
            <text:p>1.85E+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4,4)</text:p>
          </table:table-cell>
          <table:table-cell table:style-name="ce1" office:value-type="float" office:value="1786400000" calcext:value-type="float">
            <text:p>1.79E+09</text:p>
          </table:table-cell>
          <table:table-cell table:style-name="ce1" office:value-type="float" office:value="1254500000" calcext:value-type="float">
            <text:p>1.25E+09</text:p>
          </table:table-cell>
          <table:table-cell table:style-name="ce1" office:value-type="float" office:value="1806300000" calcext:value-type="float">
            <text:p>1.81E+09</text:p>
          </table:table-cell>
          <table:table-cell table:style-name="ce1" office:value-type="float" office:value="1442400000" calcext:value-type="float">
            <text:p>1.44E+09</text:p>
          </table:table-cell>
          <table:table-cell table:style-name="ce1" office:value-type="float" office:value="1047900000" calcext:value-type="float">
            <text:p>1.05E+09</text:p>
          </table:table-cell>
          <table:table-cell table:style-name="ce1" office:value-type="float" office:value="1118900000" calcext:value-type="float">
            <text:p>1.12E+09</text:p>
          </table:table-cell>
          <table:table-cell table:style-name="ce1" office:value-type="float" office:value="2015100000" calcext:value-type="float">
            <text:p>2.02E+09</text:p>
          </table:table-cell>
          <table:table-cell table:style-name="ce1" office:value-type="float" office:value="1255700000" calcext:value-type="float">
            <text:p>1.26E+09</text:p>
          </table:table-cell>
          <table:table-cell table:style-name="ce1" office:value-type="float" office:value="2483300000" calcext:value-type="float">
            <text:p>2.48E+09</text:p>
          </table:table-cell>
          <table:table-cell table:style-name="ce1" office:value-type="float" office:value="784540000" calcext:value-type="float">
            <text:p>7.85E+08</text:p>
          </table:table-cell>
          <table:table-cell table:style-name="ce1" office:value-type="float" office:value="728770000" calcext:value-type="float">
            <text:p>7.29E+08</text:p>
          </table:table-cell>
          <table:table-cell table:style-name="ce1" office:value-type="float" office:value="1529500000" calcext:value-type="float">
            <text:p>1.53E+09</text:p>
          </table:table-cell>
          <table:table-cell table:style-name="ce1" office:value-type="float" office:value="1800000000" calcext:value-type="float">
            <text:p>1.80E+09</text:p>
          </table:table-cell>
          <table:table-cell table:style-name="ce1" office:value-type="float" office:value="1977900000" calcext:value-type="float">
            <text:p>1.98E+09</text:p>
          </table:table-cell>
          <table:table-cell table:style-name="ce1" office:value-type="float" office:value="1270900000" calcext:value-type="float">
            <text:p>1.27E+09</text:p>
          </table:table-cell>
          <table:table-cell table:style-name="ce1" office:value-type="float" office:value="1009200000" calcext:value-type="float">
            <text:p>1.01E+09</text:p>
          </table:table-cell>
          <table:table-cell table:style-name="ce1" office:value-type="float" office:value="1562500000" calcext:value-type="float">
            <text:p>1.56E+09</text:p>
          </table:table-cell>
          <table:table-cell table:style-name="ce1" office:value-type="float" office:value="1133400000" calcext:value-type="float">
            <text:p>1.13E+09</text:p>
          </table:table-cell>
          <table:table-cell table:style-name="ce1" office:value-type="float" office:value="1310800000" calcext:value-type="float">
            <text:p>1.31E+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8,1)</text:p>
          </table:table-cell>
          <table:table-cell table:style-name="ce1" office:value-type="float" office:value="3147400000" calcext:value-type="float">
            <text:p>3.15E+09</text:p>
          </table:table-cell>
          <table:table-cell table:style-name="ce1" office:value-type="float" office:value="2244400000" calcext:value-type="float">
            <text:p>2.24E+09</text:p>
          </table:table-cell>
          <table:table-cell table:style-name="ce1" office:value-type="float" office:value="3803900000" calcext:value-type="float">
            <text:p>3.80E+09</text:p>
          </table:table-cell>
          <table:table-cell table:style-name="ce1" office:value-type="float" office:value="2627400000" calcext:value-type="float">
            <text:p>2.63E+09</text:p>
          </table:table-cell>
          <table:table-cell table:style-name="ce1" office:value-type="float" office:value="1729600000" calcext:value-type="float">
            <text:p>1.73E+09</text:p>
          </table:table-cell>
          <table:table-cell table:style-name="ce1" office:value-type="float" office:value="1774800000" calcext:value-type="float">
            <text:p>1.77E+09</text:p>
          </table:table-cell>
          <table:table-cell table:style-name="ce1" office:value-type="float" office:value="4184500000" calcext:value-type="float">
            <text:p>4.18E+09</text:p>
          </table:table-cell>
          <table:table-cell table:style-name="ce1" office:value-type="float" office:value="2012300000" calcext:value-type="float">
            <text:p>2.01E+09</text:p>
          </table:table-cell>
          <table:table-cell table:style-name="ce1" office:value-type="float" office:value="7173100000" calcext:value-type="float">
            <text:p>7.17E+09</text:p>
          </table:table-cell>
          <table:table-cell table:style-name="ce1" office:value-type="float" office:value="1327200000" calcext:value-type="float">
            <text:p>1.33E+09</text:p>
          </table:table-cell>
          <table:table-cell table:style-name="ce1" office:value-type="float" office:value="1268200000" calcext:value-type="float">
            <text:p>1.27E+09</text:p>
          </table:table-cell>
          <table:table-cell table:style-name="ce1" office:value-type="float" office:value="2935000000" calcext:value-type="float">
            <text:p>2.94E+09</text:p>
          </table:table-cell>
          <table:table-cell table:style-name="ce1" office:value-type="float" office:value="4262300000" calcext:value-type="float">
            <text:p>4.26E+09</text:p>
          </table:table-cell>
          <table:table-cell table:style-name="ce1" office:value-type="float" office:value="3578600000" calcext:value-type="float">
            <text:p>3.58E+09</text:p>
          </table:table-cell>
          <table:table-cell table:style-name="ce1" office:value-type="float" office:value="2343300000" calcext:value-type="float">
            <text:p>2.34E+09</text:p>
          </table:table-cell>
          <table:table-cell table:style-name="ce1" office:value-type="float" office:value="1950100000" calcext:value-type="float">
            <text:p>1.95E+09</text:p>
          </table:table-cell>
          <table:table-cell table:style-name="ce1" office:value-type="float" office:value="3327500000" calcext:value-type="float">
            <text:p>3.33E+09</text:p>
          </table:table-cell>
          <table:table-cell table:style-name="ce1" office:value-type="float" office:value="1954000000" calcext:value-type="float">
            <text:p>1.95E+09</text:p>
          </table:table-cell>
          <table:table-cell table:style-name="ce1" office:value-type="float" office:value="2549600000" calcext:value-type="float">
            <text:p>2.55E+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8,2)</text:p>
          </table:table-cell>
          <table:table-cell table:style-name="ce1" office:value-type="float" office:value="1674700000" calcext:value-type="float">
            <text:p>1.67E+09</text:p>
          </table:table-cell>
          <table:table-cell table:style-name="ce1" office:value-type="float" office:value="1185300000" calcext:value-type="float">
            <text:p>1.19E+09</text:p>
          </table:table-cell>
          <table:table-cell table:style-name="ce1" office:value-type="float" office:value="1838900000" calcext:value-type="float">
            <text:p>1.84E+09</text:p>
          </table:table-cell>
          <table:table-cell table:style-name="ce1" office:value-type="float" office:value="1358000000" calcext:value-type="float">
            <text:p>1.36E+09</text:p>
          </table:table-cell>
          <table:table-cell table:style-name="ce1" office:value-type="float" office:value="943330000" calcext:value-type="float">
            <text:p>9.43E+08</text:p>
          </table:table-cell>
          <table:table-cell table:style-name="ce1" office:value-type="float" office:value="981010000" calcext:value-type="float">
            <text:p>9.81E+08</text:p>
          </table:table-cell>
          <table:table-cell table:style-name="ce1" office:value-type="float" office:value="2051700000" calcext:value-type="float">
            <text:p>2.05E+09</text:p>
          </table:table-cell>
          <table:table-cell table:style-name="ce1" office:value-type="float" office:value="1107400000" calcext:value-type="float">
            <text:p>1.11E+09</text:p>
          </table:table-cell>
          <table:table-cell table:style-name="ce1" office:value-type="float" office:value="2859700000" calcext:value-type="float">
            <text:p>2.86E+09</text:p>
          </table:table-cell>
          <table:table-cell table:style-name="ce1" office:value-type="float" office:value="775520000" calcext:value-type="float">
            <text:p>7.76E+08</text:p>
          </table:table-cell>
          <table:table-cell table:style-name="ce1" office:value-type="float" office:value="740130000" calcext:value-type="float">
            <text:p>7.40E+08</text:p>
          </table:table-cell>
          <table:table-cell table:style-name="ce1" office:value-type="float" office:value="1487900000" calcext:value-type="float">
            <text:p>1.49E+09</text:p>
          </table:table-cell>
          <table:table-cell table:style-name="ce1" office:value-type="float" office:value="2040400000" calcext:value-type="float">
            <text:p>2.04E+09</text:p>
          </table:table-cell>
          <table:table-cell table:style-name="ce1" office:value-type="float" office:value="1935200000" calcext:value-type="float">
            <text:p>1.94E+09</text:p>
          </table:table-cell>
          <table:table-cell table:style-name="ce1" office:value-type="float" office:value="1319900000" calcext:value-type="float">
            <text:p>1.32E+09</text:p>
          </table:table-cell>
          <table:table-cell table:style-name="ce1" office:value-type="float" office:value="903630000" calcext:value-type="float">
            <text:p>9.04E+08</text:p>
          </table:table-cell>
          <table:table-cell table:style-name="ce1" office:value-type="float" office:value="1595800000" calcext:value-type="float">
            <text:p>1.60E+09</text:p>
          </table:table-cell>
          <table:table-cell table:style-name="ce1" office:value-type="float" office:value="1140600000" calcext:value-type="float">
            <text:p>1.14E+09</text:p>
          </table:table-cell>
          <table:table-cell table:style-name="ce1" office:value-type="float" office:value="1326600000" calcext:value-type="float">
            <text:p>1.33E+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8,4)</text:p>
          </table:table-cell>
          <table:table-cell table:style-name="ce1" office:value-type="float" office:value="973400000" calcext:value-type="float">
            <text:p>9.73E+08</text:p>
          </table:table-cell>
          <table:table-cell table:style-name="ce1" office:value-type="float" office:value="738070000" calcext:value-type="float">
            <text:p>7.38E+08</text:p>
          </table:table-cell>
          <table:table-cell table:style-name="ce1" office:value-type="float" office:value="976450000" calcext:value-type="float">
            <text:p>9.76E+08</text:p>
          </table:table-cell>
          <table:table-cell table:style-name="ce1" office:value-type="float" office:value="839670000" calcext:value-type="float">
            <text:p>8.40E+08</text:p>
          </table:table-cell>
          <table:table-cell table:style-name="ce1" office:value-type="float" office:value="589010000" calcext:value-type="float">
            <text:p>5.89E+08</text:p>
          </table:table-cell>
          <table:table-cell table:style-name="ce1" office:value-type="float" office:value="640640000" calcext:value-type="float">
            <text:p>6.41E+08</text:p>
          </table:table-cell>
          <table:table-cell table:style-name="ce1" office:value-type="float" office:value="1085100000" calcext:value-type="float">
            <text:p>1.09E+09</text:p>
          </table:table-cell>
          <table:table-cell table:style-name="ce1" office:value-type="float" office:value="702920000" calcext:value-type="float">
            <text:p>7.03E+08</text:p>
          </table:table-cell>
          <table:table-cell table:style-name="ce1" office:value-type="float" office:value="1353100000" calcext:value-type="float">
            <text:p>1.35E+09</text:p>
          </table:table-cell>
          <table:table-cell table:style-name="ce1" office:value-type="float" office:value="496120000" calcext:value-type="float">
            <text:p>4.96E+08</text:p>
          </table:table-cell>
          <table:table-cell table:style-name="ce1" office:value-type="float" office:value="472000000" calcext:value-type="float">
            <text:p>4.72E+08</text:p>
          </table:table-cell>
          <table:table-cell table:style-name="ce1" office:value-type="float" office:value="837920000" calcext:value-type="float">
            <text:p>8.38E+08</text:p>
          </table:table-cell>
          <table:table-cell table:style-name="ce1" office:value-type="float" office:value="1012700000" calcext:value-type="float">
            <text:p>1.01E+09</text:p>
          </table:table-cell>
          <table:table-cell table:style-name="ce1" office:value-type="float" office:value="1096800000" calcext:value-type="float">
            <text:p>1.10E+09</text:p>
          </table:table-cell>
          <table:table-cell table:style-name="ce1" office:value-type="float" office:value="788900000" calcext:value-type="float">
            <text:p>7.89E+08</text:p>
          </table:table-cell>
          <table:table-cell table:style-name="ce1" office:value-type="float" office:value="526130000" calcext:value-type="float">
            <text:p>5.26E+08</text:p>
          </table:table-cell>
          <table:table-cell table:style-name="ce1" office:value-type="float" office:value="934050000" calcext:value-type="float">
            <text:p>9.34E+08</text:p>
          </table:table-cell>
          <table:table-cell table:style-name="ce1" office:value-type="float" office:value="685240000" calcext:value-type="float">
            <text:p>6.85E+08</text:p>
          </table:table-cell>
          <table:table-cell table:style-name="ce1" office:value-type="float" office:value="761090000" calcext:value-type="float">
            <text:p>7.61E+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16,1)</text:p>
          </table:table-cell>
          <table:table-cell table:style-name="ce1" office:value-type="float" office:value="2521400000" calcext:value-type="float">
            <text:p>2.52E+09</text:p>
          </table:table-cell>
          <table:table-cell table:style-name="ce1" office:value-type="float" office:value="2213900000" calcext:value-type="float">
            <text:p>2.21E+09</text:p>
          </table:table-cell>
          <table:table-cell table:style-name="ce1" office:value-type="float" office:value="3262100000" calcext:value-type="float">
            <text:p>3.26E+09</text:p>
          </table:table-cell>
          <table:table-cell table:style-name="ce1" office:value-type="float" office:value="2485400000" calcext:value-type="float">
            <text:p>2.49E+09</text:p>
          </table:table-cell>
          <table:table-cell table:style-name="ce1" office:value-type="float" office:value="1518600000" calcext:value-type="float">
            <text:p>1.52E+09</text:p>
          </table:table-cell>
          <table:table-cell table:style-name="ce1" office:value-type="float" office:value="1605300000" calcext:value-type="float">
            <text:p>1.61E+09</text:p>
          </table:table-cell>
          <table:table-cell table:style-name="ce1" office:value-type="float" office:value="3356700000" calcext:value-type="float">
            <text:p>3.36E+09</text:p>
          </table:table-cell>
          <table:table-cell table:style-name="ce1" office:value-type="float" office:value="1794300000" calcext:value-type="float">
            <text:p>1.79E+09</text:p>
          </table:table-cell>
          <table:table-cell table:style-name="ce1" office:value-type="float" office:value="5541700000" calcext:value-type="float">
            <text:p>5.54E+09</text:p>
          </table:table-cell>
          <table:table-cell table:style-name="ce1" office:value-type="float" office:value="1150600000" calcext:value-type="float">
            <text:p>1.15E+09</text:p>
          </table:table-cell>
          <table:table-cell table:style-name="ce1" office:value-type="float" office:value="1142600000" calcext:value-type="float">
            <text:p>1.14E+09</text:p>
          </table:table-cell>
          <table:table-cell table:style-name="ce1" office:value-type="float" office:value="2671200000" calcext:value-type="float">
            <text:p>2.67E+09</text:p>
          </table:table-cell>
          <table:table-cell table:style-name="ce1" office:value-type="float" office:value="3444200000" calcext:value-type="float">
            <text:p>3.44E+09</text:p>
          </table:table-cell>
          <table:table-cell table:style-name="ce1" office:value-type="float" office:value="3440400000" calcext:value-type="float">
            <text:p>3.44E+09</text:p>
          </table:table-cell>
          <table:table-cell table:style-name="ce1" office:value-type="float" office:value="2163600000" calcext:value-type="float">
            <text:p>2.16E+09</text:p>
          </table:table-cell>
          <table:table-cell table:style-name="ce1" office:value-type="float" office:value="1334400000" calcext:value-type="float">
            <text:p>1.33E+09</text:p>
          </table:table-cell>
          <table:table-cell table:style-name="ce1" office:value-type="float" office:value="3281500000" calcext:value-type="float">
            <text:p>3.28E+09</text:p>
          </table:table-cell>
          <table:table-cell table:style-name="ce1" office:value-type="float" office:value="1726300000" calcext:value-type="float">
            <text:p>1.73E+09</text:p>
          </table:table-cell>
          <table:table-cell table:style-name="ce1" office:value-type="float" office:value="2261600000" calcext:value-type="float">
            <text:p>2.26E+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16,2)</text:p>
          </table:table-cell>
          <table:table-cell table:style-name="ce1" office:value-type="float" office:value="1128600000" calcext:value-type="float">
            <text:p>1.13E+09</text:p>
          </table:table-cell>
          <table:table-cell table:style-name="ce1" office:value-type="float" office:value="985800000" calcext:value-type="float">
            <text:p>9.86E+08</text:p>
          </table:table-cell>
          <table:table-cell table:style-name="ce1" office:value-type="float" office:value="1286400000" calcext:value-type="float">
            <text:p>1.29E+09</text:p>
          </table:table-cell>
          <table:table-cell table:style-name="ce1" office:value-type="float" office:value="1061300000" calcext:value-type="float">
            <text:p>1.06E+09</text:p>
          </table:table-cell>
          <table:table-cell table:style-name="ce1" office:value-type="float" office:value="700070000" calcext:value-type="float">
            <text:p>7.00E+08</text:p>
          </table:table-cell>
          <table:table-cell table:style-name="ce1" office:value-type="float" office:value="754490000" calcext:value-type="float">
            <text:p>7.54E+08</text:p>
          </table:table-cell>
          <table:table-cell table:style-name="ce1" office:value-type="float" office:value="1381700000" calcext:value-type="float">
            <text:p>1.38E+09</text:p>
          </table:table-cell>
          <table:table-cell table:style-name="ce1" office:value-type="float" office:value="838890000" calcext:value-type="float">
            <text:p>8.39E+08</text:p>
          </table:table-cell>
          <table:table-cell table:style-name="ce1" office:value-type="float" office:value="1918300000" calcext:value-type="float">
            <text:p>1.92E+09</text:p>
          </table:table-cell>
          <table:table-cell table:style-name="ce1" office:value-type="float" office:value="615820000" calcext:value-type="float">
            <text:p>6.16E+08</text:p>
          </table:table-cell>
          <table:table-cell table:style-name="ce1" office:value-type="float" office:value="604360000" calcext:value-type="float">
            <text:p>6.04E+08</text:p>
          </table:table-cell>
          <table:table-cell table:style-name="ce1" office:value-type="float" office:value="1096700000" calcext:value-type="float">
            <text:p>1.10E+09</text:p>
          </table:table-cell>
          <table:table-cell table:style-name="ce1" office:value-type="float" office:value="1394800000" calcext:value-type="float">
            <text:p>1.39E+09</text:p>
          </table:table-cell>
          <table:table-cell table:style-name="ce1" office:value-type="float" office:value="1488900000" calcext:value-type="float">
            <text:p>1.49E+09</text:p>
          </table:table-cell>
          <table:table-cell table:style-name="ce1" office:value-type="float" office:value="1051500000" calcext:value-type="float">
            <text:p>1.05E+09</text:p>
          </table:table-cell>
          <table:table-cell table:style-name="ce1" office:value-type="float" office:value="547490000" calcext:value-type="float">
            <text:p>5.47E+08</text:p>
          </table:table-cell>
          <table:table-cell table:style-name="ce1" office:value-type="float" office:value="1327300000" calcext:value-type="float">
            <text:p>1.33E+09</text:p>
          </table:table-cell>
          <table:table-cell table:style-name="ce1" office:value-type="float" office:value="877390000" calcext:value-type="float">
            <text:p>8.77E+08</text:p>
          </table:table-cell>
          <table:table-cell table:style-name="ce1" office:value-type="float" office:value="1000500000" calcext:value-type="float">
            <text:p>1.00E+09</text:p>
          </table:table-cell>
          <table:table-cell table:number-columns-repeated="2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formula="of:=[.C10]/[.C$5]" office:value-type="float" office:value="0.458936081711882" calcext:value-type="float">
            <text:p>0.458936081711882</text:p>
          </table:table-cell>
          <table:table-cell table:formula="of:=[.D10]/[.D$5]" office:value-type="float" office:value="0.432013080763276" calcext:value-type="float">
            <text:p>0.432013080763276</text:p>
          </table:table-cell>
          <table:table-cell table:formula="of:=[.E10]/[.E$5]" office:value-type="float" office:value="0.510743991280904" calcext:value-type="float">
            <text:p>0.510743991280904</text:p>
          </table:table-cell>
          <table:table-cell table:formula="of:=[.F10]/[.F$5]" office:value-type="float" office:value="0.460095594478161" calcext:value-type="float">
            <text:p>0.460095594478161</text:p>
          </table:table-cell>
          <table:table-cell table:formula="of:=[.G10]/[.G$5]" office:value-type="float" office:value="0.448655833297603" calcext:value-type="float">
            <text:p>0.448655833297603</text:p>
          </table:table-cell>
          <table:table-cell table:formula="of:=[.H10]/[.H$5]" office:value-type="float" office:value="0.415786886857368" calcext:value-type="float">
            <text:p>0.415786886857368</text:p>
          </table:table-cell>
          <table:table-cell table:formula="of:=[.I10]/[.I$5]" office:value-type="float" office:value="0.473030719853278" calcext:value-type="float">
            <text:p>0.473030719853278</text:p>
          </table:table-cell>
          <table:table-cell table:formula="of:=[.J10]/[.J$5]" office:value-type="float" office:value="0.426460129403806" calcext:value-type="float">
            <text:p>0.426460129403806</text:p>
          </table:table-cell>
          <table:table-cell table:formula="of:=[.K10]/[.K$5]" office:value-type="float" office:value="0.579203023016146" calcext:value-type="float">
            <text:p>0.579203023016146</text:p>
          </table:table-cell>
          <table:table-cell table:formula="of:=[.L10]/[.L$5]" office:value-type="float" office:value="0.480722462779524" calcext:value-type="float">
            <text:p>0.480722462779524</text:p>
          </table:table-cell>
          <table:table-cell table:formula="of:=[.M10]/[.M$5]" office:value-type="float" office:value="0.50954281689196" calcext:value-type="float">
            <text:p>0.50954281689196</text:p>
          </table:table-cell>
          <table:table-cell table:formula="of:=[.N10]/[.N$5]" office:value-type="float" office:value="0.462635963576984" calcext:value-type="float">
            <text:p>0.462635963576984</text:p>
          </table:table-cell>
          <table:table-cell table:formula="of:=[.O10]/[.O$5]" office:value-type="float" office:value="0.543253465201312" calcext:value-type="float">
            <text:p>0.543253465201312</text:p>
          </table:table-cell>
          <table:table-cell table:formula="of:=[.P10]/[.P$5]" office:value-type="float" office:value="0.473334263263124" calcext:value-type="float">
            <text:p>0.473334263263124</text:p>
          </table:table-cell>
          <table:table-cell table:formula="of:=[.Q10]/[.Q$5]" office:value-type="float" office:value="0.513521651579878" calcext:value-type="float">
            <text:p>0.513521651579878</text:p>
          </table:table-cell>
          <table:table-cell table:formula="of:=[.R10]/[.R$5]" office:value-type="float" office:value="0.488869136600541" calcext:value-type="float">
            <text:p>0.488869136600541</text:p>
          </table:table-cell>
          <table:table-cell table:formula="of:=[.S10]/[.S$5]" office:value-type="float" office:value="0.466050714863771" calcext:value-type="float">
            <text:p>0.466050714863771</text:p>
          </table:table-cell>
          <table:table-cell table:formula="of:=[.T10]/[.T$5]" office:value-type="float" office:value="0.497643353835098" calcext:value-type="float">
            <text:p>0.497643353835098</text:p>
          </table:table-cell>
          <table:table-cell table:formula="of:=[.U10]/[.U$5]" office:value-type="float" office:value="0.493175508304101" calcext:value-type="float">
            <text:p>0.493175508304101</text:p>
          </table:table-cell>
          <table:table-cell/>
          <table:table-cell table:formula="of:=GEOMEAN([.C23:.U23])" office:value-type="float" office:value="0.479168233339734" calcext:value-type="float">
            <text:p>0.479168233339734</text:p>
          </table:table-cell>
        </table:table-row>
        <table:table-row table:style-name="ro1">
          <table:table-cell/>
          <table:table-cell office:value-type="string" calcext:value-type="string">
            <text:p>(4,2)</text:p>
          </table:table-cell>
          <table:table-cell table:formula="of:=[.C11]/[.C$5]" office:value-type="float" office:value="0.29086749549383" calcext:value-type="float">
            <text:p>0.29086749549383</text:p>
          </table:table-cell>
          <table:table-cell table:formula="of:=[.D11]/[.D$5]" office:value-type="float" office:value="0.281045069491555" calcext:value-type="float">
            <text:p>0.281045069491555</text:p>
          </table:table-cell>
          <table:table-cell table:formula="of:=[.E11]/[.E$5]" office:value-type="float" office:value="0.30119887569552" calcext:value-type="float">
            <text:p>0.30119887569552</text:p>
          </table:table-cell>
          <table:table-cell table:formula="of:=[.F11]/[.F$5]" office:value-type="float" office:value="0.295289456306405" calcext:value-type="float">
            <text:p>0.295289456306405</text:p>
          </table:table-cell>
          <table:table-cell table:formula="of:=[.G11]/[.G$5]" office:value-type="float" office:value="0.294987780302705" calcext:value-type="float">
            <text:p>0.294987780302705</text:p>
          </table:table-cell>
          <table:table-cell table:formula="of:=[.H11]/[.H$5]" office:value-type="float" office:value="0.279170352894918" calcext:value-type="float">
            <text:p>0.279170352894918</text:p>
          </table:table-cell>
          <table:table-cell table:formula="of:=[.I11]/[.I$5]" office:value-type="float" office:value="0.279972489683631" calcext:value-type="float">
            <text:p>0.279972489683631</text:p>
          </table:table-cell>
          <table:table-cell table:formula="of:=[.J11]/[.J$5]" office:value-type="float" office:value="0.283179239882739" calcext:value-type="float">
            <text:p>0.283179239882739</text:p>
          </table:table-cell>
          <table:table-cell table:formula="of:=[.K11]/[.K$5]" office:value-type="float" office:value="0.28777739608382" calcext:value-type="float">
            <text:p>0.28777739608382</text:p>
          </table:table-cell>
          <table:table-cell table:formula="of:=[.L11]/[.L$5]" office:value-type="float" office:value="0.317011685153331" calcext:value-type="float">
            <text:p>0.317011685153331</text:p>
          </table:table-cell>
          <table:table-cell table:formula="of:=[.M11]/[.M$5]" office:value-type="float" office:value="0.333740314627847" calcext:value-type="float">
            <text:p>0.333740314627847</text:p>
          </table:table-cell>
          <table:table-cell table:formula="of:=[.N11]/[.N$5]" office:value-type="float" office:value="0.289322188702222" calcext:value-type="float">
            <text:p>0.289322188702222</text:p>
          </table:table-cell>
          <table:table-cell table:formula="of:=[.O11]/[.O$5]" office:value-type="float" office:value="0.312051462037318" calcext:value-type="float">
            <text:p>0.312051462037318</text:p>
          </table:table-cell>
          <table:table-cell table:formula="of:=[.P11]/[.P$5]" office:value-type="float" office:value="0.309771237271586" calcext:value-type="float">
            <text:p>0.309771237271586</text:p>
          </table:table-cell>
          <table:table-cell table:formula="of:=[.Q11]/[.Q$5]" office:value-type="float" office:value="0.331972072190752" calcext:value-type="float">
            <text:p>0.331972072190752</text:p>
          </table:table-cell>
          <table:table-cell table:formula="of:=[.R11]/[.R$5]" office:value-type="float" office:value="0.282655246252677" calcext:value-type="float">
            <text:p>0.282655246252677</text:p>
          </table:table-cell>
          <table:table-cell table:formula="of:=[.S11]/[.S$5]" office:value-type="float" office:value="0.282762341516051" calcext:value-type="float">
            <text:p>0.282762341516051</text:p>
          </table:table-cell>
          <table:table-cell table:formula="of:=[.T11]/[.T$5]" office:value-type="float" office:value="0.329338659565024" calcext:value-type="float">
            <text:p>0.329338659565024</text:p>
          </table:table-cell>
          <table:table-cell table:formula="of:=[.U11]/[.U$5]" office:value-type="float" office:value="0.306927565626507" calcext:value-type="float">
            <text:p>0.306927565626507</text:p>
          </table:table-cell>
          <table:table-cell/>
          <table:table-cell table:formula="of:=GEOMEAN([.C24:.U24])" office:value-type="float" office:value="0.298902847437383" calcext:value-type="float">
            <text:p>0.298902847437383</text:p>
          </table:table-cell>
        </table:table-row>
        <table:table-row table:style-name="ro1">
          <table:table-cell/>
          <table:table-cell office:value-type="string" calcext:value-type="string">
            <text:p>(4,4)</text:p>
          </table:table-cell>
          <table:table-cell table:formula="of:=[.C12]/[.C$5]" office:value-type="float" office:value="0.206405693950178" calcext:value-type="float">
            <text:p>0.206405693950178</text:p>
          </table:table-cell>
          <table:table-cell table:formula="of:=[.D12]/[.D$5]" office:value-type="float" office:value="0.218215658647741" calcext:value-type="float">
            <text:p>0.218215658647741</text:p>
          </table:table-cell>
          <table:table-cell table:formula="of:=[.E12]/[.E$5]" office:value-type="float" office:value="0.207227671657202" calcext:value-type="float">
            <text:p>0.207227671657202</text:p>
          </table:table-cell>
          <table:table-cell table:formula="of:=[.F12]/[.F$5]" office:value-type="float" office:value="0.226785321216314" calcext:value-type="float">
            <text:p>0.226785321216314</text:p>
          </table:table-cell>
          <table:table-cell table:formula="of:=[.G12]/[.G$5]" office:value-type="float" office:value="0.224649487630236" calcext:value-type="float">
            <text:p>0.224649487630236</text:p>
          </table:table-cell>
          <table:table-cell table:formula="of:=[.H12]/[.H$5]" office:value-type="float" office:value="0.219974442150791" calcext:value-type="float">
            <text:p>0.219974442150791</text:p>
          </table:table-cell>
          <table:table-cell table:formula="of:=[.I12]/[.I$5]" office:value-type="float" office:value="0.184786795048143" calcext:value-type="float">
            <text:p>0.184786795048143</text:p>
          </table:table-cell>
          <table:table-cell table:formula="of:=[.J12]/[.J$5]" office:value-type="float" office:value="0.217818175510416" calcext:value-type="float">
            <text:p>0.217818175510416</text:p>
          </table:table-cell>
          <table:table-cell table:formula="of:=[.K12]/[.K$5]" office:value-type="float" office:value="0.170614908965991" calcext:value-type="float">
            <text:p>0.170614908965991</text:p>
          </table:table-cell>
          <table:table-cell table:formula="of:=[.L12]/[.L$5]" office:value-type="float" office:value="0.232676908476185" calcext:value-type="float">
            <text:p>0.232676908476185</text:p>
          </table:table-cell>
          <table:table-cell table:formula="of:=[.M12]/[.M$5]" office:value-type="float" office:value="0.244447053298896" calcext:value-type="float">
            <text:p>0.244447053298896</text:p>
          </table:table-cell>
          <table:table-cell table:formula="of:=[.N12]/[.N$5]" office:value-type="float" office:value="0.211660347070383" calcext:value-type="float">
            <text:p>0.211660347070383</text:p>
          </table:table-cell>
          <table:table-cell table:formula="of:=[.O12]/[.O$5]" office:value-type="float" office:value="0.188582384309946" calcext:value-type="float">
            <text:p>0.188582384309946</text:p>
          </table:table-cell>
          <table:table-cell table:formula="of:=[.P12]/[.P$5]" office:value-type="float" office:value="0.229913516529502" calcext:value-type="float">
            <text:p>0.229913516529502</text:p>
          </table:table-cell>
          <table:table-cell table:formula="of:=[.Q12]/[.Q$5]" office:value-type="float" office:value="0.239174210060786" calcext:value-type="float">
            <text:p>0.239174210060786</text:p>
          </table:table-cell>
          <table:table-cell table:formula="of:=[.R12]/[.R$5]" office:value-type="float" office:value="0.203870550684821" calcext:value-type="float">
            <text:p>0.203870550684821</text:p>
          </table:table-cell>
          <table:table-cell table:formula="of:=[.S12]/[.S$5]" office:value-type="float" office:value="0.210749932560022" calcext:value-type="float">
            <text:p>0.210749932560022</text:p>
          </table:table-cell>
          <table:table-cell table:formula="of:=[.T12]/[.T$5]" office:value-type="float" office:value="0.239553611058271" calcext:value-type="float">
            <text:p>0.239553611058271</text:p>
          </table:table-cell>
          <table:table-cell table:formula="of:=[.U12]/[.U$5]" office:value-type="float" office:value="0.217918239098269" calcext:value-type="float">
            <text:p>0.217918239098269</text:p>
          </table:table-cell>
          <table:table-cell/>
          <table:table-cell table:formula="of:=GEOMEAN([.C25:.U25])" office:value-type="float" office:value="0.21466609775775" calcext:value-type="float">
            <text:p>0.21466609775775</text:p>
          </table:table-cell>
        </table:table-row>
        <table:table-row table:style-name="ro1">
          <table:table-cell/>
          <table:table-cell office:value-type="string" calcext:value-type="string">
            <text:p>(8,1)</text:p>
          </table:table-cell>
          <table:table-cell table:formula="of:=[.C13]/[.C$5]" office:value-type="float" office:value="0.363659472200397" calcext:value-type="float">
            <text:p>0.363659472200397</text:p>
          </table:table-cell>
          <table:table-cell table:formula="of:=[.D13]/[.D$5]" office:value-type="float" office:value="0.390405120979666" calcext:value-type="float">
            <text:p>0.390405120979666</text:p>
          </table:table-cell>
          <table:table-cell table:formula="of:=[.E13]/[.E$5]" office:value-type="float" office:value="0.436402225663971" calcext:value-type="float">
            <text:p>0.436402225663971</text:p>
          </table:table-cell>
          <table:table-cell table:formula="of:=[.F13]/[.F$5]" office:value-type="float" office:value="0.413100216974309" calcext:value-type="float">
            <text:p>0.413100216974309</text:p>
          </table:table-cell>
          <table:table-cell table:formula="of:=[.G13]/[.G$5]" office:value-type="float" office:value="0.370792779659563" calcext:value-type="float">
            <text:p>0.370792779659563</text:p>
          </table:table-cell>
          <table:table-cell table:formula="of:=[.H13]/[.H$5]" office:value-type="float" office:value="0.348923621350634" calcext:value-type="float">
            <text:p>0.348923621350634</text:p>
          </table:table-cell>
          <table:table-cell table:formula="of:=[.I13]/[.I$5]" office:value-type="float" office:value="0.383723062815222" calcext:value-type="float">
            <text:p>0.383723062815222</text:p>
          </table:table-cell>
          <table:table-cell table:formula="of:=[.J13]/[.J$5]" office:value-type="float" office:value="0.349060694894968" calcext:value-type="float">
            <text:p>0.349060694894968</text:p>
          </table:table-cell>
          <table:table-cell table:formula="of:=[.K13]/[.K$5]" office:value-type="float" office:value="0.492827207145311" calcext:value-type="float">
            <text:p>0.492827207145311</text:p>
          </table:table-cell>
          <table:table-cell table:formula="of:=[.L13]/[.L$5]" office:value-type="float" office:value="0.393617652292544" calcext:value-type="float">
            <text:p>0.393617652292544</text:p>
          </table:table-cell>
          <table:table-cell table:formula="of:=[.M13]/[.M$5]" office:value-type="float" office:value="0.425384899205045" calcext:value-type="float">
            <text:p>0.425384899205045</text:p>
          </table:table-cell>
          <table:table-cell table:formula="of:=[.N13]/[.N$5]" office:value-type="float" office:value="0.406160914450195" calcext:value-type="float">
            <text:p>0.406160914450195</text:p>
          </table:table-cell>
          <table:table-cell table:formula="of:=[.O13]/[.O$5]" office:value-type="float" office:value="0.446552609246823" calcext:value-type="float">
            <text:p>0.446552609246823</text:p>
          </table:table-cell>
          <table:table-cell table:formula="of:=[.P13]/[.P$5]" office:value-type="float" office:value="0.41598084344632" calcext:value-type="float">
            <text:p>0.41598084344632</text:p>
          </table:table-cell>
          <table:table-cell table:formula="of:=[.Q13]/[.Q$5]" office:value-type="float" office:value="0.440992152360878" calcext:value-type="float">
            <text:p>0.440992152360878</text:p>
          </table:table-cell>
          <table:table-cell table:formula="of:=[.R13]/[.R$5]" office:value-type="float" office:value="0.393943679043271" calcext:value-type="float">
            <text:p>0.393943679043271</text:p>
          </table:table-cell>
          <table:table-cell table:formula="of:=[.S13]/[.S$5]" office:value-type="float" office:value="0.448813056379822" calcext:value-type="float">
            <text:p>0.448813056379822</text:p>
          </table:table-cell>
          <table:table-cell table:formula="of:=[.T13]/[.T$5]" office:value-type="float" office:value="0.412994314459028" calcext:value-type="float">
            <text:p>0.412994314459028</text:p>
          </table:table-cell>
          <table:table-cell table:formula="of:=[.U13]/[.U$5]" office:value-type="float" office:value="0.423866602384" calcext:value-type="float">
            <text:p>0.423866602384</text:p>
          </table:table-cell>
          <table:table-cell/>
          <table:table-cell table:formula="of:=GEOMEAN([.C26:.U26])" office:value-type="float" office:value="0.406701141421209" calcext:value-type="float">
            <text:p>0.406701141421209</text:p>
          </table:table-cell>
        </table:table-row>
        <table:table-row table:style-name="ro1">
          <table:table-cell/>
          <table:table-cell office:value-type="string" calcext:value-type="string">
            <text:p>(8,2)</text:p>
          </table:table-cell>
          <table:table-cell table:formula="of:=[.C14]/[.C$5]" office:value-type="float" office:value="0.193499560937283" calcext:value-type="float">
            <text:p>0.193499560937283</text:p>
          </table:table-cell>
          <table:table-cell table:formula="of:=[.D14]/[.D$5]" office:value-type="float" office:value="0.206178573292282" calcext:value-type="float">
            <text:p>0.206178573292282</text:p>
          </table:table-cell>
          <table:table-cell table:formula="of:=[.E14]/[.E$5]" office:value-type="float" office:value="0.210967704927436" calcext:value-type="float">
            <text:p>0.210967704927436</text:p>
          </table:table-cell>
          <table:table-cell table:formula="of:=[.F14]/[.F$5]" office:value-type="float" office:value="0.213515298261061" calcext:value-type="float">
            <text:p>0.213515298261061</text:p>
          </table:table-cell>
          <table:table-cell table:formula="of:=[.G14]/[.G$5]" office:value-type="float" office:value="0.202231702611156" calcext:value-type="float">
            <text:p>0.202231702611156</text:p>
          </table:table-cell>
          <table:table-cell table:formula="of:=[.H14]/[.H$5]" office:value-type="float" office:value="0.192865428093974" calcext:value-type="float">
            <text:p>0.192865428093974</text:p>
          </table:table-cell>
          <table:table-cell table:formula="of:=[.I14]/[.I$5]" office:value-type="float" office:value="0.188143053645117" calcext:value-type="float">
            <text:p>0.188143053645117</text:p>
          </table:table-cell>
          <table:table-cell table:formula="of:=[.J14]/[.J$5]" office:value-type="float" office:value="0.192093531544346" calcext:value-type="float">
            <text:p>0.192093531544346</text:p>
          </table:table-cell>
          <table:table-cell table:formula="of:=[.K14]/[.K$5]" office:value-type="float" office:value="0.196475437993817" calcext:value-type="float">
            <text:p>0.196475437993817</text:p>
          </table:table-cell>
          <table:table-cell table:formula="of:=[.L14]/[.L$5]" office:value-type="float" office:value="0.230001779464974" calcext:value-type="float">
            <text:p>0.230001779464974</text:p>
          </table:table-cell>
          <table:table-cell table:formula="of:=[.M14]/[.M$5]" office:value-type="float" office:value="0.248257471572804" calcext:value-type="float">
            <text:p>0.248257471572804</text:p>
          </table:table-cell>
          <table:table-cell table:formula="of:=[.N14]/[.N$5]" office:value-type="float" office:value="0.205903517754837" calcext:value-type="float">
            <text:p>0.205903517754837</text:p>
          </table:table-cell>
          <table:table-cell table:formula="of:=[.O14]/[.O$5]" office:value-type="float" office:value="0.213768609414452" calcext:value-type="float">
            <text:p>0.213768609414452</text:p>
          </table:table-cell>
          <table:table-cell table:formula="of:=[.P14]/[.P$5]" office:value-type="float" office:value="0.224950016273771" calcext:value-type="float">
            <text:p>0.224950016273771</text:p>
          </table:table-cell>
          <table:table-cell table:formula="of:=[.Q14]/[.Q$5]" office:value-type="float" office:value="0.248395656510529" calcext:value-type="float">
            <text:p>0.248395656510529</text:p>
          </table:table-cell>
          <table:table-cell table:formula="of:=[.R14]/[.R$5]" office:value-type="float" office:value="0.182544139630722" calcext:value-type="float">
            <text:p>0.182544139630722</text:p>
          </table:table-cell>
          <table:table-cell table:formula="of:=[.S14]/[.S$5]" office:value-type="float" office:value="0.215241435122741" calcext:value-type="float">
            <text:p>0.215241435122741</text:p>
          </table:table-cell>
          <table:table-cell table:formula="of:=[.T14]/[.T$5]" office:value-type="float" office:value="0.241075391541437" calcext:value-type="float">
            <text:p>0.241075391541437</text:p>
          </table:table-cell>
          <table:table-cell table:formula="of:=[.U14]/[.U$5]" office:value-type="float" office:value="0.220544961846021" calcext:value-type="float">
            <text:p>0.220544961846021</text:p>
          </table:table-cell>
          <table:table-cell/>
          <table:table-cell table:formula="of:=GEOMEAN([.C27:.U27])" office:value-type="float" office:value="0.211077486188298" calcext:value-type="float">
            <text:p>0.211077486188298</text:p>
          </table:table-cell>
        </table:table-row>
        <table:table-row table:style-name="ro1">
          <table:table-cell/>
          <table:table-cell office:value-type="string" calcext:value-type="string">
            <text:p>(8,4)</text:p>
          </table:table-cell>
          <table:table-cell table:formula="of:=[.C15]/[.C$5]" office:value-type="float" office:value="0.112469381152655" calcext:value-type="float">
            <text:p>0.112469381152655</text:p>
          </table:table-cell>
          <table:table-cell table:formula="of:=[.D15]/[.D$5]" office:value-type="float" office:value="0.128384560524622" calcext:value-type="float">
            <text:p>0.128384560524622</text:p>
          </table:table-cell>
          <table:table-cell table:formula="of:=[.E15]/[.E$5]" office:value-type="float" office:value="0.112023174439282" calcext:value-type="float">
            <text:p>0.112023174439282</text:p>
          </table:table-cell>
          <table:table-cell table:formula="of:=[.F15]/[.F$5]" office:value-type="float" office:value="0.132019433351152" calcext:value-type="float">
            <text:p>0.132019433351152</text:p>
          </table:table-cell>
          <table:table-cell table:formula="of:=[.G15]/[.G$5]" office:value-type="float" office:value="0.12627234918321" calcext:value-type="float">
            <text:p>0.12627234918321</text:p>
          </table:table-cell>
          <table:table-cell table:formula="of:=[.H15]/[.H$5]" office:value-type="float" office:value="0.125949080900423" calcext:value-type="float">
            <text:p>0.125949080900423</text:p>
          </table:table-cell>
          <table:table-cell table:formula="of:=[.I15]/[.I$5]" office:value-type="float" office:value="0.0995048143053645" calcext:value-type="float">
            <text:p>0.099504814305365</text:p>
          </table:table-cell>
          <table:table-cell table:formula="of:=[.J15]/[.J$5]" office:value-type="float" office:value="0.121930996201148" calcext:value-type="float">
            <text:p>0.121930996201148</text:p>
          </table:table-cell>
          <table:table-cell table:formula="of:=[.K15]/[.K$5]" office:value-type="float" office:value="0.0929646169701134" calcext:value-type="float">
            <text:p>0.092964616970113</text:p>
          </table:table-cell>
          <table:table-cell table:formula="of:=[.L15]/[.L$5]" office:value-type="float" office:value="0.147138027166499" calcext:value-type="float">
            <text:p>0.147138027166499</text:p>
          </table:table-cell>
          <table:table-cell table:formula="of:=[.M15]/[.M$5]" office:value-type="float" office:value="0.1583201958877" calcext:value-type="float">
            <text:p>0.1583201958877</text:p>
          </table:table-cell>
          <table:table-cell table:formula="of:=[.N15]/[.N$5]" office:value-type="float" office:value="0.115955827405829" calcext:value-type="float">
            <text:p>0.115955827405829</text:p>
          </table:table-cell>
          <table:table-cell table:formula="of:=[.O15]/[.O$5]" office:value-type="float" office:value="0.106098544772601" calcext:value-type="float">
            <text:p>0.106098544772601</text:p>
          </table:table-cell>
          <table:table-cell table:formula="of:=[.P15]/[.P$5]" office:value-type="float" office:value="0.127493374250244" calcext:value-type="float">
            <text:p>0.127493374250244</text:p>
          </table:table-cell>
          <table:table-cell table:formula="of:=[.Q15]/[.Q$5]" office:value-type="float" office:value="0.148465287840864" calcext:value-type="float">
            <text:p>0.148465287840864</text:p>
          </table:table-cell>
          <table:table-cell table:formula="of:=[.R15]/[.R$5]" office:value-type="float" office:value="0.106284594561836" calcext:value-type="float">
            <text:p>0.106284594561836</text:p>
          </table:table-cell>
          <table:table-cell table:formula="of:=[.S15]/[.S$5]" office:value-type="float" office:value="0.12598462368492" calcext:value-type="float">
            <text:p>0.12598462368492</text:p>
          </table:table-cell>
          <table:table-cell table:formula="of:=[.T15]/[.T$5]" office:value-type="float" office:value="0.144831230317249" calcext:value-type="float">
            <text:p>0.144831230317249</text:p>
          </table:table-cell>
          <table:table-cell table:formula="of:=[.U15]/[.U$5]" office:value-type="float" office:value="0.12652989975229" calcext:value-type="float">
            <text:p>0.12652989975229</text:p>
          </table:table-cell>
          <table:table-cell/>
          <table:table-cell table:formula="of:=GEOMEAN([.C28:.U28])" office:value-type="float" office:value="0.122989475625482" calcext:value-type="float">
            <text:p>0.122989475625482</text:p>
          </table:table-cell>
        </table:table-row>
        <table:table-row table:style-name="ro1">
          <table:table-cell/>
          <table:table-cell office:value-type="string" calcext:value-type="string">
            <text:p>(16,1)</text:p>
          </table:table-cell>
          <table:table-cell table:formula="of:=[.C16]/[.C$5]" office:value-type="float" office:value="0.291329666774507" calcext:value-type="float">
            <text:p>0.291329666774507</text:p>
          </table:table-cell>
          <table:table-cell table:formula="of:=[.D16]/[.D$5]" office:value-type="float" office:value="0.385099758214615" calcext:value-type="float">
            <text:p>0.385099758214615</text:p>
          </table:table-cell>
          <table:table-cell table:formula="of:=[.E16]/[.E$5]" office:value-type="float" office:value="0.374244249412035" calcext:value-type="float">
            <text:p>0.374244249412035</text:p>
          </table:table-cell>
          <table:table-cell table:formula="of:=[.F16]/[.F$5]" office:value-type="float" office:value="0.390773875035376" calcext:value-type="float">
            <text:p>0.390773875035376</text:p>
          </table:table-cell>
          <table:table-cell table:formula="of:=[.G16]/[.G$5]" office:value-type="float" office:value="0.325558461604425" calcext:value-type="float">
            <text:p>0.325558461604425</text:p>
          </table:table-cell>
          <table:table-cell table:formula="of:=[.H16]/[.H$5]" office:value-type="float" office:value="0.315600117959304" calcext:value-type="float">
            <text:p>0.315600117959304</text:p>
          </table:table-cell>
          <table:table-cell table:formula="of:=[.I16]/[.I$5]" office:value-type="float" office:value="0.307812929848693" calcext:value-type="float">
            <text:p>0.307812929848693</text:p>
          </table:table-cell>
          <table:table-cell table:formula="of:=[.J16]/[.J$5]" office:value-type="float" office:value="0.311245641728391" calcext:value-type="float">
            <text:p>0.311245641728391</text:p>
          </table:table-cell>
          <table:table-cell table:formula="of:=[.K16]/[.K$5]" office:value-type="float" office:value="0.380742013053933" calcext:value-type="float">
            <text:p>0.380742013053933</text:p>
          </table:table-cell>
          <table:table-cell table:formula="of:=[.L16]/[.L$5]" office:value-type="float" office:value="0.34124206655199" calcext:value-type="float">
            <text:p>0.34124206655199</text:p>
          </table:table-cell>
          <table:table-cell table:formula="of:=[.M16]/[.M$5]" office:value-type="float" office:value="0.383255626740013" calcext:value-type="float">
            <text:p>0.383255626740013</text:p>
          </table:table-cell>
          <table:table-cell table:formula="of:=[.N16]/[.N$5]" office:value-type="float" office:value="0.369654867011707" calcext:value-type="float">
            <text:p>0.369654867011707</text:p>
          </table:table-cell>
          <table:table-cell table:formula="of:=[.O16]/[.O$5]" office:value-type="float" office:value="0.360841915577953" calcext:value-type="float">
            <text:p>0.360841915577953</text:p>
          </table:table-cell>
          <table:table-cell table:formula="of:=[.P16]/[.P$5]" office:value-type="float" office:value="0.399916306318873" calcext:value-type="float">
            <text:p>0.399916306318873</text:p>
          </table:table-cell>
          <table:table-cell table:formula="of:=[.Q16]/[.Q$5]" office:value-type="float" office:value="0.407173908952331" calcext:value-type="float">
            <text:p>0.407173908952331</text:p>
          </table:table-cell>
          <table:table-cell table:formula="of:=[.R16]/[.R$5]" office:value-type="float" office:value="0.269564866066018" calcext:value-type="float">
            <text:p>0.269564866066018</text:p>
          </table:table-cell>
          <table:table-cell table:formula="of:=[.S16]/[.S$5]" office:value-type="float" office:value="0.442608578365255" calcext:value-type="float">
            <text:p>0.442608578365255</text:p>
          </table:table-cell>
          <table:table-cell table:formula="of:=[.T16]/[.T$5]" office:value-type="float" office:value="0.364868006678925" calcext:value-type="float">
            <text:p>0.364868006678925</text:p>
          </table:table-cell>
          <table:table-cell table:formula="of:=[.U16]/[.U$5]" office:value-type="float" office:value="0.375987099133846" calcext:value-type="float">
            <text:p>0.375987099133846</text:p>
          </table:table-cell>
          <table:table-cell/>
          <table:table-cell table:formula="of:=GEOMEAN([.C29:.U29])" office:value-type="float" office:value="0.355081424068084" calcext:value-type="float">
            <text:p>0.355081424068084</text:p>
          </table:table-cell>
        </table:table-row>
        <table:table-row table:style-name="ro1">
          <table:table-cell/>
          <table:table-cell office:value-type="string" calcext:value-type="string">
            <text:p>(16,2)</text:p>
          </table:table-cell>
          <table:table-cell table:formula="of:=[.C17]/[.C$5]" office:value-type="float" office:value="0.130401626842908" calcext:value-type="float">
            <text:p>0.130401626842908</text:p>
          </table:table-cell>
          <table:table-cell table:formula="of:=[.D17]/[.D$5]" office:value-type="float" office:value="0.171476282419245" calcext:value-type="float">
            <text:p>0.171476282419245</text:p>
          </table:table-cell>
          <table:table-cell table:formula="of:=[.E17]/[.E$5]" office:value-type="float" office:value="0.147582171743246" calcext:value-type="float">
            <text:p>0.147582171743246</text:p>
          </table:table-cell>
          <table:table-cell table:formula="of:=[.F17]/[.F$5]" office:value-type="float" office:value="0.166865821829502" calcext:value-type="float">
            <text:p>0.166865821829502</text:p>
          </table:table-cell>
          <table:table-cell table:formula="of:=[.G17]/[.G$5]" office:value-type="float" office:value="0.15008146464863" calcext:value-type="float">
            <text:p>0.15008146464863</text:p>
          </table:table-cell>
          <table:table-cell table:formula="of:=[.H17]/[.H$5]" office:value-type="float" office:value="0.148331858842033" calcext:value-type="float">
            <text:p>0.148331858842033</text:p>
          </table:table-cell>
          <table:table-cell table:formula="of:=[.I17]/[.I$5]" office:value-type="float" office:value="0.126703347088492" calcext:value-type="float">
            <text:p>0.126703347088492</text:p>
          </table:table-cell>
          <table:table-cell table:formula="of:=[.J17]/[.J$5]" office:value-type="float" office:value="0.145516834637201" calcext:value-type="float">
            <text:p>0.145516834637201</text:p>
          </table:table-cell>
          <table:table-cell table:formula="of:=[.K17]/[.K$5]" office:value-type="float" office:value="0.131796633459292" calcext:value-type="float">
            <text:p>0.131796633459292</text:p>
          </table:table-cell>
          <table:table-cell table:formula="of:=[.L17]/[.L$5]" office:value-type="float" office:value="0.182638353401744" calcext:value-type="float">
            <text:p>0.182638353401744</text:p>
          </table:table-cell>
          <table:table-cell table:formula="of:=[.M17]/[.M$5]" office:value-type="float" office:value="0.202716935565022" calcext:value-type="float">
            <text:p>0.202716935565022</text:p>
          </table:table-cell>
          <table:table-cell table:formula="of:=[.N17]/[.N$5]" office:value-type="float" office:value="0.151767180537489" calcext:value-type="float">
            <text:p>0.151767180537489</text:p>
          </table:table-cell>
          <table:table-cell table:formula="of:=[.O17]/[.O$5]" office:value-type="float" office:value="0.146130394241951" calcext:value-type="float">
            <text:p>0.146130394241951</text:p>
          </table:table-cell>
          <table:table-cell table:formula="of:=[.P17]/[.P$5]" office:value-type="float" office:value="0.173071558097364" calcext:value-type="float">
            <text:p>0.173071558097364</text:p>
          </table:table-cell>
          <table:table-cell table:formula="of:=[.Q17]/[.Q$5]" office:value-type="float" office:value="0.1978847131001" calcext:value-type="float">
            <text:p>0.1978847131001</text:p>
          </table:table-cell>
          <table:table-cell table:formula="of:=[.R17]/[.R$5]" office:value-type="float" office:value="0.110599571734475" calcext:value-type="float">
            <text:p>0.110599571734475</text:p>
          </table:table-cell>
          <table:table-cell table:formula="of:=[.S17]/[.S$5]" office:value-type="float" office:value="0.179026166711627" calcext:value-type="float">
            <text:p>0.179026166711627</text:p>
          </table:table-cell>
          <table:table-cell table:formula="of:=[.T17]/[.T$5]" office:value-type="float" office:value="0.185443746961723" calcext:value-type="float">
            <text:p>0.185443746961723</text:p>
          </table:table-cell>
          <table:table-cell table:formula="of:=[.U17]/[.U$5]" office:value-type="float" office:value="0.166331399311732" calcext:value-type="float">
            <text:p>0.166331399311732</text:p>
          </table:table-cell>
          <table:table-cell/>
          <table:table-cell table:formula="of:=GEOMEAN([.C30:.U30])" office:value-type="float" office:value="0.156750129916934" calcext:value-type="float">
            <text:p>0.156750129916934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formula="of:=(1-[.C23])*100" office:value-type="float" office:value="54.1063918288118" calcext:value-type="float">
            <text:p>54.1063918288118</text:p>
          </table:table-cell>
          <table:table-cell table:formula="of:=(1-[.D23])*100" office:value-type="float" office:value="56.7986919236724" calcext:value-type="float">
            <text:p>56.7986919236724</text:p>
          </table:table-cell>
          <table:table-cell table:formula="of:=(1-[.E23])*100" office:value-type="float" office:value="48.9256008719096" calcext:value-type="float">
            <text:p>48.9256008719096</text:p>
          </table:table-cell>
          <table:table-cell table:formula="of:=(1-[.F23])*100" office:value-type="float" office:value="53.9904405521839" calcext:value-type="float">
            <text:p>53.9904405521839</text:p>
          </table:table-cell>
          <table:table-cell table:formula="of:=(1-[.G23])*100" office:value-type="float" office:value="55.1344166702397" calcext:value-type="float">
            <text:p>55.1344166702397</text:p>
          </table:table-cell>
          <table:table-cell table:formula="of:=(1-[.H23])*100" office:value-type="float" office:value="58.4213113142633" calcext:value-type="float">
            <text:p>58.4213113142633</text:p>
          </table:table-cell>
          <table:table-cell table:formula="of:=(1-[.I23])*100" office:value-type="float" office:value="52.6969280146722" calcext:value-type="float">
            <text:p>52.6969280146722</text:p>
          </table:table-cell>
          <table:table-cell table:formula="of:=(1-[.J23])*100" office:value-type="float" office:value="57.3539870596194" calcext:value-type="float">
            <text:p>57.3539870596194</text:p>
          </table:table-cell>
          <table:table-cell table:formula="of:=(1-[.K23])*100" office:value-type="float" office:value="42.0796976983854" calcext:value-type="float">
            <text:p>42.0796976983854</text:p>
          </table:table-cell>
          <table:table-cell table:formula="of:=(1-[.L23])*100" office:value-type="float" office:value="51.9277537220476" calcext:value-type="float">
            <text:p>51.9277537220476</text:p>
          </table:table-cell>
          <table:table-cell table:formula="of:=(1-[.M23])*100" office:value-type="float" office:value="49.045718310804" calcext:value-type="float">
            <text:p>49.045718310804</text:p>
          </table:table-cell>
          <table:table-cell table:formula="of:=(1-[.N23])*100" office:value-type="float" office:value="53.7364036423016" calcext:value-type="float">
            <text:p>53.7364036423016</text:p>
          </table:table-cell>
          <table:table-cell table:formula="of:=(1-[.O23])*100" office:value-type="float" office:value="45.6746534798688" calcext:value-type="float">
            <text:p>45.6746534798688</text:p>
          </table:table-cell>
          <table:table-cell table:formula="of:=(1-[.P23])*100" office:value-type="float" office:value="52.6665736736876" calcext:value-type="float">
            <text:p>52.6665736736876</text:p>
          </table:table-cell>
          <table:table-cell table:formula="of:=(1-[.Q23])*100" office:value-type="float" office:value="48.6478348420122" calcext:value-type="float">
            <text:p>48.6478348420122</text:p>
          </table:table-cell>
          <table:table-cell table:formula="of:=(1-[.R23])*100" office:value-type="float" office:value="51.1130863399459" calcext:value-type="float">
            <text:p>51.1130863399459</text:p>
          </table:table-cell>
          <table:table-cell table:formula="of:=(1-[.S23])*100" office:value-type="float" office:value="53.3949285136229" calcext:value-type="float">
            <text:p>53.3949285136229</text:p>
          </table:table-cell>
          <table:table-cell table:formula="of:=(1-[.T23])*100" office:value-type="float" office:value="50.2356646164902" calcext:value-type="float">
            <text:p>50.2356646164902</text:p>
          </table:table-cell>
          <table:table-cell table:formula="of:=(1-[.U23])*100" office:value-type="float" office:value="50.6824491695899" calcext:value-type="float">
            <text:p>50.6824491695899</text:p>
          </table:table-cell>
          <table:table-cell/>
          <table:table-cell table:formula="of:=(1-[.W23])*100" office:value-type="float" office:value="52.0831766660266" calcext:value-type="float">
            <text:p>52.0831766660266</text:p>
          </table:table-cell>
        </table:table-row>
        <table:table-row table:style-name="ro1">
          <table:table-cell/>
          <table:table-cell office:value-type="string" calcext:value-type="string">
            <text:p>(4,2)</text:p>
          </table:table-cell>
          <table:table-cell table:formula="of:=(1-[.C24])*100" office:value-type="float" office:value="70.913250450617" calcext:value-type="float">
            <text:p>70.913250450617</text:p>
          </table:table-cell>
          <table:table-cell table:formula="of:=(1-[.D24])*100" office:value-type="float" office:value="71.8954930508445" calcext:value-type="float">
            <text:p>71.8954930508445</text:p>
          </table:table-cell>
          <table:table-cell table:formula="of:=(1-[.E24])*100" office:value-type="float" office:value="69.880112430448" calcext:value-type="float">
            <text:p>69.880112430448</text:p>
          </table:table-cell>
          <table:table-cell table:formula="of:=(1-[.F24])*100" office:value-type="float" office:value="70.4710543693595" calcext:value-type="float">
            <text:p>70.4710543693595</text:p>
          </table:table-cell>
          <table:table-cell table:formula="of:=(1-[.G24])*100" office:value-type="float" office:value="70.5012219697295" calcext:value-type="float">
            <text:p>70.5012219697295</text:p>
          </table:table-cell>
          <table:table-cell table:formula="of:=(1-[.H24])*100" office:value-type="float" office:value="72.0829647105082" calcext:value-type="float">
            <text:p>72.0829647105082</text:p>
          </table:table-cell>
          <table:table-cell table:formula="of:=(1-[.I24])*100" office:value-type="float" office:value="72.0027510316369" calcext:value-type="float">
            <text:p>72.0027510316369</text:p>
          </table:table-cell>
          <table:table-cell table:formula="of:=(1-[.J24])*100" office:value-type="float" office:value="71.6820760117261" calcext:value-type="float">
            <text:p>71.6820760117261</text:p>
          </table:table-cell>
          <table:table-cell table:formula="of:=(1-[.K24])*100" office:value-type="float" office:value="71.222260391618" calcext:value-type="float">
            <text:p>71.222260391618</text:p>
          </table:table-cell>
          <table:table-cell table:formula="of:=(1-[.L24])*100" office:value-type="float" office:value="68.2988314846669" calcext:value-type="float">
            <text:p>68.2988314846669</text:p>
          </table:table-cell>
          <table:table-cell table:formula="of:=(1-[.M24])*100" office:value-type="float" office:value="66.6259685372153" calcext:value-type="float">
            <text:p>66.6259685372153</text:p>
          </table:table-cell>
          <table:table-cell table:formula="of:=(1-[.N24])*100" office:value-type="float" office:value="71.0677811297778" calcext:value-type="float">
            <text:p>71.0677811297778</text:p>
          </table:table-cell>
          <table:table-cell table:formula="of:=(1-[.O24])*100" office:value-type="float" office:value="68.7948537962682" calcext:value-type="float">
            <text:p>68.7948537962682</text:p>
          </table:table-cell>
          <table:table-cell table:formula="of:=(1-[.P24])*100" office:value-type="float" office:value="69.0228762728414" calcext:value-type="float">
            <text:p>69.0228762728414</text:p>
          </table:table-cell>
          <table:table-cell table:formula="of:=(1-[.Q24])*100" office:value-type="float" office:value="66.8027927809248" calcext:value-type="float">
            <text:p>66.8027927809248</text:p>
          </table:table-cell>
          <table:table-cell table:formula="of:=(1-[.R24])*100" office:value-type="float" office:value="71.7344753747323" calcext:value-type="float">
            <text:p>71.7344753747323</text:p>
          </table:table-cell>
          <table:table-cell table:formula="of:=(1-[.S24])*100" office:value-type="float" office:value="71.7237658483949" calcext:value-type="float">
            <text:p>71.7237658483949</text:p>
          </table:table-cell>
          <table:table-cell table:formula="of:=(1-[.T24])*100" office:value-type="float" office:value="67.0661340434976" calcext:value-type="float">
            <text:p>67.0661340434976</text:p>
          </table:table-cell>
          <table:table-cell table:formula="of:=(1-[.U24])*100" office:value-type="float" office:value="69.3072434373493" calcext:value-type="float">
            <text:p>69.3072434373493</text:p>
          </table:table-cell>
          <table:table-cell/>
          <table:table-cell table:formula="of:=(1-[.W24])*100" office:value-type="float" office:value="70.1097152562617" calcext:value-type="float">
            <text:p>70.1097152562617</text:p>
          </table:table-cell>
        </table:table-row>
        <table:table-row table:style-name="ro1">
          <table:table-cell/>
          <table:table-cell office:value-type="string" calcext:value-type="string">
            <text:p>(4,4)</text:p>
          </table:table-cell>
          <table:table-cell table:formula="of:=(1-[.C25])*100" office:value-type="float" office:value="79.3594306049822" calcext:value-type="float">
            <text:p>79.3594306049822</text:p>
          </table:table-cell>
          <table:table-cell table:formula="of:=(1-[.D25])*100" office:value-type="float" office:value="78.1784341352259" calcext:value-type="float">
            <text:p>78.1784341352259</text:p>
          </table:table-cell>
          <table:table-cell table:formula="of:=(1-[.E25])*100" office:value-type="float" office:value="79.2772328342798" calcext:value-type="float">
            <text:p>79.2772328342798</text:p>
          </table:table-cell>
          <table:table-cell table:formula="of:=(1-[.F25])*100" office:value-type="float" office:value="77.3214678783686" calcext:value-type="float">
            <text:p>77.3214678783686</text:p>
          </table:table-cell>
          <table:table-cell table:formula="of:=(1-[.G25])*100" office:value-type="float" office:value="77.5350512369764" calcext:value-type="float">
            <text:p>77.5350512369764</text:p>
          </table:table-cell>
          <table:table-cell table:formula="of:=(1-[.H25])*100" office:value-type="float" office:value="78.0025557849209" calcext:value-type="float">
            <text:p>78.0025557849209</text:p>
          </table:table-cell>
          <table:table-cell table:formula="of:=(1-[.I25])*100" office:value-type="float" office:value="81.5213204951857" calcext:value-type="float">
            <text:p>81.5213204951857</text:p>
          </table:table-cell>
          <table:table-cell table:formula="of:=(1-[.J25])*100" office:value-type="float" office:value="78.2181824489583" calcext:value-type="float">
            <text:p>78.2181824489583</text:p>
          </table:table-cell>
          <table:table-cell table:formula="of:=(1-[.K25])*100" office:value-type="float" office:value="82.9385091034009" calcext:value-type="float">
            <text:p>82.9385091034009</text:p>
          </table:table-cell>
          <table:table-cell table:formula="of:=(1-[.L25])*100" office:value-type="float" office:value="76.7323091523815" calcext:value-type="float">
            <text:p>76.7323091523815</text:p>
          </table:table-cell>
          <table:table-cell table:formula="of:=(1-[.M25])*100" office:value-type="float" office:value="75.5552946701104" calcext:value-type="float">
            <text:p>75.5552946701104</text:p>
          </table:table-cell>
          <table:table-cell table:formula="of:=(1-[.N25])*100" office:value-type="float" office:value="78.8339652929617" calcext:value-type="float">
            <text:p>78.8339652929617</text:p>
          </table:table-cell>
          <table:table-cell table:formula="of:=(1-[.O25])*100" office:value-type="float" office:value="81.1417615690054" calcext:value-type="float">
            <text:p>81.1417615690054</text:p>
          </table:table-cell>
          <table:table-cell table:formula="of:=(1-[.P25])*100" office:value-type="float" office:value="77.0086483470498" calcext:value-type="float">
            <text:p>77.0086483470498</text:p>
          </table:table-cell>
          <table:table-cell table:formula="of:=(1-[.Q25])*100" office:value-type="float" office:value="76.0825789939214" calcext:value-type="float">
            <text:p>76.0825789939214</text:p>
          </table:table-cell>
          <table:table-cell table:formula="of:=(1-[.R25])*100" office:value-type="float" office:value="79.6129449315179" calcext:value-type="float">
            <text:p>79.6129449315179</text:p>
          </table:table-cell>
          <table:table-cell table:formula="of:=(1-[.S25])*100" office:value-type="float" office:value="78.9250067439978" calcext:value-type="float">
            <text:p>78.9250067439978</text:p>
          </table:table-cell>
          <table:table-cell table:formula="of:=(1-[.T25])*100" office:value-type="float" office:value="76.0446388941729" calcext:value-type="float">
            <text:p>76.0446388941729</text:p>
          </table:table-cell>
          <table:table-cell table:formula="of:=(1-[.U25])*100" office:value-type="float" office:value="78.2081760901731" calcext:value-type="float">
            <text:p>78.2081760901731</text:p>
          </table:table-cell>
          <table:table-cell/>
          <table:table-cell table:formula="of:=(1-[.W25])*100" office:value-type="float" office:value="78.533390224225" calcext:value-type="float">
            <text:p>78.533390224225</text:p>
          </table:table-cell>
        </table:table-row>
        <table:table-row table:style-name="ro1">
          <table:table-cell/>
          <table:table-cell office:value-type="string" calcext:value-type="string">
            <text:p>(8,1)</text:p>
          </table:table-cell>
          <table:table-cell table:formula="of:=(1-[.C26])*100" office:value-type="float" office:value="63.6340527799603" calcext:value-type="float">
            <text:p>63.6340527799603</text:p>
          </table:table-cell>
          <table:table-cell table:formula="of:=(1-[.D26])*100" office:value-type="float" office:value="60.9594879020334" calcext:value-type="float">
            <text:p>60.9594879020334</text:p>
          </table:table-cell>
          <table:table-cell table:formula="of:=(1-[.E26])*100" office:value-type="float" office:value="56.3597774336029" calcext:value-type="float">
            <text:p>56.3597774336029</text:p>
          </table:table-cell>
          <table:table-cell table:formula="of:=(1-[.F26])*100" office:value-type="float" office:value="58.6899783025691" calcext:value-type="float">
            <text:p>58.6899783025691</text:p>
          </table:table-cell>
          <table:table-cell table:formula="of:=(1-[.G26])*100" office:value-type="float" office:value="62.9207220340436" calcext:value-type="float">
            <text:p>62.9207220340436</text:p>
          </table:table-cell>
          <table:table-cell table:formula="of:=(1-[.H26])*100" office:value-type="float" office:value="65.1076378649366" calcext:value-type="float">
            <text:p>65.1076378649366</text:p>
          </table:table-cell>
          <table:table-cell table:formula="of:=(1-[.I26])*100" office:value-type="float" office:value="61.6276937184778" calcext:value-type="float">
            <text:p>61.6276937184778</text:p>
          </table:table-cell>
          <table:table-cell table:formula="of:=(1-[.J26])*100" office:value-type="float" office:value="65.0939305105032" calcext:value-type="float">
            <text:p>65.0939305105032</text:p>
          </table:table-cell>
          <table:table-cell table:formula="of:=(1-[.K26])*100" office:value-type="float" office:value="50.7172792854689" calcext:value-type="float">
            <text:p>50.7172792854689</text:p>
          </table:table-cell>
          <table:table-cell table:formula="of:=(1-[.L26])*100" office:value-type="float" office:value="60.6382347707456" calcext:value-type="float">
            <text:p>60.6382347707456</text:p>
          </table:table-cell>
          <table:table-cell table:formula="of:=(1-[.M26])*100" office:value-type="float" office:value="57.4615100794955" calcext:value-type="float">
            <text:p>57.4615100794955</text:p>
          </table:table-cell>
          <table:table-cell table:formula="of:=(1-[.N26])*100" office:value-type="float" office:value="59.3839085549805" calcext:value-type="float">
            <text:p>59.3839085549805</text:p>
          </table:table-cell>
          <table:table-cell table:formula="of:=(1-[.O26])*100" office:value-type="float" office:value="55.3447390753177" calcext:value-type="float">
            <text:p>55.3447390753177</text:p>
          </table:table-cell>
          <table:table-cell table:formula="of:=(1-[.P26])*100" office:value-type="float" office:value="58.401915655368" calcext:value-type="float">
            <text:p>58.401915655368</text:p>
          </table:table-cell>
          <table:table-cell table:formula="of:=(1-[.Q26])*100" office:value-type="float" office:value="55.9007847639122" calcext:value-type="float">
            <text:p>55.9007847639122</text:p>
          </table:table-cell>
          <table:table-cell table:formula="of:=(1-[.R26])*100" office:value-type="float" office:value="60.6056320956729" calcext:value-type="float">
            <text:p>60.6056320956729</text:p>
          </table:table-cell>
          <table:table-cell table:formula="of:=(1-[.S26])*100" office:value-type="float" office:value="55.1186943620178" calcext:value-type="float">
            <text:p>55.1186943620178</text:p>
          </table:table-cell>
          <table:table-cell table:formula="of:=(1-[.T26])*100" office:value-type="float" office:value="58.7005685540972" calcext:value-type="float">
            <text:p>58.7005685540972</text:p>
          </table:table-cell>
          <table:table-cell table:formula="of:=(1-[.U26])*100" office:value-type="float" office:value="57.6133397616" calcext:value-type="float">
            <text:p>57.6133397616</text:p>
          </table:table-cell>
          <table:table-cell/>
          <table:table-cell table:formula="of:=(1-[.W26])*100" office:value-type="float" office:value="59.3298858578791" calcext:value-type="float">
            <text:p>59.3298858578791</text:p>
          </table:table-cell>
        </table:table-row>
        <table:table-row table:style-name="ro1">
          <table:table-cell/>
          <table:table-cell office:value-type="string" calcext:value-type="string">
            <text:p>(8,2)</text:p>
          </table:table-cell>
          <table:table-cell table:formula="of:=(1-[.C27])*100" office:value-type="float" office:value="80.6500439062717" calcext:value-type="float">
            <text:p>80.6500439062717</text:p>
          </table:table-cell>
          <table:table-cell table:formula="of:=(1-[.D27])*100" office:value-type="float" office:value="79.3821426707718" calcext:value-type="float">
            <text:p>79.3821426707718</text:p>
          </table:table-cell>
          <table:table-cell table:formula="of:=(1-[.E27])*100" office:value-type="float" office:value="78.9032295072563" calcext:value-type="float">
            <text:p>78.9032295072563</text:p>
          </table:table-cell>
          <table:table-cell table:formula="of:=(1-[.F27])*100" office:value-type="float" office:value="78.6484701738939" calcext:value-type="float">
            <text:p>78.6484701738939</text:p>
          </table:table-cell>
          <table:table-cell table:formula="of:=(1-[.G27])*100" office:value-type="float" office:value="79.7768297388844" calcext:value-type="float">
            <text:p>79.7768297388844</text:p>
          </table:table-cell>
          <table:table-cell table:formula="of:=(1-[.H27])*100" office:value-type="float" office:value="80.7134571906026" calcext:value-type="float">
            <text:p>80.7134571906026</text:p>
          </table:table-cell>
          <table:table-cell table:formula="of:=(1-[.I27])*100" office:value-type="float" office:value="81.1856946354883" calcext:value-type="float">
            <text:p>81.1856946354883</text:p>
          </table:table-cell>
          <table:table-cell table:formula="of:=(1-[.J27])*100" office:value-type="float" office:value="80.7906468455654" calcext:value-type="float">
            <text:p>80.7906468455654</text:p>
          </table:table-cell>
          <table:table-cell table:formula="of:=(1-[.K27])*100" office:value-type="float" office:value="80.3524562006183" calcext:value-type="float">
            <text:p>80.3524562006183</text:p>
          </table:table-cell>
          <table:table-cell table:formula="of:=(1-[.L27])*100" office:value-type="float" office:value="76.9998220535026" calcext:value-type="float">
            <text:p>76.9998220535026</text:p>
          </table:table-cell>
          <table:table-cell table:formula="of:=(1-[.M27])*100" office:value-type="float" office:value="75.1742528427196" calcext:value-type="float">
            <text:p>75.1742528427196</text:p>
          </table:table-cell>
          <table:table-cell table:formula="of:=(1-[.N27])*100" office:value-type="float" office:value="79.4096482245164" calcext:value-type="float">
            <text:p>79.4096482245164</text:p>
          </table:table-cell>
          <table:table-cell table:formula="of:=(1-[.O27])*100" office:value-type="float" office:value="78.6231390585548" calcext:value-type="float">
            <text:p>78.6231390585548</text:p>
          </table:table-cell>
          <table:table-cell table:formula="of:=(1-[.P27])*100" office:value-type="float" office:value="77.5049983726229" calcext:value-type="float">
            <text:p>77.5049983726229</text:p>
          </table:table-cell>
          <table:table-cell table:formula="of:=(1-[.Q27])*100" office:value-type="float" office:value="75.1604343489471" calcext:value-type="float">
            <text:p>75.1604343489471</text:p>
          </table:table-cell>
          <table:table-cell table:formula="of:=(1-[.R27])*100" office:value-type="float" office:value="81.7455860369278" calcext:value-type="float">
            <text:p>81.7455860369278</text:p>
          </table:table-cell>
          <table:table-cell table:formula="of:=(1-[.S27])*100" office:value-type="float" office:value="78.4758564877259" calcext:value-type="float">
            <text:p>78.4758564877259</text:p>
          </table:table-cell>
          <table:table-cell table:formula="of:=(1-[.T27])*100" office:value-type="float" office:value="75.8924608458563" calcext:value-type="float">
            <text:p>75.8924608458563</text:p>
          </table:table-cell>
          <table:table-cell table:formula="of:=(1-[.U27])*100" office:value-type="float" office:value="77.9455038153979" calcext:value-type="float">
            <text:p>77.9455038153979</text:p>
          </table:table-cell>
          <table:table-cell/>
          <table:table-cell table:formula="of:=(1-[.W27])*100" office:value-type="float" office:value="78.8922513811702" calcext:value-type="float">
            <text:p>78.8922513811702</text:p>
          </table:table-cell>
        </table:table-row>
        <table:table-row table:style-name="ro1">
          <table:table-cell/>
          <table:table-cell office:value-type="string" calcext:value-type="string">
            <text:p>(8,4)</text:p>
          </table:table-cell>
          <table:table-cell table:formula="of:=(1-[.C28])*100" office:value-type="float" office:value="88.7530618847345" calcext:value-type="float">
            <text:p>88.7530618847345</text:p>
          </table:table-cell>
          <table:table-cell table:formula="of:=(1-[.D28])*100" office:value-type="float" office:value="87.1615439475378" calcext:value-type="float">
            <text:p>87.1615439475378</text:p>
          </table:table-cell>
          <table:table-cell table:formula="of:=(1-[.E28])*100" office:value-type="float" office:value="88.7976825560718" calcext:value-type="float">
            <text:p>88.7976825560718</text:p>
          </table:table-cell>
          <table:table-cell table:formula="of:=(1-[.F28])*100" office:value-type="float" office:value="86.7980566648848" calcext:value-type="float">
            <text:p>86.7980566648848</text:p>
          </table:table-cell>
          <table:table-cell table:formula="of:=(1-[.G28])*100" office:value-type="float" office:value="87.372765081679" calcext:value-type="float">
            <text:p>87.372765081679</text:p>
          </table:table-cell>
          <table:table-cell table:formula="of:=(1-[.H28])*100" office:value-type="float" office:value="87.4050919099577" calcext:value-type="float">
            <text:p>87.4050919099577</text:p>
          </table:table-cell>
          <table:table-cell table:formula="of:=(1-[.I28])*100" office:value-type="float" office:value="90.0495185694635" calcext:value-type="float">
            <text:p>90.0495185694635</text:p>
          </table:table-cell>
          <table:table-cell table:formula="of:=(1-[.J28])*100" office:value-type="float" office:value="87.8069003798852" calcext:value-type="float">
            <text:p>87.8069003798852</text:p>
          </table:table-cell>
          <table:table-cell table:formula="of:=(1-[.K28])*100" office:value-type="float" office:value="90.7035383029887" calcext:value-type="float">
            <text:p>90.7035383029887</text:p>
          </table:table-cell>
          <table:table-cell table:formula="of:=(1-[.L28])*100" office:value-type="float" office:value="85.2861972833501" calcext:value-type="float">
            <text:p>85.2861972833501</text:p>
          </table:table-cell>
          <table:table-cell table:formula="of:=(1-[.M28])*100" office:value-type="float" office:value="84.16798041123" calcext:value-type="float">
            <text:p>84.16798041123</text:p>
          </table:table-cell>
          <table:table-cell table:formula="of:=(1-[.N28])*100" office:value-type="float" office:value="88.4044172594171" calcext:value-type="float">
            <text:p>88.4044172594171</text:p>
          </table:table-cell>
          <table:table-cell table:formula="of:=(1-[.O28])*100" office:value-type="float" office:value="89.3901455227399" calcext:value-type="float">
            <text:p>89.3901455227399</text:p>
          </table:table-cell>
          <table:table-cell table:formula="of:=(1-[.P28])*100" office:value-type="float" office:value="87.2506625749756" calcext:value-type="float">
            <text:p>87.2506625749756</text:p>
          </table:table-cell>
          <table:table-cell table:formula="of:=(1-[.Q28])*100" office:value-type="float" office:value="85.1534712159136" calcext:value-type="float">
            <text:p>85.1534712159136</text:p>
          </table:table-cell>
          <table:table-cell table:formula="of:=(1-[.R28])*100" office:value-type="float" office:value="89.3715405438164" calcext:value-type="float">
            <text:p>89.3715405438164</text:p>
          </table:table-cell>
          <table:table-cell table:formula="of:=(1-[.S28])*100" office:value-type="float" office:value="87.401537631508" calcext:value-type="float">
            <text:p>87.401537631508</text:p>
          </table:table-cell>
          <table:table-cell table:formula="of:=(1-[.T28])*100" office:value-type="float" office:value="85.5168769682751" calcext:value-type="float">
            <text:p>85.5168769682751</text:p>
          </table:table-cell>
          <table:table-cell table:formula="of:=(1-[.U28])*100" office:value-type="float" office:value="87.347010024771" calcext:value-type="float">
            <text:p>87.347010024771</text:p>
          </table:table-cell>
          <table:table-cell/>
          <table:table-cell table:formula="of:=(1-[.W28])*100" office:value-type="float" office:value="87.7010524374518" calcext:value-type="float">
            <text:p>87.7010524374518</text:p>
          </table:table-cell>
        </table:table-row>
        <table:table-row table:style-name="ro1">
          <table:table-cell/>
          <table:table-cell office:value-type="string" calcext:value-type="string">
            <text:p>(16,1)</text:p>
          </table:table-cell>
          <table:table-cell table:formula="of:=(1-[.C29])*100" office:value-type="float" office:value="70.8670333225493" calcext:value-type="float">
            <text:p>70.8670333225493</text:p>
          </table:table-cell>
          <table:table-cell table:formula="of:=(1-[.D29])*100" office:value-type="float" office:value="61.4900241785385" calcext:value-type="float">
            <text:p>61.4900241785385</text:p>
          </table:table-cell>
          <table:table-cell table:formula="of:=(1-[.E29])*100" office:value-type="float" office:value="62.5755750587965" calcext:value-type="float">
            <text:p>62.5755750587965</text:p>
          </table:table-cell>
          <table:table-cell table:formula="of:=(1-[.F29])*100" office:value-type="float" office:value="60.9226124964624" calcext:value-type="float">
            <text:p>60.9226124964624</text:p>
          </table:table-cell>
          <table:table-cell table:formula="of:=(1-[.G29])*100" office:value-type="float" office:value="67.4441538395575" calcext:value-type="float">
            <text:p>67.4441538395575</text:p>
          </table:table-cell>
          <table:table-cell table:formula="of:=(1-[.H29])*100" office:value-type="float" office:value="68.4399882040696" calcext:value-type="float">
            <text:p>68.4399882040696</text:p>
          </table:table-cell>
          <table:table-cell table:formula="of:=(1-[.I29])*100" office:value-type="float" office:value="69.2187070151307" calcext:value-type="float">
            <text:p>69.2187070151307</text:p>
          </table:table-cell>
          <table:table-cell table:formula="of:=(1-[.J29])*100" office:value-type="float" office:value="68.8754358271609" calcext:value-type="float">
            <text:p>68.8754358271609</text:p>
          </table:table-cell>
          <table:table-cell table:formula="of:=(1-[.K29])*100" office:value-type="float" office:value="61.9257986946067" calcext:value-type="float">
            <text:p>61.9257986946067</text:p>
          </table:table-cell>
          <table:table-cell table:formula="of:=(1-[.L29])*100" office:value-type="float" office:value="65.875793344801" calcext:value-type="float">
            <text:p>65.875793344801</text:p>
          </table:table-cell>
          <table:table-cell table:formula="of:=(1-[.M29])*100" office:value-type="float" office:value="61.6744373259987" calcext:value-type="float">
            <text:p>61.6744373259987</text:p>
          </table:table-cell>
          <table:table-cell table:formula="of:=(1-[.N29])*100" office:value-type="float" office:value="63.0345132988293" calcext:value-type="float">
            <text:p>63.0345132988293</text:p>
          </table:table-cell>
          <table:table-cell table:formula="of:=(1-[.O29])*100" office:value-type="float" office:value="63.9158084422047" calcext:value-type="float">
            <text:p>63.9158084422047</text:p>
          </table:table-cell>
          <table:table-cell table:formula="of:=(1-[.P29])*100" office:value-type="float" office:value="60.0083693681127" calcext:value-type="float">
            <text:p>60.0083693681127</text:p>
          </table:table-cell>
          <table:table-cell table:formula="of:=(1-[.Q29])*100" office:value-type="float" office:value="59.2826091047669" calcext:value-type="float">
            <text:p>59.2826091047669</text:p>
          </table:table-cell>
          <table:table-cell table:formula="of:=(1-[.R29])*100" office:value-type="float" office:value="73.0435133933983" calcext:value-type="float">
            <text:p>73.0435133933983</text:p>
          </table:table-cell>
          <table:table-cell table:formula="of:=(1-[.S29])*100" office:value-type="float" office:value="55.7391421634745" calcext:value-type="float">
            <text:p>55.7391421634745</text:p>
          </table:table-cell>
          <table:table-cell table:formula="of:=(1-[.T29])*100" office:value-type="float" office:value="63.5131993321074" calcext:value-type="float">
            <text:p>63.5131993321074</text:p>
          </table:table-cell>
          <table:table-cell table:formula="of:=(1-[.U29])*100" office:value-type="float" office:value="62.4012900866154" calcext:value-type="float">
            <text:p>62.4012900866154</text:p>
          </table:table-cell>
          <table:table-cell/>
          <table:table-cell table:formula="of:=(1-[.W29])*100" office:value-type="float" office:value="64.4918575931916" calcext:value-type="float">
            <text:p>64.4918575931916</text:p>
          </table:table-cell>
        </table:table-row>
        <table:table-row table:style-name="ro1">
          <table:table-cell/>
          <table:table-cell office:value-type="string" calcext:value-type="string">
            <text:p>(16,2)</text:p>
          </table:table-cell>
          <table:table-cell table:formula="of:=(1-[.C30])*100" office:value-type="float" office:value="86.9598373157092" calcext:value-type="float">
            <text:p>86.9598373157092</text:p>
          </table:table-cell>
          <table:table-cell table:formula="of:=(1-[.D30])*100" office:value-type="float" office:value="82.8523717580755" calcext:value-type="float">
            <text:p>82.8523717580755</text:p>
          </table:table-cell>
          <table:table-cell table:formula="of:=(1-[.E30])*100" office:value-type="float" office:value="85.2417828256754" calcext:value-type="float">
            <text:p>85.2417828256754</text:p>
          </table:table-cell>
          <table:table-cell table:formula="of:=(1-[.F30])*100" office:value-type="float" office:value="83.3134178170498" calcext:value-type="float">
            <text:p>83.3134178170498</text:p>
          </table:table-cell>
          <table:table-cell table:formula="of:=(1-[.G30])*100" office:value-type="float" office:value="84.991853535137" calcext:value-type="float">
            <text:p>84.991853535137</text:p>
          </table:table-cell>
          <table:table-cell table:formula="of:=(1-[.H30])*100" office:value-type="float" office:value="85.1668141157967" calcext:value-type="float">
            <text:p>85.1668141157967</text:p>
          </table:table-cell>
          <table:table-cell table:formula="of:=(1-[.I30])*100" office:value-type="float" office:value="87.3296652911509" calcext:value-type="float">
            <text:p>87.3296652911509</text:p>
          </table:table-cell>
          <table:table-cell table:formula="of:=(1-[.J30])*100" office:value-type="float" office:value="85.4483165362799" calcext:value-type="float">
            <text:p>85.4483165362799</text:p>
          </table:table-cell>
          <table:table-cell table:formula="of:=(1-[.K30])*100" office:value-type="float" office:value="86.8203366540708" calcext:value-type="float">
            <text:p>86.8203366540708</text:p>
          </table:table-cell>
          <table:table-cell table:formula="of:=(1-[.L30])*100" office:value-type="float" office:value="81.7361646598256" calcext:value-type="float">
            <text:p>81.7361646598256</text:p>
          </table:table-cell>
          <table:table-cell table:formula="of:=(1-[.M30])*100" office:value-type="float" office:value="79.7283064434978" calcext:value-type="float">
            <text:p>79.7283064434978</text:p>
          </table:table-cell>
          <table:table-cell table:formula="of:=(1-[.N30])*100" office:value-type="float" office:value="84.8232819462512" calcext:value-type="float">
            <text:p>84.8232819462512</text:p>
          </table:table-cell>
          <table:table-cell table:formula="of:=(1-[.O30])*100" office:value-type="float" office:value="85.3869605758049" calcext:value-type="float">
            <text:p>85.3869605758049</text:p>
          </table:table-cell>
          <table:table-cell table:formula="of:=(1-[.P30])*100" office:value-type="float" office:value="82.6928441902636" calcext:value-type="float">
            <text:p>82.6928441902636</text:p>
          </table:table-cell>
          <table:table-cell table:formula="of:=(1-[.Q30])*100" office:value-type="float" office:value="80.21152868999" calcext:value-type="float">
            <text:p>80.21152868999</text:p>
          </table:table-cell>
          <table:table-cell table:formula="of:=(1-[.R30])*100" office:value-type="float" office:value="88.9400428265525" calcext:value-type="float">
            <text:p>88.9400428265525</text:p>
          </table:table-cell>
          <table:table-cell table:formula="of:=(1-[.S30])*100" office:value-type="float" office:value="82.0973833288373" calcext:value-type="float">
            <text:p>82.0973833288373</text:p>
          </table:table-cell>
          <table:table-cell table:formula="of:=(1-[.T30])*100" office:value-type="float" office:value="81.4556253038277" calcext:value-type="float">
            <text:p>81.4556253038277</text:p>
          </table:table-cell>
          <table:table-cell table:formula="of:=(1-[.U30])*100" office:value-type="float" office:value="83.3668600688268" calcext:value-type="float">
            <text:p>83.3668600688268</text:p>
          </table:table-cell>
          <table:table-cell/>
          <table:table-cell table:formula="of:=(1-[.W30])*100" office:value-type="float" office:value="84.3249870083066" calcext:value-type="float">
            <text:p>84.3249870083066</text:p>
          </table:table-cell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(4,2)</text:p>
          </table:table-cell>
          <table:table-cell office:value-type="float" office:value="70.913250450617" calcext:value-type="float">
            <text:p>70.913250450617</text:p>
          </table:table-cell>
          <table:table-cell office:value-type="float" office:value="71.8954930508445" calcext:value-type="float">
            <text:p>71.8954930508445</text:p>
          </table:table-cell>
          <table:table-cell office:value-type="float" office:value="69.880112430448" calcext:value-type="float">
            <text:p>69.880112430448</text:p>
          </table:table-cell>
          <table:table-cell office:value-type="float" office:value="70.4710543693595" calcext:value-type="float">
            <text:p>70.4710543693595</text:p>
          </table:table-cell>
          <table:table-cell office:value-type="float" office:value="70.5012219697295" calcext:value-type="float">
            <text:p>70.5012219697295</text:p>
          </table:table-cell>
          <table:table-cell office:value-type="float" office:value="72.0829647105082" calcext:value-type="float">
            <text:p>72.0829647105082</text:p>
          </table:table-cell>
          <table:table-cell office:value-type="float" office:value="72.0027510316369" calcext:value-type="float">
            <text:p>72.0027510316369</text:p>
          </table:table-cell>
          <table:table-cell office:value-type="float" office:value="71.6820760117261" calcext:value-type="float">
            <text:p>71.6820760117261</text:p>
          </table:table-cell>
          <table:table-cell office:value-type="float" office:value="71.222260391618" calcext:value-type="float">
            <text:p>71.222260391618</text:p>
          </table:table-cell>
          <table:table-cell office:value-type="float" office:value="68.2988314846669" calcext:value-type="float">
            <text:p>68.2988314846669</text:p>
          </table:table-cell>
          <table:table-cell office:value-type="float" office:value="66.6259685372153" calcext:value-type="float">
            <text:p>66.6259685372153</text:p>
          </table:table-cell>
          <table:table-cell office:value-type="float" office:value="71.0677811297778" calcext:value-type="float">
            <text:p>71.0677811297778</text:p>
          </table:table-cell>
          <table:table-cell office:value-type="float" office:value="68.7948537962682" calcext:value-type="float">
            <text:p>68.7948537962682</text:p>
          </table:table-cell>
          <table:table-cell office:value-type="float" office:value="69.0228762728414" calcext:value-type="float">
            <text:p>69.0228762728414</text:p>
          </table:table-cell>
          <table:table-cell office:value-type="float" office:value="66.8027927809248" calcext:value-type="float">
            <text:p>66.8027927809248</text:p>
          </table:table-cell>
          <table:table-cell office:value-type="float" office:value="71.7344753747323" calcext:value-type="float">
            <text:p>71.7344753747323</text:p>
          </table:table-cell>
          <table:table-cell office:value-type="float" office:value="71.7237658483949" calcext:value-type="float">
            <text:p>71.7237658483949</text:p>
          </table:table-cell>
          <table:table-cell office:value-type="float" office:value="67.0661340434976" calcext:value-type="float">
            <text:p>67.0661340434976</text:p>
          </table:table-cell>
          <table:table-cell office:value-type="float" office:value="69.3072434373493" calcext:value-type="float">
            <text:p>69.3072434373493</text:p>
          </table:table-cell>
          <table:table-cell/>
          <table:table-cell office:value-type="float" office:value="70.1097152562617" calcext:value-type="float">
            <text:p>70.1097152562617</text:p>
          </table:table-cell>
        </table:table-row>
      </table:table>
      <table:table table:name="ipc_old" table:style-name="ta1">
        <table:shapes>
          <draw:frame draw:z-index="0" draw:style-name="gr1" draw:text-style-name="P1" svg:width="337.12mm" svg:height="89.93mm" svg:x="46.32mm" svg:y="82.78mm">
            <draw:object draw:notify-on-update-of-ranges="ipc_old.C8:ipc_old.C8 ipc_old.D8:ipc_old.W8 ipc_old.C9:ipc_old.C9 ipc_old.D9:ipc_old.W9 ipc_old.C10:ipc_old.C10 ipc_old.D10:ipc_old.W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</text:p>
          </table:table-cell>
          <table:table-cell office:value-type="float" office:value="4.7032671327035" calcext:value-type="float">
            <text:p>4.7032671327035</text:p>
          </table:table-cell>
          <table:table-cell office:value-type="float" office:value="-0.246334871929776" calcext:value-type="float">
            <text:p>-0.246334871929776</text:p>
          </table:table-cell>
          <table:table-cell office:value-type="float" office:value="0.870172289126581" calcext:value-type="float">
            <text:p>0.870172289126581</text:p>
          </table:table-cell>
          <table:table-cell office:value-type="float" office:value="0.704549944031074" calcext:value-type="float">
            <text:p>0.704549944031074</text:p>
          </table:table-cell>
          <table:table-cell office:value-type="float" office:value="0.594542945110954" calcext:value-type="float">
            <text:p>0.594542945110954</text:p>
          </table:table-cell>
          <table:table-cell office:value-type="float" office:value="1.81440762666257" calcext:value-type="float">
            <text:p>1.81440762666257</text:p>
          </table:table-cell>
          <table:table-cell office:value-type="float" office:value="5.98681026137464" calcext:value-type="float">
            <text:p>5.98681026137464</text:p>
          </table:table-cell>
          <table:table-cell office:value-type="float" office:value="0.78621612579457" calcext:value-type="float">
            <text:p>0.78621612579457</text:p>
          </table:table-cell>
          <table:table-cell office:value-type="float" office:value="-0.320778145695355" calcext:value-type="float">
            <text:p>-0.320778145695355</text:p>
          </table:table-cell>
          <table:table-cell office:value-type="float" office:value="-0.114150141008995" calcext:value-type="float">
            <text:p>-0.114150141008995</text:p>
          </table:table-cell>
          <table:table-cell office:value-type="float" office:value="2.62877072434347" calcext:value-type="float">
            <text:p>2.62877072434347</text:p>
          </table:table-cell>
          <table:table-cell office:value-type="float" office:value="0.672309373437308" calcext:value-type="float">
            <text:p>0.672309373437308</text:p>
          </table:table-cell>
          <table:table-cell office:value-type="float" office:value="1.80168986083499" calcext:value-type="float">
            <text:p>1.80168986083499</text:p>
          </table:table-cell>
          <table:table-cell office:value-type="float" office:value="0.280695054420477" calcext:value-type="float">
            <text:p>0.280695054420477</text:p>
          </table:table-cell>
          <table:table-cell office:value-type="float" office:value="2.82995926804062" calcext:value-type="float">
            <text:p>2.82995926804062</text:p>
          </table:table-cell>
          <table:table-cell office:value-type="float" office:value="-0.134792261338412" calcext:value-type="float">
            <text:p>-0.134792261338412</text:p>
          </table:table-cell>
          <table:table-cell office:value-type="float" office:value="-0.0932687276780753" calcext:value-type="float">
            <text:p>-0.093268727678075</text:p>
          </table:table-cell>
          <table:table-cell office:value-type="float" office:value="2.01654601861427" calcext:value-type="float">
            <text:p>2.01654601861427</text:p>
          </table:table-cell>
          <table:table-cell/>
          <table:table-cell office:value-type="float" office:value="1.39167319162841" calcext:value-type="float">
            <text:p>1.39167319162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-4.01584231371464" calcext:value-type="float">
            <text:p>-4.01584231371464</text:p>
          </table:table-cell>
          <table:table-cell office:value-type="float" office:value="-0.722913340763287" calcext:value-type="float">
            <text:p>-0.722913340763287</text:p>
          </table:table-cell>
          <table:table-cell office:value-type="float" office:value="-8.22912069050073" calcext:value-type="float">
            <text:p>-8.22912069050073</text:p>
          </table:table-cell>
          <table:table-cell office:value-type="float" office:value="-6.4749939598937" calcext:value-type="float">
            <text:p>-6.4749939598937</text:p>
          </table:table-cell>
          <table:table-cell office:value-type="float" office:value="0.0255983617048483" calcext:value-type="float">
            <text:p>0.025598361704848</text:p>
          </table:table-cell>
          <table:table-cell office:value-type="float" office:value="-3.97712993214374" calcext:value-type="float">
            <text:p>-3.97712993214374</text:p>
          </table:table-cell>
          <table:table-cell office:value-type="float" office:value="4.40253814344788" calcext:value-type="float">
            <text:p>4.40253814344788</text:p>
          </table:table-cell>
          <table:table-cell office:value-type="float" office:value="0.628503482249032" calcext:value-type="float">
            <text:p>0.628503482249032</text:p>
          </table:table-cell>
          <table:table-cell office:value-type="float" office:value="-0.0992581757392141" calcext:value-type="float">
            <text:p>-0.099258175739214</text:p>
          </table:table-cell>
          <table:table-cell office:value-type="float" office:value="0.283811566997405" calcext:value-type="float">
            <text:p>0.283811566997405</text:p>
          </table:table-cell>
          <table:table-cell office:value-type="float" office:value="1.83315038419319" calcext:value-type="float">
            <text:p>1.83315038419319</text:p>
          </table:table-cell>
          <table:table-cell office:value-type="float" office:value="-4.85993092483965" calcext:value-type="float">
            <text:p>-4.85993092483965</text:p>
          </table:table-cell>
          <table:table-cell office:value-type="float" office:value="0.535764973034347" calcext:value-type="float">
            <text:p>0.535764973034347</text:p>
          </table:table-cell>
          <table:table-cell office:value-type="float" office:value="0.106966171948109" calcext:value-type="float">
            <text:p>0.106966171948109</text:p>
          </table:table-cell>
          <table:table-cell office:value-type="float" office:value="2.69605553998941" calcext:value-type="float">
            <text:p>2.69605553998941</text:p>
          </table:table-cell>
          <table:table-cell office:value-type="float" office:value="-2.96263212743786" calcext:value-type="float">
            <text:p>-2.96263212743786</text:p>
          </table:table-cell>
          <table:table-cell office:value-type="float" office:value="-0.0446250322944319" calcext:value-type="float">
            <text:p>-0.044625032294432</text:p>
          </table:table-cell>
          <table:table-cell office:value-type="float" office:value="1.33254513657972" calcext:value-type="float">
            <text:p>1.33254513657972</text:p>
          </table:table-cell>
          <table:table-cell/>
          <table:table-cell office:value-type="float" office:value="-1.0351550735042" calcext:value-type="float">
            <text:p>-1.0351550735042</text:p>
          </table:table-cell>
        </table:table-row>
      </table:table>
      <table:named-expressions/>
      <table:database-ranges>
        <table:database-range table:name="__Anonymous_Sheet_DB__0" table:target-range-address="IPC.B62:IPC.D6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9:40:05.988449418</meta:creation-date>
    <dc:date>2020-11-17T07:29:35.268088278</dc:date>
    <meta:editing-duration>PT49M35S</meta:editing-duration>
    <meta:editing-cycles>1</meta:editing-cycles>
    <meta:document-statistic meta:table-count="3" meta:cell-count="1340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>
      <style:chart-properties style:rotation-angle="90"/>
      <style:text-properties fo:font-size="13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PC.C47:IPC.D54" svg:x="1.55cm" svg:y="0.18cm" svg:width="14.13cm" svg:height="7.44cm">
          <chartooo:coordinate-region svg:x="2.277cm" svg:y="0.432cm" svg:width="13.044cm" svg:height="6.435cm"/>
          <chart:axis chart:dimension="x" chart:name="primary-x" chart:style-name="ch3">
            <chart:title svg:x="5.555cm" svg:y="7.801cm" chart:style-name="ch4">
              <text:p>maximum IPC degradation(%)</text:p>
            </chart:title>
            <chart:grid chart:class="major"/>
          </chart:axis>
          <chart:axis chart:dimension="y" chart:name="primary-y" chart:style-name="ch3">
            <chart:title svg:x="0.412cm" svg:y="7.065cm" chart:style-name="ch5">
              <text:p>reduction of comparisons(%)</text:p>
            </chart:title>
            <chart:grid chart:class="major"/>
          </chart:axis>
          <chart:series chart:style-name="ch6" chart:values-cell-range-address="IPC.D47:IPC.D54" chart:class="chart:scatter">
            <chart:domain table:cell-range-address="IPC.C47:IPC.C5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863504356244">
                <text:p>1.51863504356244</text:p>
                <draw:g>
                  <svg:desc>IPC.C47:IPC.C54</svg:desc>
                </draw:g>
              </table:table-cell>
              <table:table-cell office:value-type="float" office:value="52.0831766660266">
                <text:p>52.0831766660266</text:p>
                <draw:g>
                  <svg:desc>IPC.D47:IPC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165053242982">
                <text:p>2.24165053242982</text:p>
              </table:table-cell>
              <table:table-cell office:value-type="float" office:value="70.1097152562617">
                <text:p>70.109715256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7001452081317">
                <text:p>5.17001452081317</text:p>
              </table:table-cell>
              <table:table-cell office:value-type="float" office:value="78.533390224225">
                <text:p>78.533390224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6921587608906">
                <text:p>2.06921587608906</text:p>
              </table:table-cell>
              <table:table-cell office:value-type="float" office:value="59.3298858578791">
                <text:p>59.3298858578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5759922555663">
                <text:p>3.55759922555663</text:p>
              </table:table-cell>
              <table:table-cell office:value-type="float" office:value="78.8922513811702">
                <text:p>78.8922513811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2461277831559">
                <text:p>6.92461277831559</text:p>
              </table:table-cell>
              <table:table-cell office:value-type="float" office:value="87.7010524374518">
                <text:p>87.7010524374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2483059051307">
                <text:p>3.22483059051307</text:p>
              </table:table-cell>
              <table:table-cell office:value-type="float" office:value="64.4918575931916">
                <text:p>64.4918575931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8681026137464">
                <text:p>5.98681026137464</text:p>
              </table:table-cell>
              <table:table-cell office:value-type="float" office:value="84.3249870083066">
                <text:p>84.3249870083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0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13cm" svg:height="8.994cm" xlink:href=".." xlink:type="simple" chart:class="chart:bar" chart:style-name="ch1">
        <chart:legend svg:x="28.552cm" svg:y="0cm" style:legend-expansion="custom" chartooo:width="5.16cm" chartooo:height="0.637cm" style:legend-expansion-aspect-ratio="8.10047095761382" chart:style-name="ch2"/>
        <chart:plot-area chart:style-name="ch3" table:cell-range-address="ipc_old.C8:ipc_old.W10" chart:data-source-has-labels="both" svg:x="0.621cm" svg:y="1.135cm" svg:width="32.415cm" svg:height="7.426cm">
          <chartooo:coordinate-region svg:x="1.507cm" svg:y="1.387cm" svg:width="31.529cm" svg:height="4.516cm"/>
          <chart:axis chart:dimension="x" chart:name="primary-x" chart:style-name="ch4" chartooo:axis-type="auto">
            <chartooo:date-scale/>
            <chart:categories table:cell-range-address="ipc_old.D8:ipc_old.W8"/>
            <chart:grid chart:class="major"/>
          </chart:axis>
          <chart:axis chart:dimension="y" chart:name="primary-y" chart:style-name="ch5">
            <chart:title svg:x="-0.023cm" svg:y="5.357cm" chart:style-name="ch6">
              <text:p>IPC degradation(%)</text:p>
            </chart:title>
            <chart:grid chart:class="major"/>
          </chart:axis>
          <chart:series chart:style-name="ch7" chart:values-cell-range-address="ipc_old.D9:ipc_old.W9" chart:label-cell-address="ipc_old.C9:ipc_old.C9" chart:class="chart:bar">
            <chart:data-point chart:repeated="20"/>
          </chart:series>
          <chart:series chart:style-name="ch8" chart:values-cell-range-address="ipc_old.D10:ipc_old.W10" chart:label-cell-address="ipc_old.C10:ipc_old.C10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_old.D8:ipc_old.W8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new</text:p>
                <draw:g>
                  <svg:desc>ipc_old.C9:ipc_old.C9</svg:desc>
                </draw:g>
              </table:table-cell>
              <table:table-cell office:value-type="float" office:value="4.7032671327035">
                <text:p>4.7032671327035</text:p>
                <draw:g>
                  <svg:desc>ipc_old.D9:ipc_old.W9</svg:desc>
                </draw:g>
              </table:table-cell>
              <table:table-cell office:value-type="float" office:value="-0.246334871929776">
                <text:p>-0.246334871929776</text:p>
              </table:table-cell>
              <table:table-cell office:value-type="float" office:value="0.870172289126581">
                <text:p>0.870172289126581</text:p>
              </table:table-cell>
              <table:table-cell office:value-type="float" office:value="0.704549944031074">
                <text:p>0.704549944031074</text:p>
              </table:table-cell>
              <table:table-cell office:value-type="float" office:value="0.594542945110954">
                <text:p>0.594542945110954</text:p>
              </table:table-cell>
              <table:table-cell office:value-type="float" office:value="1.81440762666257">
                <text:p>1.81440762666257</text:p>
              </table:table-cell>
              <table:table-cell office:value-type="float" office:value="5.98681026137464">
                <text:p>5.98681026137464</text:p>
              </table:table-cell>
              <table:table-cell office:value-type="float" office:value="0.78621612579457">
                <text:p>0.78621612579457</text:p>
              </table:table-cell>
              <table:table-cell office:value-type="float" office:value="-0.320778145695355">
                <text:p>-0.320778145695355</text:p>
              </table:table-cell>
              <table:table-cell office:value-type="float" office:value="-0.114150141008995">
                <text:p>-0.114150141008995</text:p>
              </table:table-cell>
              <table:table-cell office:value-type="float" office:value="2.62877072434347">
                <text:p>2.62877072434347</text:p>
              </table:table-cell>
              <table:table-cell office:value-type="float" office:value="0.672309373437308">
                <text:p>0.672309373437308</text:p>
              </table:table-cell>
              <table:table-cell office:value-type="float" office:value="1.80168986083499">
                <text:p>1.80168986083499</text:p>
              </table:table-cell>
              <table:table-cell office:value-type="float" office:value="0.280695054420477">
                <text:p>0.280695054420477</text:p>
              </table:table-cell>
              <table:table-cell office:value-type="float" office:value="2.82995926804062">
                <text:p>2.82995926804062</text:p>
              </table:table-cell>
              <table:table-cell office:value-type="float" office:value="-0.134792261338412">
                <text:p>-0.134792261338412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01654601861427">
                <text:p>2.01654601861427</text:p>
              </table:table-cell>
              <table:table-cell office:value-type="float" office:value="NaN">
                <text:p>NaN</text:p>
              </table:table-cell>
              <table:table-cell office:value-type="float" office:value="1.39167319162841">
                <text:p>1.39167319162841</text:p>
              </table:table-cell>
            </table:table-row>
            <table:table-row>
              <table:table-cell office:value-type="string">
                <text:p>old</text:p>
                <draw:g>
                  <svg:desc>ipc_old.C10:ipc_old.C10</svg:desc>
                </draw:g>
              </table:table-cell>
              <table:table-cell office:value-type="float" office:value="-4.01584231371464">
                <text:p>-4.01584231371464</text:p>
                <draw:g>
                  <svg:desc>ipc_old.D10:ipc_old.W10</svg:desc>
                </draw:g>
              </table:table-cell>
              <table:table-cell office:value-type="float" office:value="-0.722913340763287">
                <text:p>-0.722913340763287</text:p>
              </table:table-cell>
              <table:table-cell office:value-type="float" office:value="-8.22912069050073">
                <text:p>-8.22912069050073</text:p>
              </table:table-cell>
              <table:table-cell office:value-type="float" office:value="-6.4749939598937">
                <text:p>-6.4749939598937</text:p>
              </table:table-cell>
              <table:table-cell office:value-type="float" office:value="0.0255983617048483">
                <text:p>0.0255983617048483</text:p>
              </table:table-cell>
              <table:table-cell office:value-type="float" office:value="-3.97712993214374">
                <text:p>-3.97712993214374</text:p>
              </table:table-cell>
              <table:table-cell office:value-type="float" office:value="4.40253814344788">
                <text:p>4.40253814344788</text:p>
              </table:table-cell>
              <table:table-cell office:value-type="float" office:value="0.628503482249032">
                <text:p>0.628503482249032</text:p>
              </table:table-cell>
              <table:table-cell office:value-type="float" office:value="-0.0992581757392141">
                <text:p>-0.0992581757392141</text:p>
              </table:table-cell>
              <table:table-cell office:value-type="float" office:value="0.283811566997405">
                <text:p>0.283811566997405</text:p>
              </table:table-cell>
              <table:table-cell office:value-type="float" office:value="1.83315038419319">
                <text:p>1.83315038419319</text:p>
              </table:table-cell>
              <table:table-cell office:value-type="float" office:value="-4.85993092483965">
                <text:p>-4.85993092483965</text:p>
              </table:table-cell>
              <table:table-cell office:value-type="float" office:value="0.535764973034347">
                <text:p>0.535764973034347</text:p>
              </table:table-cell>
              <table:table-cell office:value-type="float" office:value="0.106966171948109">
                <text:p>0.106966171948109</text:p>
              </table:table-cell>
              <table:table-cell office:value-type="float" office:value="2.69605553998941">
                <text:p>2.69605553998941</text:p>
              </table:table-cell>
              <table:table-cell office:value-type="float" office:value="-2.96263212743786">
                <text:p>-2.96263212743786</text:p>
              </table:table-cell>
              <table:table-cell office:value-type="float" office:value="-0.0446250322944319">
                <text:p>-0.0446250322944319</text:p>
              </table:table-cell>
              <table:table-cell office:value-type="float" office:value="1.33254513657972">
                <text:p>1.33254513657972</text:p>
              </table:table-cell>
              <table:table-cell office:value-type="float" office:value="NaN">
                <text:p>NaN</text:p>
              </table:table-cell>
              <table:table-cell office:value-type="float" office:value="-1.0351550735042">
                <text:p>-1.03515507350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5" chart:origin="0" chart:interval-major="1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5" style:family="chart">
      <style:chart-properties style:rotation-angle="90"/>
      <style:text-properties fo:font-size="13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51cm" svg:height="8.994cm" xlink:href=".." xlink:type="simple" chart:class="chart:bar" chart:style-name="ch1">
        <chart:plot-area chart:style-name="ch2" table:cell-range-address="IPC.C76:IPC.V77" chart:data-source-has-labels="row" svg:x="1.295cm" svg:y="-0.075cm" svg:width="31.779cm" svg:height="8.636cm">
          <chartooo:coordinate-region svg:x="1.943cm" svg:y="0.178cm" svg:width="31.131cm" svg:height="5.725cm"/>
          <chart:axis chart:dimension="x" chart:name="primary-x" chart:style-name="ch3" chartooo:axis-type="auto">
            <chartooo:date-scale/>
            <chart:categories table:cell-range-address="IPC.C76:IPC.V76"/>
          </chart:axis>
          <chart:axis chart:dimension="y" chart:name="primary-y" chart:style-name="ch4">
            <chart:title svg:x="0.157cm" svg:y="5.145cm" chart:style-name="ch5">
              <text:p>IPC degradation(%)</text:p>
            </chart:title>
            <chart:grid chart:class="major"/>
          </chart:axis>
          <chart:series chart:style-name="ch6" chart:values-cell-range-address="IPC.C77:IPC.V77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C76:IPC.V76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行 77</text:p>
                <draw:g>
                  <svg:desc/>
                </draw:g>
              </table:table-cell>
              <table:table-cell office:value-type="float" office:value="1.98309397759512">
                <text:p>1.98309397759512</text:p>
                <draw:g>
                  <svg:desc>IPC.C77:IPC.V77</svg:desc>
                </draw:g>
              </table:table-cell>
              <table:table-cell office:value-type="float" office:value="-0.21524406285125">
                <text:p>-0.21524406285125</text:p>
              </table:table-cell>
              <table:table-cell office:value-type="float" office:value="0.199466427306949">
                <text:p>0.199466427306949</text:p>
              </table:table-cell>
              <table:table-cell office:value-type="float" office:value="0.046092052413238">
                <text:p>0.046092052413238</text:p>
              </table:table-cell>
              <table:table-cell office:value-type="float" office:value="0.0106168383055549">
                <text:p>0.0106168383055549</text:p>
              </table:table-cell>
              <table:table-cell office:value-type="float" office:value="0.749596371184746">
                <text:p>0.749596371184746</text:p>
              </table:table-cell>
              <table:table-cell office:value-type="float" office:value="3.55759922555663">
                <text:p>3.55759922555663</text:p>
              </table:table-cell>
              <table:table-cell office:value-type="float" office:value="0.150552024088324">
                <text:p>0.150552024088324</text:p>
              </table:table-cell>
              <table:table-cell office:value-type="float" office:value="-0.983029801324498">
                <text:p>-0.983029801324498</text:p>
              </table:table-cell>
              <table:table-cell office:value-type="float" office:value="-0.0447647611800051">
                <text:p>-0.0447647611800051</text:p>
              </table:table-cell>
              <table:table-cell office:value-type="float" office:value="0.94479581478879">
                <text:p>0.94479581478879</text:p>
              </table:table-cell>
              <table:table-cell office:value-type="float" office:value="-0.0463022984460881">
                <text:p>-0.0463022984460881</text:p>
              </table:table-cell>
              <table:table-cell office:value-type="float" office:value="1.04063121272364">
                <text:p>1.04063121272364</text:p>
              </table:table-cell>
              <table:table-cell office:value-type="float" office:value="-0.548023677678056">
                <text:p>-0.548023677678056</text:p>
              </table:table-cell>
              <table:table-cell office:value-type="float" office:value="-0.182381907714757">
                <text:p>-0.182381907714757</text:p>
              </table:table-cell>
              <table:table-cell office:value-type="float" office:value="-0.0660746379109956">
                <text:p>-0.0660746379109956</text:p>
              </table:table-cell>
              <table:table-cell office:value-type="float" office:value="-0.100093268727663">
                <text:p>-0.100093268727663</text:p>
              </table:table-cell>
              <table:table-cell office:value-type="float" office:value="-0.285615797508254">
                <text:p>-0.285615797508254</text:p>
              </table:table-cell>
              <table:table-cell office:value-type="float" office:value="NaN">
                <text:p>NaN</text:p>
              </table:table-cell>
              <table:table-cell office:value-type="float" office:value="0.350271258751778">
                <text:p>0.350271258751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5" style:family="chart">
      <style:chart-properties style:rotation-angle="90"/>
      <style:text-properties fo:font-size="13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9cm" svg:height="8.995cm" xlink:href=".." xlink:type="simple" chart:class="chart:bar" chart:style-name="ch1">
        <chart:plot-area chart:style-name="ch2" table:cell-range-address="comp.B49:comp.W50" chart:data-source-has-labels="both" svg:x="1.144cm" svg:y="-0.073cm" svg:width="31.968cm" svg:height="8.634cm">
          <chartooo:coordinate-region svg:x="2.109cm" svg:y="0.179cm" svg:width="31.003cm" svg:height="5.724cm"/>
          <chart:axis chart:dimension="x" chart:name="primary-x" chart:style-name="ch3" chartooo:axis-type="auto">
            <chartooo:date-scale/>
            <chart:categories table:cell-range-address="comp.C49:comp.W49"/>
          </chart:axis>
          <chart:axis chart:dimension="y" chart:name="primary-y" chart:style-name="ch4">
            <chart:title svg:x="0.396cm" svg:y="6.36cm" chart:style-name="ch5">
              <text:p>reduction of comparisons(%)</text:p>
            </chart:title>
            <chart:grid chart:class="major"/>
          </chart:axis>
          <chart:series chart:style-name="ch6" chart:values-cell-range-address="comp.C50:comp.W50" chart:label-cell-address="comp.B50:comp.B50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C49:comp.W4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>average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(4,2)</text:p>
                <draw:g>
                  <svg:desc>comp.B50:comp.B50</svg:desc>
                </draw:g>
              </table:table-cell>
              <table:table-cell office:value-type="float" office:value="70.913250450617">
                <text:p>70.913250450617</text:p>
                <draw:g>
                  <svg:desc>comp.C50:comp.W50</svg:desc>
                </draw:g>
              </table:table-cell>
              <table:table-cell office:value-type="float" office:value="71.8954930508445">
                <text:p>71.8954930508445</text:p>
              </table:table-cell>
              <table:table-cell office:value-type="float" office:value="69.880112430448">
                <text:p>69.880112430448</text:p>
              </table:table-cell>
              <table:table-cell office:value-type="float" office:value="70.4710543693595">
                <text:p>70.4710543693595</text:p>
              </table:table-cell>
              <table:table-cell office:value-type="float" office:value="70.5012219697295">
                <text:p>70.5012219697295</text:p>
              </table:table-cell>
              <table:table-cell office:value-type="float" office:value="72.0829647105082">
                <text:p>72.0829647105082</text:p>
              </table:table-cell>
              <table:table-cell office:value-type="float" office:value="72.0027510316369">
                <text:p>72.0027510316369</text:p>
              </table:table-cell>
              <table:table-cell office:value-type="float" office:value="71.6820760117261">
                <text:p>71.6820760117261</text:p>
              </table:table-cell>
              <table:table-cell office:value-type="float" office:value="71.222260391618">
                <text:p>71.222260391618</text:p>
              </table:table-cell>
              <table:table-cell office:value-type="float" office:value="68.2988314846669">
                <text:p>68.2988314846669</text:p>
              </table:table-cell>
              <table:table-cell office:value-type="float" office:value="66.6259685372153">
                <text:p>66.6259685372153</text:p>
              </table:table-cell>
              <table:table-cell office:value-type="float" office:value="71.0677811297778">
                <text:p>71.0677811297778</text:p>
              </table:table-cell>
              <table:table-cell office:value-type="float" office:value="68.7948537962682">
                <text:p>68.7948537962682</text:p>
              </table:table-cell>
              <table:table-cell office:value-type="float" office:value="69.0228762728414">
                <text:p>69.0228762728414</text:p>
              </table:table-cell>
              <table:table-cell office:value-type="float" office:value="66.8027927809248">
                <text:p>66.8027927809248</text:p>
              </table:table-cell>
              <table:table-cell office:value-type="float" office:value="71.7344753747323">
                <text:p>71.7344753747323</text:p>
              </table:table-cell>
              <table:table-cell office:value-type="float" office:value="71.7237658483949">
                <text:p>71.7237658483949</text:p>
              </table:table-cell>
              <table:table-cell office:value-type="float" office:value="67.0661340434976">
                <text:p>67.0661340434976</text:p>
              </table:table-cell>
              <table:table-cell office:value-type="float" office:value="69.3072434373493">
                <text:p>69.3072434373493</text:p>
              </table:table-cell>
              <table:table-cell office:value-type="float" office:value="NaN">
                <text:p>NaN</text:p>
              </table:table-cell>
              <table:table-cell office:value-type="float" office:value="70.1097152562617">
                <text:p>70.1097152562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